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74pt"/>
    </style:style>
    <style:style style:name="co3" style:family="table-column">
      <style:table-column-properties fo:break-before="auto" style:column-width="14.71pt"/>
    </style:style>
    <style:style style:name="co4" style:family="table-column">
      <style:table-column-properties fo:break-before="auto" style:column-width="63.16pt"/>
    </style:style>
    <style:style style:name="co5" style:family="table-column">
      <style:table-column-properties fo:break-before="auto" style:column-width="112.96pt"/>
    </style:style>
    <style:style style:name="co6" style:family="table-column">
      <style:table-column-properties fo:break-before="auto" style:column-width="97.51pt"/>
    </style:style>
    <style:style style:name="co7" style:family="table-column">
      <style:table-column-properties fo:break-before="auto" style:column-width="98.19pt"/>
    </style:style>
    <style:style style:name="co8" style:family="table-column">
      <style:table-column-properties fo:break-before="auto" style:column-width="89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0" calcext:value-type="float">
            <text:p>70</text:p>
          </table:table-cell>
          <table:table-cell office:value-type="float" office:value="18530106" calcext:value-type="float">
            <text:p>185301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ephania Jozefa</text:p>
          </table:table-cell>
          <table:table-cell office:value-type="string" calcext:value-type="string">
            <text:p>Laurentius /Kujawa/ servus</text:p>
          </table:table-cell>
          <table:table-cell office:value-type="string" calcext:value-type="string">
            <text:p>Susanna /Zielinska/</text:p>
          </table:table-cell>
          <table:table-cell office:value-type="string" calcext:value-type="string">
            <text:p>Joseph /Duchalski/ scriba</text:p>
          </table:table-cell>
          <table:table-cell office:value-type="string" calcext:value-type="string">
            <text:p>Josepha /Dalesżynska/ hardis.</text:p>
          </table:table-cell>
          <table:table-cell office:value-type="float" office:value="18530101" calcext:value-type="float">
            <text:p>1853010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0" calcext:value-type="float">
            <text:p>70</text:p>
          </table:table-cell>
          <table:table-cell office:value-type="float" office:value="18530106" calcext:value-type="float">
            <text:p>18530106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unegundis</text:p>
          </table:table-cell>
          <table:table-cell office:value-type="string" calcext:value-type="string">
            <text:p>Solivar /Trzabnych/ faber</text:p>
          </table:table-cell>
          <table:table-cell office:value-type="string" calcext:value-type="string">
            <text:p>Marianna /Kusz/</text:p>
          </table:table-cell>
          <table:table-cell office:value-type="string" calcext:value-type="string">
            <text:p>Michael /Oźimirski/ operarius</text:p>
          </table:table-cell>
          <table:table-cell office:value-type="string" calcext:value-type="string">
            <text:p>Marianna /Bykoska/ hospia</text:p>
          </table:table-cell>
          <table:table-cell office:value-type="float" office:value="18530105" calcext:value-type="float">
            <text:p>1853010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0" calcext:value-type="float">
            <text:p>70</text:p>
          </table:table-cell>
          <table:table-cell office:value-type="float" office:value="18530111" calcext:value-type="float">
            <text:p>18530111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Kusż/ pater familia</text:p>
          </table:table-cell>
          <table:table-cell office:value-type="string" calcext:value-type="string">
            <text:p>Anna /Śzmajów/</text:p>
          </table:table-cell>
          <table:table-cell office:value-type="string" calcext:value-type="string">
            <text:p>Joannes /Kusż/ juvenis</text:p>
          </table:table-cell>
          <table:table-cell office:value-type="string" calcext:value-type="string">
            <text:p>Agnes /Sżmaja/</text:p>
          </table:table-cell>
          <table:table-cell office:value-type="float" office:value="18530111" calcext:value-type="float">
            <text:p>1853011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0" calcext:value-type="float">
            <text:p>70</text:p>
          </table:table-cell>
          <table:table-cell office:value-type="float" office:value="18530111" calcext:value-type="float">
            <text:p>18530111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tinus /Pioterek/ pater familia</text:p>
          </table:table-cell>
          <table:table-cell office:value-type="string" calcext:value-type="string">
            <text:p>Catharina /Janowiak/</text:p>
          </table:table-cell>
          <table:table-cell office:value-type="string" calcext:value-type="string">
            <text:p>Rochus /Janowiak/</text:p>
          </table:table-cell>
          <table:table-cell office:value-type="string" calcext:value-type="string">
            <text:p>Marianna /Woźna/</text:p>
          </table:table-cell>
          <table:table-cell office:value-type="float" office:value="18530111" calcext:value-type="float">
            <text:p>1853011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0" calcext:value-type="float">
            <text:p>70</text:p>
          </table:table-cell>
          <table:table-cell office:value-type="float" office:value="18530116" calcext:value-type="float">
            <text:p>185301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Vincentius /Dębny/ operarius</text:p>
          </table:table-cell>
          <table:table-cell office:value-type="string" calcext:value-type="string">
            <text:p>Anna /Kowalska/</text:p>
          </table:table-cell>
          <table:table-cell office:value-type="string" calcext:value-type="string">
            <text:p>Lucas /Andrzejeski/</text:p>
          </table:table-cell>
          <table:table-cell office:value-type="string" calcext:value-type="string">
            <text:p>Anna /Dobrzynska/</text:p>
          </table:table-cell>
          <table:table-cell office:value-type="float" office:value="18530113" calcext:value-type="float">
            <text:p>1853011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0" calcext:value-type="float">
            <text:p>70</text:p>
          </table:table-cell>
          <table:table-cell office:value-type="float" office:value="18530118" calcext:value-type="float">
            <text:p>185301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</text:p>
          </table:table-cell>
          <table:table-cell office:value-type="string" calcext:value-type="string">
            <text:p>Michał /Korbal/ operarius</text:p>
          </table:table-cell>
          <table:table-cell office:value-type="string" calcext:value-type="string">
            <text:p>Katrazyna /Cżujow/</text:p>
          </table:table-cell>
          <table:table-cell office:value-type="string" calcext:value-type="string">
            <text:p>Matthaus /Woźny/</text:p>
          </table:table-cell>
          <table:table-cell office:value-type="string" calcext:value-type="string">
            <text:p>Marianna /Derczinska/</text:p>
          </table:table-cell>
          <table:table-cell office:value-type="float" office:value="18530110" calcext:value-type="float">
            <text:p>1853011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0" calcext:value-type="float">
            <text:p>70</text:p>
          </table:table-cell>
          <table:table-cell office:value-type="float" office:value="18530118" calcext:value-type="float">
            <text:p>1853011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Śebastian /Roman/ operarius</text:p>
          </table:table-cell>
          <table:table-cell office:value-type="string" calcext:value-type="string">
            <text:p>Michalena /Kisżkiewicż/</text:p>
          </table:table-cell>
          <table:table-cell office:value-type="string" calcext:value-type="string">
            <text:p>Matthaus /Romanski/</text:p>
          </table:table-cell>
          <table:table-cell office:value-type="string" calcext:value-type="string">
            <text:p>Marianna /Swida/</text:p>
          </table:table-cell>
          <table:table-cell office:value-type="float" office:value="18530111" calcext:value-type="float">
            <text:p>1853011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0" calcext:value-type="float">
            <text:p>70</text:p>
          </table:table-cell>
          <table:table-cell office:value-type="float" office:value="18530121" calcext:value-type="float">
            <text:p>18530121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isżka</text:p>
          </table:table-cell>
          <table:table-cell office:value-type="string" calcext:value-type="string">
            <text:p>Adalbertus /Kujawa/ operarius</text:p>
          </table:table-cell>
          <table:table-cell office:value-type="string" calcext:value-type="string">
            <text:p>Carolina /Wisotoska/</text:p>
          </table:table-cell>
          <table:table-cell office:value-type="string" calcext:value-type="string">
            <text:p>Kazmierz /Kujawa/</text:p>
          </table:table-cell>
          <table:table-cell office:value-type="string" calcext:value-type="string">
            <text:p>Katarzyna /Kusż/</text:p>
          </table:table-cell>
          <table:table-cell office:value-type="float" office:value="18530121" calcext:value-type="float">
            <text:p>1853012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0" calcext:value-type="float">
            <text:p>70</text:p>
          </table:table-cell>
          <table:table-cell office:value-type="float" office:value="18530121" calcext:value-type="float">
            <text:p>18530121</text:p>
          </table:table-cell>
          <table:table-cell office:value-type="string" calcext:value-type="string">
            <text:p>Kopan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anna Agnes</text:p>
          </table:table-cell>
          <table:table-cell office:value-type="string" calcext:value-type="string">
            <text:p>Josephus /Woźny/ operarius</text:p>
          </table:table-cell>
          <table:table-cell office:value-type="string" calcext:value-type="string">
            <text:p>Agnes /Willand/</text:p>
          </table:table-cell>
          <table:table-cell office:value-type="string" calcext:value-type="string">
            <text:p>Maximilian /Willand/ pleby</text:p>
          </table:table-cell>
          <table:table-cell office:value-type="string" calcext:value-type="string">
            <text:p>Paulina /Willand/ nee /Hanyza/</text:p>
          </table:table-cell>
          <table:table-cell office:value-type="float" office:value="18530121" calcext:value-type="float">
            <text:p>1853012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0" calcext:value-type="float">
            <text:p>70</text:p>
          </table:table-cell>
          <table:table-cell office:value-type="float" office:value="18530201" calcext:value-type="float">
            <text:p>1853020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tina</text:p>
          </table:table-cell>
          <table:table-cell office:value-type="string" calcext:value-type="string">
            <text:p>Franciscus /Klaminski/</text:p>
          </table:table-cell>
          <table:table-cell office:value-type="string" calcext:value-type="string">
            <text:p>Theodosia /Bucżynska/</text:p>
          </table:table-cell>
          <table:table-cell office:value-type="string" calcext:value-type="string">
            <text:p>Franciscus /Jasiński/</text:p>
          </table:table-cell>
          <table:table-cell office:value-type="string" calcext:value-type="string">
            <text:p>Theodosia /Żacharkiewicż/</text:p>
          </table:table-cell>
          <table:table-cell office:value-type="float" office:value="18530128" calcext:value-type="float">
            <text:p>18530128</text:p>
          </table:table-cell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0" calcext:value-type="float">
            <text:p>70</text:p>
          </table:table-cell>
          <table:table-cell office:value-type="float" office:value="18530201" calcext:value-type="float">
            <text:p>1853020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Franciscus /Klaminski/</text:p>
          </table:table-cell>
          <table:table-cell office:value-type="string" calcext:value-type="string">
            <text:p>Theodosia /Bucżynska/</text:p>
          </table:table-cell>
          <table:table-cell office:value-type="string" calcext:value-type="string">
            <text:p>Dominius /Rudkoski/</text:p>
          </table:table-cell>
          <table:table-cell office:value-type="string" calcext:value-type="string">
            <text:p>Antonina /Trojanoska/</text:p>
          </table:table-cell>
          <table:table-cell office:value-type="float" office:value="18530128" calcext:value-type="float">
            <text:p>18530128</text:p>
          </table:table-cell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0" calcext:value-type="float">
            <text:p>70</text:p>
          </table:table-cell>
          <table:table-cell office:value-type="float" office:value="18530202" calcext:value-type="float">
            <text:p>1853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ichał /Fydrych/</text:p>
          </table:table-cell>
          <table:table-cell office:value-type="string" calcext:value-type="string">
            <text:p>Francisżka /Kujawa/</text:p>
          </table:table-cell>
          <table:table-cell office:value-type="string" calcext:value-type="string">
            <text:p>Stanislaus /Dobrzynski/</text:p>
          </table:table-cell>
          <table:table-cell office:value-type="string" calcext:value-type="string">
            <text:p>Anna /Lewandoska/</text:p>
          </table:table-cell>
          <table:table-cell office:value-type="float" office:value="18530130" calcext:value-type="float">
            <text:p>1853013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0" calcext:value-type="float">
            <text:p>70</text:p>
          </table:table-cell>
          <table:table-cell office:value-type="float" office:value="18530213" calcext:value-type="float">
            <text:p>18530213</text:p>
          </table:table-cell>
          <table:table-cell office:value-type="string" calcext:value-type="string">
            <text:p>Leonard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</text:p>
          </table:table-cell>
          <table:table-cell office:value-type="string" calcext:value-type="string">
            <text:p>Stanislaus /Cżarneski/</text:p>
          </table:table-cell>
          <table:table-cell office:value-type="string" calcext:value-type="string">
            <text:p>Agnetis /Kaletow/</text:p>
          </table:table-cell>
          <table:table-cell office:value-type="string" calcext:value-type="string">
            <text:p>Joannes /Dobrzynski/</text:p>
          </table:table-cell>
          <table:table-cell office:value-type="string" calcext:value-type="string">
            <text:p>Maryanna /Kujawa/</text:p>
          </table:table-cell>
          <table:table-cell office:value-type="float" office:value="18530209" calcext:value-type="float">
            <text:p>18530209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0" calcext:value-type="float">
            <text:p>70</text:p>
          </table:table-cell>
          <table:table-cell office:value-type="float" office:value="18530303" calcext:value-type="float">
            <text:p>185303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</text:p>
          </table:table-cell>
          <table:table-cell office:value-type="string" calcext:value-type="string">
            <text:p>Antonius /Hakdanski/</text:p>
          </table:table-cell>
          <table:table-cell office:value-type="string" calcext:value-type="string">
            <text:p>Catharina /Koztoska/</text:p>
          </table:table-cell>
          <table:table-cell office:value-type="string" calcext:value-type="string">
            <text:p>Josephus /Woźny/</text:p>
          </table:table-cell>
          <table:table-cell office:value-type="string" calcext:value-type="string">
            <text:p>Pelagia /Kiellerd/</text:p>
          </table:table-cell>
          <table:table-cell office:value-type="float" office:value="18530225" calcext:value-type="float">
            <text:p>1853022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0" calcext:value-type="float">
            <text:p>70</text:p>
          </table:table-cell>
          <table:table-cell office:value-type="float" office:value="18530306" calcext:value-type="float">
            <text:p>185303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zef</text:p>
          </table:table-cell>
          <table:table-cell office:value-type="string" calcext:value-type="string">
            <text:p>Franciscus /Wichlacż/</text:p>
          </table:table-cell>
          <table:table-cell office:value-type="string" calcext:value-type="string">
            <text:p>Josepha /Dybarska/</text:p>
          </table:table-cell>
          <table:table-cell office:value-type="string" calcext:value-type="string">
            <text:p>Andreas /Żamiar/</text:p>
          </table:table-cell>
          <table:table-cell office:value-type="string" calcext:value-type="string">
            <text:p>Catharina /Wichłacż/</text:p>
          </table:table-cell>
          <table:table-cell office:value-type="float" office:value="18530303" calcext:value-type="float">
            <text:p>1853030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0" calcext:value-type="float">
            <text:p>70</text:p>
          </table:table-cell>
          <table:table-cell office:value-type="float" office:value="18530306" calcext:value-type="float">
            <text:p>185303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Josephus /Woźny/</text:p>
          </table:table-cell>
          <table:table-cell office:value-type="string" calcext:value-type="string">
            <text:p>Anna /Szczechoska/</text:p>
          </table:table-cell>
          <table:table-cell office:value-type="string" calcext:value-type="string">
            <text:p>Valentinus /Szcżechoski/</text:p>
          </table:table-cell>
          <table:table-cell office:value-type="string" calcext:value-type="string">
            <text:p>Josepha /Nowacżka/</text:p>
          </table:table-cell>
          <table:table-cell office:value-type="float" office:value="18530304" calcext:value-type="float">
            <text:p>1853030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0" calcext:value-type="float">
            <text:p>70</text:p>
          </table:table-cell>
          <table:table-cell office:value-type="float" office:value="18530306" calcext:value-type="float">
            <text:p>185303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Josephus /Morzynski/</text:p>
          </table:table-cell>
          <table:table-cell office:value-type="string" calcext:value-type="string">
            <text:p>Maryanna /Janoska/</text:p>
          </table:table-cell>
          <table:table-cell office:value-type="string" calcext:value-type="string">
            <text:p>Franciscus /Janicki/</text:p>
          </table:table-cell>
          <table:table-cell office:value-type="string" calcext:value-type="string">
            <text:p>Catharina /Wojciechoska/</text:p>
          </table:table-cell>
          <table:table-cell office:value-type="float" office:value="18530302" calcext:value-type="float">
            <text:p>1853030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1" calcext:value-type="float">
            <text:p>71</text:p>
          </table:table-cell>
          <table:table-cell office:value-type="float" office:value="18530406" calcext:value-type="float">
            <text:p>185304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ina</text:p>
          </table:table-cell>
          <table:table-cell office:value-type="string" calcext:value-type="string">
            <text:p>Stephanus /Tereszinski/ operarius</text:p>
          </table:table-cell>
          <table:table-cell office:value-type="string" calcext:value-type="string">
            <text:p>Maryanna /Korbal/</text:p>
          </table:table-cell>
          <table:table-cell office:value-type="string" calcext:value-type="string">
            <text:p>Joannes /Dąbroski/</text:p>
          </table:table-cell>
          <table:table-cell office:value-type="string" calcext:value-type="string">
            <text:p>Catharina /Lubacka/</text:p>
          </table:table-cell>
          <table:table-cell office:value-type="float" office:value="18530404" calcext:value-type="float">
            <text:p>1853040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1" calcext:value-type="float">
            <text:p>71</text:p>
          </table:table-cell>
          <table:table-cell office:value-type="float" office:value="18530417" calcext:value-type="float">
            <text:p>1853041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ina</text:p>
          </table:table-cell>
          <table:table-cell office:value-type="string" calcext:value-type="string">
            <text:p>Thomas /Gapski/ operarius</text:p>
          </table:table-cell>
          <table:table-cell office:value-type="string" calcext:value-type="string">
            <text:p>Francisca /Kaczmarska/</text:p>
          </table:table-cell>
          <table:table-cell office:value-type="string" calcext:value-type="string">
            <text:p>Jacobus /Kazmierski/</text:p>
          </table:table-cell>
          <table:table-cell office:value-type="string" calcext:value-type="string">
            <text:p>Francisca /Kacżmarek/</text:p>
          </table:table-cell>
          <table:table-cell office:value-type="float" office:value="18530414" calcext:value-type="float">
            <text:p>1853041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1" calcext:value-type="float">
            <text:p>71</text:p>
          </table:table-cell>
          <table:table-cell office:value-type="float" office:value="18530522" calcext:value-type="float">
            <text:p>18530522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łgorżata</text:p>
          </table:table-cell>
          <table:table-cell office:value-type="string" calcext:value-type="string">
            <text:p>Josephus /Kazmiercżak/</text:p>
          </table:table-cell>
          <table:table-cell office:value-type="string" calcext:value-type="string">
            <text:p>Maranna /Jaracżyków/</text:p>
          </table:table-cell>
          <table:table-cell office:value-type="string" calcext:value-type="string">
            <text:p>Petrus /Jaracż/</text:p>
          </table:table-cell>
          <table:table-cell office:value-type="string" calcext:value-type="string">
            <text:p>Margaretha /Raźacka/</text:p>
          </table:table-cell>
          <table:table-cell office:value-type="float" office:value="18530519" calcext:value-type="float">
            <text:p>18530519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1" calcext:value-type="float">
            <text:p>71</text:p>
          </table:table-cell>
          <table:table-cell office:value-type="float" office:value="18530519" calcext:value-type="float">
            <text:p>1853051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łgorżat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Katharina /Nowacżonka/</text:p>
          </table:table-cell>
          <table:table-cell office:value-type="string" calcext:value-type="string">
            <text:p>Adalbertus /Pilarski/</text:p>
          </table:table-cell>
          <table:table-cell office:value-type="string" calcext:value-type="string">
            <text:p>Martianna /Klapska/</text:p>
          </table:table-cell>
          <table:table-cell office:value-type="float" office:value="18530504" calcext:value-type="float">
            <text:p>1853050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1" calcext:value-type="float">
            <text:p>71</text:p>
          </table:table-cell>
          <table:table-cell office:value-type="float" office:value="18530519" calcext:value-type="float">
            <text:p>185305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Wojciech /Dobrzynski/</text:p>
          </table:table-cell>
          <table:table-cell office:value-type="string" calcext:value-type="string">
            <text:p>Katarzyna /Frasż/</text:p>
          </table:table-cell>
          <table:table-cell office:value-type="string" calcext:value-type="string">
            <text:p>Urnufry /Lewandoski/</text:p>
          </table:table-cell>
          <table:table-cell office:value-type="string" calcext:value-type="string">
            <text:p>Maryanna /Gęsinska/</text:p>
          </table:table-cell>
          <table:table-cell office:value-type="float" office:value="18530515" calcext:value-type="float">
            <text:p>1853051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1" calcext:value-type="float">
            <text:p>71</text:p>
          </table:table-cell>
          <table:table-cell office:value-type="float" office:value="18530520" calcext:value-type="float">
            <text:p>185305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Franciscus /Krąkowski/ komornik</text:p>
          </table:table-cell>
          <table:table-cell office:value-type="string" calcext:value-type="string">
            <text:p>Francisca /Smołka/</text:p>
          </table:table-cell>
          <table:table-cell office:value-type="string" calcext:value-type="string">
            <text:p>Josephus /Kędziora/</text:p>
          </table:table-cell>
          <table:table-cell office:value-type="string" calcext:value-type="string">
            <text:p>Michaela /Frasż/</text:p>
          </table:table-cell>
          <table:table-cell office:value-type="float" office:value="18530515" calcext:value-type="float">
            <text:p>1853051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1" calcext:value-type="float">
            <text:p>71</text:p>
          </table:table-cell>
          <table:table-cell office:value-type="float" office:value="18530523" calcext:value-type="float">
            <text:p>1853052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Hyppolit /Guttry/</text:p>
          </table:table-cell>
          <table:table-cell office:value-type="string" calcext:value-type="string">
            <text:p>Maryanna /Janowiak/</text:p>
          </table:table-cell>
          <table:table-cell office:value-type="string" calcext:value-type="string">
            <text:p>Bartholomeus /Sżulcżeski/</text:p>
          </table:table-cell>
          <table:table-cell office:value-type="string" calcext:value-type="string">
            <text:p>Marianna /Sżulcżeska/ nee /Nowiak/</text:p>
          </table:table-cell>
          <table:table-cell office:value-type="float" office:value="18530521" calcext:value-type="float">
            <text:p>1853052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1" calcext:value-type="float">
            <text:p>71</text:p>
          </table:table-cell>
          <table:table-cell office:value-type="float" office:value="18530612" calcext:value-type="float">
            <text:p>185306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Krusżka/</text:p>
          </table:table-cell>
          <table:table-cell office:value-type="string" calcext:value-type="string">
            <text:p>Catharina /Tefelska/</text:p>
          </table:table-cell>
          <table:table-cell office:value-type="string" calcext:value-type="string">
            <text:p>Stanislaus /Dobrzynski/</text:p>
          </table:table-cell>
          <table:table-cell office:value-type="string" calcext:value-type="string">
            <text:p>Michalena /Tefelska/</text:p>
          </table:table-cell>
          <table:table-cell office:value-type="float" office:value="18530606" calcext:value-type="float">
            <text:p>1853060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1" calcext:value-type="float">
            <text:p>71</text:p>
          </table:table-cell>
          <table:table-cell office:value-type="float" office:value="18530612" calcext:value-type="float">
            <text:p>18530612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Kusż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ł /Przybył/</text:p>
          </table:table-cell>
          <table:table-cell office:value-type="string" calcext:value-type="string">
            <text:p>Francisca /Kusż/</text:p>
          </table:table-cell>
          <table:table-cell office:value-type="float" office:value="18530608" calcext:value-type="float">
            <text:p>1853060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1" calcext:value-type="float">
            <text:p>71</text:p>
          </table:table-cell>
          <table:table-cell office:value-type="float" office:value="18530619" calcext:value-type="float">
            <text:p>1853061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Barbara /Jaśinska/</text:p>
          </table:table-cell>
          <table:table-cell office:value-type="string" calcext:value-type="string">
            <text:p>Michał /Lewandoski/</text:p>
          </table:table-cell>
          <table:table-cell office:value-type="string" calcext:value-type="string">
            <text:p>Antonina /Wyrwińska/</text:p>
          </table:table-cell>
          <table:table-cell office:value-type="float" office:value="18530616" calcext:value-type="float">
            <text:p>18530616</text:p>
          </table:table-cell>
          <table:table-cell office:value-type="string" calcext:value-type="string">
            <text:p>father's name is two different names written on top of each other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1" calcext:value-type="float">
            <text:p>71</text:p>
          </table:table-cell>
          <table:table-cell office:value-type="float" office:value="18530619" calcext:value-type="float">
            <text:p>1853061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Jan /Bromiński/</text:p>
          </table:table-cell>
          <table:table-cell office:value-type="string" calcext:value-type="string">
            <text:p>Maryanna /Jankoska</text:p>
          </table:table-cell>
          <table:table-cell office:value-type="string" calcext:value-type="string">
            <text:p>Josephus /Jdziński/</text:p>
          </table:table-cell>
          <table:table-cell office:value-type="string" calcext:value-type="string">
            <text:p>Victoria /Putcżycka/</text:p>
          </table:table-cell>
          <table:table-cell office:value-type="float" office:value="18530618" calcext:value-type="float">
            <text:p>1853061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1" calcext:value-type="float">
            <text:p>71</text:p>
          </table:table-cell>
          <table:table-cell office:value-type="float" office:value="18530625" calcext:value-type="float">
            <text:p>18530625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Michael /Balcera/</text:p>
          </table:table-cell>
          <table:table-cell office:value-type="string" calcext:value-type="string">
            <text:p>Lodovica /Dębnych/</text:p>
          </table:table-cell>
          <table:table-cell office:value-type="string" calcext:value-type="string">
            <text:p>Mathias /Cżajkoski//</text:p>
          </table:table-cell>
          <table:table-cell office:value-type="string" calcext:value-type="string">
            <text:p>Anna /Klisżeska/</text:p>
          </table:table-cell>
          <table:table-cell office:value-type="float" office:value="18530620" calcext:value-type="float">
            <text:p>1853062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1" calcext:value-type="float">
            <text:p>71</text:p>
          </table:table-cell>
          <table:table-cell office:value-type="float" office:value="18530625" calcext:value-type="float">
            <text:p>18530625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Domski/ operarius</text:p>
          </table:table-cell>
          <table:table-cell office:value-type="string" calcext:value-type="string">
            <text:p>Michalina /Bielska/</text:p>
          </table:table-cell>
          <table:table-cell office:value-type="string" calcext:value-type="string">
            <text:p>Joannes /Kusż/</text:p>
          </table:table-cell>
          <table:table-cell office:value-type="string" calcext:value-type="string">
            <text:p>Anna /Adamska/</text:p>
          </table:table-cell>
          <table:table-cell office:value-type="float" office:value="18530624" calcext:value-type="float">
            <text:p>1853062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1" calcext:value-type="float">
            <text:p>71</text:p>
          </table:table-cell>
          <table:table-cell office:value-type="float" office:value="18530627" calcext:value-type="float">
            <text:p>185306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gnatius /Hedmann/</text:p>
          </table:table-cell>
          <table:table-cell office:value-type="string" calcext:value-type="string">
            <text:p>Magdalena /Głon/</text:p>
          </table:table-cell>
          <table:table-cell office:value-type="string" calcext:value-type="string">
            <text:p>Joannes /Baroski/</text:p>
          </table:table-cell>
          <table:table-cell office:value-type="string" calcext:value-type="string">
            <text:p>Catharina /Przybylska/</text:p>
          </table:table-cell>
          <table:table-cell office:value-type="float" office:value="18530625" calcext:value-type="float">
            <text:p>1853062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1" calcext:value-type="float">
            <text:p>71</text:p>
          </table:table-cell>
          <table:table-cell office:value-type="float" office:value="18530627" calcext:value-type="float">
            <text:p>185306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thias /Śżymański/ operarius</text:p>
          </table:table-cell>
          <table:table-cell office:value-type="string" calcext:value-type="string">
            <text:p>Agnetis /Grasków/</text:p>
          </table:table-cell>
          <table:table-cell office:value-type="string" calcext:value-type="string">
            <text:p>Thomas /Rumel/</text:p>
          </table:table-cell>
          <table:table-cell office:value-type="string" calcext:value-type="string">
            <text:p>Josepha /Sżymańska/</text:p>
          </table:table-cell>
          <table:table-cell office:value-type="float" office:value="18530625" calcext:value-type="float">
            <text:p>1853062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1" calcext:value-type="float">
            <text:p>71</text:p>
          </table:table-cell>
          <table:table-cell office:value-type="float" office:value="18530627" calcext:value-type="float">
            <text:p>18530627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yanna</text:p>
          </table:table-cell>
          <table:table-cell office:value-type="string" calcext:value-type="string">
            <text:p>Michael /Koniarski/ pauper</text:p>
          </table:table-cell>
          <table:table-cell office:value-type="string" calcext:value-type="string">
            <text:p>Catharina /Kusż/</text:p>
          </table:table-cell>
          <table:table-cell office:value-type="string" calcext:value-type="string">
            <text:p>Martinus /Pioterek/</text:p>
          </table:table-cell>
          <table:table-cell office:value-type="string" calcext:value-type="string">
            <text:p>Cunegundis /Etter/</text:p>
          </table:table-cell>
          <table:table-cell office:value-type="float" office:value="18530627" calcext:value-type="float">
            <text:p>1853062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1" calcext:value-type="float">
            <text:p>71</text:p>
          </table:table-cell>
          <table:table-cell office:value-type="float" office:value="18530707" calcext:value-type="float">
            <text:p>1853070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a</text:p>
          </table:table-cell>
          <table:table-cell office:value-type="string" calcext:value-type="string">
            <text:p>Simon /Śżafranski/</text:p>
          </table:table-cell>
          <table:table-cell office:value-type="string" calcext:value-type="string">
            <text:p>Catharina /Ulatoska/</text:p>
          </table:table-cell>
          <table:table-cell office:value-type="string" calcext:value-type="string">
            <text:p>Wilhelm /Sadkoski/</text:p>
          </table:table-cell>
          <table:table-cell office:value-type="string" calcext:value-type="string">
            <text:p>Justina /Lenethej/</text:p>
          </table:table-cell>
          <table:table-cell office:value-type="float" office:value="18530703" calcext:value-type="float">
            <text:p>1853070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1" calcext:value-type="float">
            <text:p>71</text:p>
          </table:table-cell>
          <table:table-cell office:value-type="float" office:value="18530715" calcext:value-type="float">
            <text:p>185307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stantinus</text:p>
          </table:table-cell>
          <table:table-cell office:value-type="string" calcext:value-type="string">
            <text:p>Constantinus /Żamiar/ operarius</text:p>
          </table:table-cell>
          <table:table-cell office:value-type="string" calcext:value-type="string">
            <text:p>Catharina /Kupcżyńska/</text:p>
          </table:table-cell>
          <table:table-cell office:value-type="string" calcext:value-type="string">
            <text:p>Stanislaus /Żamiar/</text:p>
          </table:table-cell>
          <table:table-cell office:value-type="string" calcext:value-type="string">
            <text:p>Susanna /Kurek/</text:p>
          </table:table-cell>
          <table:table-cell office:value-type="float" office:value="18530712" calcext:value-type="float">
            <text:p>18530712</text:p>
          </table:table-cell>
          <table:table-cell office:value-type="string" calcext:value-type="string">
            <text:p>Catharina /Kupcżunski Maras/?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1" calcext:value-type="float">
            <text:p>71</text:p>
          </table:table-cell>
          <table:table-cell office:value-type="float" office:value="18530715" calcext:value-type="float">
            <text:p>185307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Żbierański/ wyrobnik</text:p>
          </table:table-cell>
          <table:table-cell office:value-type="string" calcext:value-type="string">
            <text:p>Marianna /Krotoska/</text:p>
          </table:table-cell>
          <table:table-cell office:value-type="string" calcext:value-type="string">
            <text:p>Michael /Żbieran/</text:p>
          </table:table-cell>
          <table:table-cell office:value-type="string" calcext:value-type="string">
            <text:p>Susanna /Boroska/</text:p>
          </table:table-cell>
          <table:table-cell office:value-type="float" office:value="18530710" calcext:value-type="float">
            <text:p>1853071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1" calcext:value-type="float">
            <text:p>71</text:p>
          </table:table-cell>
          <table:table-cell office:value-type="float" office:value="18530720" calcext:value-type="float">
            <text:p>185307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ll Jacobu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polonia /Antoniak/</text:p>
          </table:table-cell>
          <table:table-cell office:value-type="string" calcext:value-type="string">
            <text:p>Michael /Gołębieski/</text:p>
          </table:table-cell>
          <table:table-cell office:value-type="string" calcext:value-type="string">
            <text:p>Valeria /Sokotoska/</text:p>
          </table:table-cell>
          <table:table-cell office:value-type="float" office:value="18530716" calcext:value-type="float">
            <text:p>18530716</text:p>
          </table:table-cell>
          <table:table-cell office:value-type="string" calcext:value-type="string">
            <text:p>counted as legitimate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2" calcext:value-type="float">
            <text:p>72</text:p>
          </table:table-cell>
          <table:table-cell office:value-type="float" office:value="18530718" calcext:value-type="float">
            <text:p>1853071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Marciniak/ operarius</text:p>
          </table:table-cell>
          <table:table-cell office:value-type="string" calcext:value-type="string">
            <text:p>Magdalena /Kalkoska/</text:p>
          </table:table-cell>
          <table:table-cell office:value-type="string" calcext:value-type="string">
            <text:p>Franciscus /Kantoski/</text:p>
          </table:table-cell>
          <table:table-cell office:value-type="string" calcext:value-type="string">
            <text:p>Anna /Markiewicż/</text:p>
          </table:table-cell>
          <table:table-cell office:value-type="float" office:value="18530616" calcext:value-type="float">
            <text:p>1853061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2" calcext:value-type="float">
            <text:p>72</text:p>
          </table:table-cell>
          <table:table-cell office:value-type="float" office:value="18530703" calcext:value-type="float">
            <text:p>18530703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ladislaus</text:p>
          </table:table-cell>
          <table:table-cell office:value-type="string" calcext:value-type="string">
            <text:p>Stanislaus /Rzepikoski/ taber.</text:p>
          </table:table-cell>
          <table:table-cell office:value-type="string" calcext:value-type="string">
            <text:p>Victoria /Rutecka/</text:p>
          </table:table-cell>
          <table:table-cell office:value-type="string" calcext:value-type="string">
            <text:p>Michael /Mnich/</text:p>
          </table:table-cell>
          <table:table-cell office:value-type="string" calcext:value-type="string">
            <text:p>Catharina /Pioterek/</text:p>
          </table:table-cell>
          <table:table-cell office:value-type="float" office:value="18530627" calcext:value-type="float">
            <text:p>1853062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2" calcext:value-type="float">
            <text:p>72</text:p>
          </table:table-cell>
          <table:table-cell office:value-type="float" office:value="18530803" calcext:value-type="float">
            <text:p>18530803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sephus /Gwid/</text:p>
          </table:table-cell>
          <table:table-cell office:value-type="string" calcext:value-type="string">
            <text:p>Marianna /Kusż/</text:p>
          </table:table-cell>
          <table:table-cell office:value-type="string" calcext:value-type="string">
            <text:p>Ignatius /Adamski/</text:p>
          </table:table-cell>
          <table:table-cell office:value-type="string" calcext:value-type="string">
            <text:p>Marianna /Gwid/</text:p>
          </table:table-cell>
          <table:table-cell office:value-type="float" office:value="18530614" calcext:value-type="float">
            <text:p>1853061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2" calcext:value-type="float">
            <text:p>72</text:p>
          </table:table-cell>
          <table:table-cell office:value-type="float" office:value="18530803" calcext:value-type="float">
            <text:p>185308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rtinus /Juncewski/ komornik</text:p>
          </table:table-cell>
          <table:table-cell office:value-type="string" calcext:value-type="string">
            <text:p>Josepha /Armata/</text:p>
          </table:table-cell>
          <table:table-cell office:value-type="string" calcext:value-type="string">
            <text:p>Andreas /Żamiar/</text:p>
          </table:table-cell>
          <table:table-cell office:value-type="string" calcext:value-type="string">
            <text:p>Josepha /Juńceska/</text:p>
          </table:table-cell>
          <table:table-cell office:value-type="float" office:value="18530724" calcext:value-type="float">
            <text:p>1853072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2" calcext:value-type="float">
            <text:p>72</text:p>
          </table:table-cell>
          <table:table-cell office:value-type="float" office:value="18530803" calcext:value-type="float">
            <text:p>185308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Walentinus /Kopcżynski/ wyrobnik</text:p>
          </table:table-cell>
          <table:table-cell office:value-type="string" calcext:value-type="string">
            <text:p>Apolonia /Pulcżynska/</text:p>
          </table:table-cell>
          <table:table-cell office:value-type="string" calcext:value-type="string">
            <text:p>Kazmierz /Dudek/</text:p>
          </table:table-cell>
          <table:table-cell office:value-type="string" calcext:value-type="string">
            <text:p>Magdalena /Gołębieska/</text:p>
          </table:table-cell>
          <table:table-cell office:value-type="float" office:value="18530724" calcext:value-type="float">
            <text:p>1853072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2" calcext:value-type="float">
            <text:p>72</text:p>
          </table:table-cell>
          <table:table-cell office:value-type="float" office:value="18530803" calcext:value-type="float">
            <text:p>18530803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Puszcżynski/ agricola</text:p>
          </table:table-cell>
          <table:table-cell office:value-type="string" calcext:value-type="string">
            <text:p>Marianna /Jańkiewicż/</text:p>
          </table:table-cell>
          <table:table-cell office:value-type="string" calcext:value-type="string">
            <text:p>Valentinus /Skibinski/</text:p>
          </table:table-cell>
          <table:table-cell office:value-type="string" calcext:value-type="string">
            <text:p>Loosior /Wyrwinska/</text:p>
          </table:table-cell>
          <table:table-cell office:value-type="float" office:value="18530627" calcext:value-type="float">
            <text:p>1853062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2" calcext:value-type="float">
            <text:p>72</text:p>
          </table:table-cell>
          <table:table-cell office:value-type="float" office:value="18530803" calcext:value-type="float">
            <text:p>185308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atha /Pardom/ ancilla</text:p>
          </table:table-cell>
          <table:table-cell office:value-type="string" calcext:value-type="string">
            <text:p>Joannes /Etter/</text:p>
          </table:table-cell>
          <table:table-cell office:value-type="string" calcext:value-type="string">
            <text:p>Marianna /Ciążynska/</text:p>
          </table:table-cell>
          <table:table-cell office:value-type="float" office:value="18530626" calcext:value-type="float">
            <text:p>1853062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2" calcext:value-type="float">
            <text:p>72</text:p>
          </table:table-cell>
          <table:table-cell office:value-type="float" office:value="18530803" calcext:value-type="float">
            <text:p>185308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Andreas /Okardanski/ wyrobnik</text:p>
          </table:table-cell>
          <table:table-cell office:value-type="string" calcext:value-type="string">
            <text:p>Marianna /Pawlak/</text:p>
          </table:table-cell>
          <table:table-cell office:value-type="string" calcext:value-type="string">
            <text:p>Michael /Pawlak/</text:p>
          </table:table-cell>
          <table:table-cell office:value-type="string" calcext:value-type="string">
            <text:p>Catharina /Brynk/</text:p>
          </table:table-cell>
          <table:table-cell office:value-type="float" office:value="18530628" calcext:value-type="float">
            <text:p>1853062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2" calcext:value-type="float">
            <text:p>72</text:p>
          </table:table-cell>
          <table:table-cell office:value-type="float" office:value="18530803" calcext:value-type="float">
            <text:p>18530803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Bielski/ wyrobnik</text:p>
          </table:table-cell>
          <table:table-cell office:value-type="string" calcext:value-type="string">
            <text:p>Marianna /Nowak/</text:p>
          </table:table-cell>
          <table:table-cell office:value-type="string" calcext:value-type="string">
            <text:p>Constantinus /Klawinski/</text:p>
          </table:table-cell>
          <table:table-cell office:value-type="string" calcext:value-type="string">
            <text:p>Cunegundis /Etter/</text:p>
          </table:table-cell>
          <table:table-cell office:value-type="float" office:value="18530801" calcext:value-type="float">
            <text:p>1853080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2" calcext:value-type="float">
            <text:p>72</text:p>
          </table:table-cell>
          <table:table-cell office:value-type="float" office:value="18530807" calcext:value-type="float">
            <text:p>1853080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Jacobus /Chiska/ wyrobnik</text:p>
          </table:table-cell>
          <table:table-cell office:value-type="string" calcext:value-type="string">
            <text:p>Josepha /Cżubajów/</text:p>
          </table:table-cell>
          <table:table-cell office:value-type="string" calcext:value-type="string">
            <text:p>Martinus /Lewandoski/</text:p>
          </table:table-cell>
          <table:table-cell office:value-type="string" calcext:value-type="string">
            <text:p>Margaretha /Raznicka/</text:p>
          </table:table-cell>
          <table:table-cell office:value-type="float" office:value="18530804" calcext:value-type="float">
            <text:p>1853080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2" calcext:value-type="float">
            <text:p>72</text:p>
          </table:table-cell>
          <table:table-cell office:value-type="float" office:value="18530807" calcext:value-type="float">
            <text:p>18530807</text:p>
          </table:table-cell>
          <table:table-cell office:value-type="string" calcext:value-type="string">
            <text:p>Świątk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Stephanus /Malawy/ wyrobnik</text:p>
          </table:table-cell>
          <table:table-cell office:value-type="string" calcext:value-type="string">
            <text:p>Michalena /Kurzas/</text:p>
          </table:table-cell>
          <table:table-cell office:value-type="string" calcext:value-type="string">
            <text:p>Franciscus /Dąbieki/</text:p>
          </table:table-cell>
          <table:table-cell office:value-type="string" calcext:value-type="string">
            <text:p>Dorothea /Mnicżieska/</text:p>
          </table:table-cell>
          <table:table-cell office:value-type="float" office:value="18530724" calcext:value-type="float">
            <text:p>1853072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2" calcext:value-type="float">
            <text:p>72</text:p>
          </table:table-cell>
          <table:table-cell office:value-type="float" office:value="18530812" calcext:value-type="float">
            <text:p>185308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tonius /Koroleski/ komornik</text:p>
          </table:table-cell>
          <table:table-cell office:value-type="string" calcext:value-type="string">
            <text:p>Michalena /Gorecka/</text:p>
          </table:table-cell>
          <table:table-cell office:value-type="string" calcext:value-type="string">
            <text:p>Michael /Tuczynski/</text:p>
          </table:table-cell>
          <table:table-cell office:value-type="string" calcext:value-type="string">
            <text:p>Anna /Kalcżynska/</text:p>
          </table:table-cell>
          <table:table-cell office:value-type="float" office:value="18530811" calcext:value-type="float">
            <text:p>1853081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2" calcext:value-type="float">
            <text:p>72</text:p>
          </table:table-cell>
          <table:table-cell office:value-type="float" office:value="18530814" calcext:value-type="float">
            <text:p>185308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dreas /Mnich/ gospodarz</text:p>
          </table:table-cell>
          <table:table-cell office:value-type="string" calcext:value-type="string">
            <text:p>Marianna /Komassa/</text:p>
          </table:table-cell>
          <table:table-cell office:value-type="string" calcext:value-type="string">
            <text:p>Joannes /Linethey/</text:p>
          </table:table-cell>
          <table:table-cell office:value-type="string" calcext:value-type="string">
            <text:p>Martianna /Eisztedt/</text:p>
          </table:table-cell>
          <table:table-cell office:value-type="float" office:value="18530810" calcext:value-type="float">
            <text:p>1853081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2" calcext:value-type="float">
            <text:p>72</text:p>
          </table:table-cell>
          <table:table-cell office:value-type="float" office:value="18530821" calcext:value-type="float">
            <text:p>1853082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tinus /Jarocki/ komornik</text:p>
          </table:table-cell>
          <table:table-cell office:value-type="string" calcext:value-type="string">
            <text:p>Antonina /Chytrska/</text:p>
          </table:table-cell>
          <table:table-cell office:value-type="string" calcext:value-type="string">
            <text:p>Joannes /Żielinski/</text:p>
          </table:table-cell>
          <table:table-cell office:value-type="string" calcext:value-type="string">
            <text:p>Josepha /Palusiak/</text:p>
          </table:table-cell>
          <table:table-cell office:value-type="float" office:value="18530815" calcext:value-type="float">
            <text:p>1853081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2" calcext:value-type="float">
            <text:p>72</text:p>
          </table:table-cell>
          <table:table-cell office:value-type="float" office:value="18530828" calcext:value-type="float">
            <text:p>18530828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nislaus /Wrobleski/ custa</text:p>
          </table:table-cell>
          <table:table-cell office:value-type="string" calcext:value-type="string">
            <text:p>Anna /Mnichoska/</text:p>
          </table:table-cell>
          <table:table-cell office:value-type="string" calcext:value-type="string">
            <text:p>Matthaus /Cżajkoski/</text:p>
          </table:table-cell>
          <table:table-cell office:value-type="string" calcext:value-type="string">
            <text:p>Marianna /Mnich/</text:p>
          </table:table-cell>
          <table:table-cell office:value-type="float" office:value="18530820" calcext:value-type="float">
            <text:p>1853082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2" calcext:value-type="float">
            <text:p>72</text:p>
          </table:table-cell>
          <table:table-cell office:value-type="float" office:value="18530907" calcext:value-type="float">
            <text:p>185309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Franciscus /Makielski/ faber</text:p>
          </table:table-cell>
          <table:table-cell office:value-type="string" calcext:value-type="string">
            <text:p>Susanna /Grubich/</text:p>
          </table:table-cell>
          <table:table-cell office:value-type="string" calcext:value-type="string">
            <text:p>Petrus /Makielski/</text:p>
          </table:table-cell>
          <table:table-cell office:value-type="string" calcext:value-type="string">
            <text:p>Anna /Kalasżynska/</text:p>
          </table:table-cell>
          <table:table-cell office:value-type="float" office:value="18530905" calcext:value-type="float">
            <text:p>1853090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2" calcext:value-type="float">
            <text:p>72</text:p>
          </table:table-cell>
          <table:table-cell office:value-type="float" office:value="18530911" calcext:value-type="float">
            <text:p>18530911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Martinus /Saskoski/ smolaski</text:p>
          </table:table-cell>
          <table:table-cell office:value-type="string" calcext:value-type="string">
            <text:p>Michalena /Kusż/</text:p>
          </table:table-cell>
          <table:table-cell office:value-type="string" calcext:value-type="string">
            <text:p>Antonius /Josiors/</text:p>
          </table:table-cell>
          <table:table-cell office:value-type="string" calcext:value-type="string">
            <text:p>Catharina /Saskoska/</text:p>
          </table:table-cell>
          <table:table-cell office:value-type="float" office:value="18530908" calcext:value-type="float">
            <text:p>1853090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2" calcext:value-type="float">
            <text:p>72</text:p>
          </table:table-cell>
          <table:table-cell office:value-type="float" office:value="18530911" calcext:value-type="float">
            <text:p>1853091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sephus /Banach/ <text:s/>wyrobnik</text:p>
          </table:table-cell>
          <table:table-cell office:value-type="string" calcext:value-type="string">
            <text:p>Agnetis /Myszków/</text:p>
          </table:table-cell>
          <table:table-cell office:value-type="string" calcext:value-type="string">
            <text:p>Andrzyi /Matusżiak/</text:p>
          </table:table-cell>
          <table:table-cell office:value-type="string" calcext:value-type="string">
            <text:p>Antonina /Mysżkowina/</text:p>
          </table:table-cell>
          <table:table-cell office:value-type="float" office:value="18530908" calcext:value-type="float">
            <text:p>1853090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2" calcext:value-type="float">
            <text:p>72</text:p>
          </table:table-cell>
          <table:table-cell office:value-type="float" office:value="18530911" calcext:value-type="float">
            <text:p>1853091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Unufrius /Wyrwinski/ wyrobnik</text:p>
          </table:table-cell>
          <table:table-cell office:value-type="string" calcext:value-type="string">
            <text:p>Michalena /Szucżonka/</text:p>
          </table:table-cell>
          <table:table-cell office:value-type="string" calcext:value-type="string">
            <text:p>Paweł /Kalka/</text:p>
          </table:table-cell>
          <table:table-cell office:value-type="string" calcext:value-type="string">
            <text:p>Marianna /Śzlankoska/</text:p>
          </table:table-cell>
          <table:table-cell office:value-type="float" office:value="18530908" calcext:value-type="float">
            <text:p>1853090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3" calcext:value-type="float">
            <text:p>73</text:p>
          </table:table-cell>
          <table:table-cell office:value-type="float" office:value="18530911" calcext:value-type="float">
            <text:p>185309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homas /Rumel/ wyrobnik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Fydrych/</text:p>
          </table:table-cell>
          <table:table-cell office:value-type="string" calcext:value-type="string">
            <text:p>Anna /Dobrzynska/</text:p>
          </table:table-cell>
          <table:table-cell office:value-type="float" office:value="18530906" calcext:value-type="float">
            <text:p>18530906</text:p>
          </table:table-cell>
          <table:table-cell office:value-type="string" calcext:value-type="string">
            <text:p>Rosalia /Śmu??ionków/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3" calcext:value-type="float">
            <text:p>73</text:p>
          </table:table-cell>
          <table:table-cell office:value-type="float" office:value="18530911" calcext:value-type="float">
            <text:p>18530911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Kazimiercżak/ wyrobnik</text:p>
          </table:table-cell>
          <table:table-cell office:value-type="string" calcext:value-type="string">
            <text:p>Marianna /Jozwiak/</text:p>
          </table:table-cell>
          <table:table-cell office:value-type="string" calcext:value-type="string">
            <text:p>bartholomeus /Nowak/</text:p>
          </table:table-cell>
          <table:table-cell office:value-type="string" calcext:value-type="string">
            <text:p>Marianna /Ciemiecż/ uxor eius</text:p>
          </table:table-cell>
          <table:table-cell office:value-type="float" office:value="18530910" calcext:value-type="float">
            <text:p>1853091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3" calcext:value-type="float">
            <text:p>73</text:p>
          </table:table-cell>
          <table:table-cell office:value-type="float" office:value="18530918" calcext:value-type="float">
            <text:p>185309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illegible /Żamiar/</text:p>
          </table:table-cell>
          <table:table-cell office:value-type="string" calcext:value-type="string">
            <text:p>illegible /Żielinska/</text:p>
          </table:table-cell>
          <table:table-cell office:value-type="string" calcext:value-type="string">
            <text:p>Constantinus /Żamiar/</text:p>
          </table:table-cell>
          <table:table-cell office:value-type="string" calcext:value-type="string">
            <text:p>Marianna /Wojciechoska/</text:p>
          </table:table-cell>
          <table:table-cell office:value-type="float" office:value="18530912" calcext:value-type="float">
            <text:p>18530912</text:p>
          </table:table-cell>
          <table:table-cell office:value-type="string" calcext:value-type="string">
            <text:p>possibly Andreas /Żamiar/; possibly Catharina /Żielinska/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3" calcext:value-type="float">
            <text:p>73</text:p>
          </table:table-cell>
          <table:table-cell office:value-type="float" office:value="18530918" calcext:value-type="float">
            <text:p>1853091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Sżafranski/ custa</text:p>
          </table:table-cell>
          <table:table-cell office:value-type="string" calcext:value-type="string">
            <text:p>Balwina</text:p>
          </table:table-cell>
          <table:table-cell office:value-type="string" calcext:value-type="string">
            <text:p>Andreas /Szafranski/</text:p>
          </table:table-cell>
          <table:table-cell office:value-type="string" calcext:value-type="string">
            <text:p>Justina /Lenethej/</text:p>
          </table:table-cell>
          <table:table-cell office:value-type="float" office:value="18530912" calcext:value-type="float">
            <text:p>18530912</text:p>
          </table:table-cell>
          <table:table-cell office:value-type="string" calcext:value-type="string">
            <text:p>Balwna /Dn??ynska/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3" calcext:value-type="float">
            <text:p>73</text:p>
          </table:table-cell>
          <table:table-cell office:value-type="float" office:value="18530918" calcext:value-type="float">
            <text:p>185309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ucas /Gołębieski/ wyrobnik</text:p>
          </table:table-cell>
          <table:table-cell office:value-type="string" calcext:value-type="string">
            <text:p>Katarzyna /Żielinska/</text:p>
          </table:table-cell>
          <table:table-cell office:value-type="string" calcext:value-type="string">
            <text:p>Michael /Cżupleski/</text:p>
          </table:table-cell>
          <table:table-cell office:value-type="string" calcext:value-type="string">
            <text:p>Marianna /Trzebna/</text:p>
          </table:table-cell>
          <table:table-cell office:value-type="float" office:value="18530915" calcext:value-type="float">
            <text:p>1853091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3" calcext:value-type="float">
            <text:p>73</text:p>
          </table:table-cell>
          <table:table-cell office:value-type="float" office:value="18530918" calcext:value-type="float">
            <text:p>18530918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Joannes /Andrzejeski/ gospodarz</text:p>
          </table:table-cell>
          <table:table-cell office:value-type="string" calcext:value-type="string">
            <text:p>Marianna /Matków/</text:p>
          </table:table-cell>
          <table:table-cell office:value-type="string" calcext:value-type="string">
            <text:p>Lucas /Andrzejeski/</text:p>
          </table:table-cell>
          <table:table-cell office:value-type="string" calcext:value-type="string">
            <text:p>Anna /Matkowna/</text:p>
          </table:table-cell>
          <table:table-cell office:value-type="float" office:value="18530918" calcext:value-type="float">
            <text:p>1853091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3" calcext:value-type="float">
            <text:p>73</text:p>
          </table:table-cell>
          <table:table-cell office:value-type="float" office:value="18530924" calcext:value-type="float">
            <text:p>185309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ichael /Nowicki/ wyrobnik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artholomeus /Sżulcżeski/</text:p>
          </table:table-cell>
          <table:table-cell office:value-type="string" calcext:value-type="string">
            <text:p>Constantia /Rumanowska/</text:p>
          </table:table-cell>
          <table:table-cell office:value-type="float" office:value="18530920" calcext:value-type="float">
            <text:p>1853092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3" calcext:value-type="float">
            <text:p>73</text:p>
          </table:table-cell>
          <table:table-cell office:value-type="float" office:value="18530928" calcext:value-type="float">
            <text:p>185309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dalbertus /Adamski/ parobek</text:p>
          </table:table-cell>
          <table:table-cell office:value-type="string" calcext:value-type="string">
            <text:p>Marianna /Mnichoska/</text:p>
          </table:table-cell>
          <table:table-cell office:value-type="string" calcext:value-type="string">
            <text:p>Martinus /Skąpski/</text:p>
          </table:table-cell>
          <table:table-cell office:value-type="string" calcext:value-type="string">
            <text:p>Josepha /Gimasdzolaska/</text:p>
          </table:table-cell>
          <table:table-cell office:value-type="float" office:value="18530927" calcext:value-type="float">
            <text:p>1853092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3" calcext:value-type="float">
            <text:p>73</text:p>
          </table:table-cell>
          <table:table-cell office:value-type="float" office:value="18531009" calcext:value-type="float">
            <text:p>18531009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sepha /Frasż/</text:p>
          </table:table-cell>
          <table:table-cell office:value-type="string" calcext:value-type="string">
            <text:p>Valentinus /Kisanieski/</text:p>
          </table:table-cell>
          <table:table-cell office:value-type="string" calcext:value-type="string">
            <text:p>Anna /Gwid/</text:p>
          </table:table-cell>
          <table:table-cell office:value-type="float" office:value="18530927" calcext:value-type="float">
            <text:p>1853092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3" calcext:value-type="float">
            <text:p>73</text:p>
          </table:table-cell>
          <table:table-cell office:value-type="float" office:value="18531016" calcext:value-type="float">
            <text:p>1853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Śalomea</text:p>
          </table:table-cell>
          <table:table-cell office:value-type="string" calcext:value-type="string">
            <text:p>Joannes /Pilarski/ wyrobnik</text:p>
          </table:table-cell>
          <table:table-cell office:value-type="string" calcext:value-type="string">
            <text:p>Catharina /Skibinska/</text:p>
          </table:table-cell>
          <table:table-cell office:value-type="string" calcext:value-type="string">
            <text:p>Joannes /Gołębieski</text:p>
          </table:table-cell>
          <table:table-cell/>
          <table:table-cell office:value-type="float" office:value="18531009" calcext:value-type="float">
            <text:p>18531009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3" calcext:value-type="float">
            <text:p>73</text:p>
          </table:table-cell>
          <table:table-cell office:value-type="float" office:value="18531016" calcext:value-type="float">
            <text:p>18531016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cobus /Wrobleski/</text:p>
          </table:table-cell>
          <table:table-cell office:value-type="string" calcext:value-type="string">
            <text:p>Michalena /Śżydtoska/</text:p>
          </table:table-cell>
          <table:table-cell office:value-type="string" calcext:value-type="string">
            <text:p>Laurentius /Nowak/</text:p>
          </table:table-cell>
          <table:table-cell office:value-type="string" calcext:value-type="string">
            <text:p>Francisca /Mackowiak/</text:p>
          </table:table-cell>
          <table:table-cell office:value-type="float" office:value="18531010" calcext:value-type="float">
            <text:p>1853101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3" calcext:value-type="float">
            <text:p>73</text:p>
          </table:table-cell>
          <table:table-cell office:value-type="float" office:value="18531016" calcext:value-type="float">
            <text:p>18531016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ianna</text:p>
          </table:table-cell>
          <table:table-cell office:value-type="string" calcext:value-type="string">
            <text:p>Stanislaus /Wrobleski/</text:p>
          </table:table-cell>
          <table:table-cell office:value-type="string" calcext:value-type="string">
            <text:p>Anna /Mnichowska/</text:p>
          </table:table-cell>
          <table:table-cell office:value-type="string" calcext:value-type="string">
            <text:p>Andreas /Domagała/</text:p>
          </table:table-cell>
          <table:table-cell office:value-type="string" calcext:value-type="string">
            <text:p>Marcianna /Ekstet/</text:p>
          </table:table-cell>
          <table:table-cell office:value-type="float" office:value="18531010" calcext:value-type="float">
            <text:p>18531010</text:p>
          </table:table-cell>
          <table:table-cell office:value-type="string" calcext:value-type="string">
            <text:p>see 18530828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3" calcext:value-type="float">
            <text:p>73</text:p>
          </table:table-cell>
          <table:table-cell office:value-type="float" office:value="18531016" calcext:value-type="float">
            <text:p>1853101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 /Pruchnoski/ parobek</text:p>
          </table:table-cell>
          <table:table-cell office:value-type="string" calcext:value-type="string">
            <text:p>Catharina /Krysżtofiak/</text:p>
          </table:table-cell>
          <table:table-cell office:value-type="string" calcext:value-type="string">
            <text:p>Jacobus /Wrobleski/</text:p>
          </table:table-cell>
          <table:table-cell office:value-type="string" calcext:value-type="string">
            <text:p>Hedwigis /Druchlinska/</text:p>
          </table:table-cell>
          <table:table-cell office:value-type="float" office:value="18531015" calcext:value-type="float">
            <text:p>1853101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3" calcext:value-type="float">
            <text:p>73</text:p>
          </table:table-cell>
          <table:table-cell office:value-type="float" office:value="18531016" calcext:value-type="float">
            <text:p>185310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elena</text:p>
          </table:table-cell>
          <table:table-cell office:value-type="string" calcext:value-type="string">
            <text:p>Unufrius /Lewandoski/ młodarz</text:p>
          </table:table-cell>
          <table:table-cell office:value-type="string" calcext:value-type="string">
            <text:p>Josepha /Wilhostaska/</text:p>
          </table:table-cell>
          <table:table-cell office:value-type="string" calcext:value-type="string">
            <text:p>Ferdinandus /Borucki/</text:p>
          </table:table-cell>
          <table:table-cell office:value-type="string" calcext:value-type="string">
            <text:p>Marianna /Borucka/</text:p>
          </table:table-cell>
          <table:table-cell office:value-type="float" office:value="18531010" calcext:value-type="float">
            <text:p>1853101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3" calcext:value-type="float">
            <text:p>73</text:p>
          </table:table-cell>
          <table:table-cell office:value-type="float" office:value="18531016" calcext:value-type="float">
            <text:p>185310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Wyrasinski/ wyrobnik</text:p>
          </table:table-cell>
          <table:table-cell office:value-type="string" calcext:value-type="string">
            <text:p>Marianna /Ferst/</text:p>
          </table:table-cell>
          <table:table-cell office:value-type="string" calcext:value-type="string">
            <text:p>Joannes /Frasż/</text:p>
          </table:table-cell>
          <table:table-cell office:value-type="string" calcext:value-type="string">
            <text:p>Catharina /Rafalska/</text:p>
          </table:table-cell>
          <table:table-cell office:value-type="float" office:value="18531012" calcext:value-type="float">
            <text:p>1853101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3" calcext:value-type="float">
            <text:p>73</text:p>
          </table:table-cell>
          <table:table-cell office:value-type="float" office:value="18531023" calcext:value-type="float">
            <text:p>1853102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/Kusnierek/ wyrobnik</text:p>
          </table:table-cell>
          <table:table-cell office:value-type="string" calcext:value-type="string">
            <text:p>Marianna /Domagała/</text:p>
          </table:table-cell>
          <table:table-cell office:value-type="string" calcext:value-type="string">
            <text:p>Valentinus /Jozwiak/</text:p>
          </table:table-cell>
          <table:table-cell office:value-type="string" calcext:value-type="string">
            <text:p>Barbara /Kusnierka/</text:p>
          </table:table-cell>
          <table:table-cell office:value-type="float" office:value="18531018" calcext:value-type="float">
            <text:p>1853101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3" calcext:value-type="float">
            <text:p>73</text:p>
          </table:table-cell>
          <table:table-cell office:value-type="float" office:value="18531023" calcext:value-type="float">
            <text:p>1853102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Śimon</text:p>
          </table:table-cell>
          <table:table-cell office:value-type="string" calcext:value-type="string">
            <text:p>Martinus /Karoleski/</text:p>
          </table:table-cell>
          <table:table-cell office:value-type="string" calcext:value-type="string">
            <text:p>Michalena /Witucka/</text:p>
          </table:table-cell>
          <table:table-cell office:value-type="string" calcext:value-type="string">
            <text:p>Vincentus /Okonieski/</text:p>
          </table:table-cell>
          <table:table-cell office:value-type="string" calcext:value-type="string">
            <text:p>Catharina /Saskoska/</text:p>
          </table:table-cell>
          <table:table-cell office:value-type="float" office:value="18531019" calcext:value-type="float">
            <text:p>18531019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3" calcext:value-type="float">
            <text:p>73</text:p>
          </table:table-cell>
          <table:table-cell office:value-type="float" office:value="18531023" calcext:value-type="float">
            <text:p>185310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Kwiatkośki/ wyrobnik</text:p>
          </table:table-cell>
          <table:table-cell office:value-type="string" calcext:value-type="string">
            <text:p>Agnetis /Korcżeska/</text:p>
          </table:table-cell>
          <table:table-cell office:value-type="string" calcext:value-type="string">
            <text:p>Jacobus /Kwiatkoski/</text:p>
          </table:table-cell>
          <table:table-cell office:value-type="string" calcext:value-type="string">
            <text:p>Catharina /Hakdamska/</text:p>
          </table:table-cell>
          <table:table-cell office:value-type="float" office:value="18531020" calcext:value-type="float">
            <text:p>1853102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3" calcext:value-type="float">
            <text:p>73</text:p>
          </table:table-cell>
          <table:table-cell office:value-type="float" office:value="18531131" calcext:value-type="float">
            <text:p>1853113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Głon/</text:p>
          </table:table-cell>
          <table:table-cell office:value-type="string" calcext:value-type="string">
            <text:p>Francisca /Gnukowiak/</text:p>
          </table:table-cell>
          <table:table-cell office:value-type="string" calcext:value-type="string">
            <text:p>Michael /Gnukowiak/</text:p>
          </table:table-cell>
          <table:table-cell office:value-type="string" calcext:value-type="string">
            <text:p>Magdalena /Rochwiak/</text:p>
          </table:table-cell>
          <table:table-cell office:value-type="float" office:value="18531129" calcext:value-type="float">
            <text:p>18531129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6" calcext:value-type="float">
            <text:p>76</text:p>
          </table:table-cell>
          <table:table-cell office:value-type="float" office:value="18531029" calcext:value-type="float">
            <text:p>185310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Kalków/ wyrobnik</text:p>
          </table:table-cell>
          <table:table-cell office:value-type="string" calcext:value-type="string">
            <text:p>Catharina /Pawłowicż/</text:p>
          </table:table-cell>
          <table:table-cell office:value-type="string" calcext:value-type="string">
            <text:p>Joannes /Kubasiak/</text:p>
          </table:table-cell>
          <table:table-cell office:value-type="string" calcext:value-type="string">
            <text:p>Anna /Kalcżyńska/</text:p>
          </table:table-cell>
          <table:table-cell office:value-type="float" office:value="18531029" calcext:value-type="float">
            <text:p>18531029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6" calcext:value-type="float">
            <text:p>76</text:p>
          </table:table-cell>
          <table:table-cell office:value-type="float" office:value="18531030" calcext:value-type="float">
            <text:p>185310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Wandal/ wyrobnik</text:p>
          </table:table-cell>
          <table:table-cell office:value-type="string" calcext:value-type="string">
            <text:p>Marianna /Bąk/</text:p>
          </table:table-cell>
          <table:table-cell office:value-type="string" calcext:value-type="string">
            <text:p>Joannes /Bąk/</text:p>
          </table:table-cell>
          <table:table-cell office:value-type="string" calcext:value-type="string">
            <text:p>Anna /Bąk/</text:p>
          </table:table-cell>
          <table:table-cell office:value-type="float" office:value="18531029" calcext:value-type="float">
            <text:p>18531029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6" calcext:value-type="float">
            <text:p>76</text:p>
          </table:table-cell>
          <table:table-cell office:value-type="float" office:value="18531109" calcext:value-type="float">
            <text:p>1853110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Kuśńieski/ parobek</text:p>
          </table:table-cell>
          <table:table-cell office:value-type="string" calcext:value-type="string">
            <text:p>Marianna /Lewandoska/</text:p>
          </table:table-cell>
          <table:table-cell office:value-type="string" calcext:value-type="string">
            <text:p>Joannes /Żielinski/</text:p>
          </table:table-cell>
          <table:table-cell office:value-type="string" calcext:value-type="string">
            <text:p>Marianna /Nowacżonka/</text:p>
          </table:table-cell>
          <table:table-cell office:value-type="float" office:value="18531103" calcext:value-type="float">
            <text:p>1853110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6" calcext:value-type="float">
            <text:p>76</text:p>
          </table:table-cell>
          <table:table-cell office:value-type="float" office:value="18531109" calcext:value-type="float">
            <text:p>185311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Łucas /Andrzejeski/ parobek</text:p>
          </table:table-cell>
          <table:table-cell office:value-type="string" calcext:value-type="string">
            <text:p>Apolonia /Smułka/</text:p>
          </table:table-cell>
          <table:table-cell office:value-type="string" calcext:value-type="string">
            <text:p>Joannes /Andrzejeski/</text:p>
          </table:table-cell>
          <table:table-cell office:value-type="string" calcext:value-type="string">
            <text:p>Francisca /Smołka/</text:p>
          </table:table-cell>
          <table:table-cell office:value-type="float" office:value="18531105" calcext:value-type="float">
            <text:p>1853110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6" calcext:value-type="float">
            <text:p>76</text:p>
          </table:table-cell>
          <table:table-cell office:value-type="float" office:value="18531113" calcext:value-type="float">
            <text:p>185311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Franciscus /Krąkoski/ parobek</text:p>
          </table:table-cell>
          <table:table-cell office:value-type="string" calcext:value-type="string">
            <text:p>Josepha /Głon/</text:p>
          </table:table-cell>
          <table:table-cell office:value-type="string" calcext:value-type="string">
            <text:p>Laurentius /Janowiak/</text:p>
          </table:table-cell>
          <table:table-cell office:value-type="string" calcext:value-type="string">
            <text:p>Marianna /Głon/</text:p>
          </table:table-cell>
          <table:table-cell office:value-type="float" office:value="18531108" calcext:value-type="float">
            <text:p>1853110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6" calcext:value-type="float">
            <text:p>76</text:p>
          </table:table-cell>
          <table:table-cell office:value-type="float" office:value="18531113" calcext:value-type="float">
            <text:p>185311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Głon/ komornik</text:p>
          </table:table-cell>
          <table:table-cell office:value-type="string" calcext:value-type="string">
            <text:p>Ludovica /Leśnieska/</text:p>
          </table:table-cell>
          <table:table-cell office:value-type="string" calcext:value-type="string">
            <text:p>Michael /Kolassa/</text:p>
          </table:table-cell>
          <table:table-cell office:value-type="string" calcext:value-type="string">
            <text:p>Margaretha /Głonka/</text:p>
          </table:table-cell>
          <table:table-cell office:value-type="float" office:value="18531107" calcext:value-type="float">
            <text:p>1853110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6" calcext:value-type="float">
            <text:p>76</text:p>
          </table:table-cell>
          <table:table-cell office:value-type="float" office:value="18531113" calcext:value-type="float">
            <text:p>185311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 /Michalak/ komornik</text:p>
          </table:table-cell>
          <table:table-cell office:value-type="string" calcext:value-type="string">
            <text:p>Scholastica /Tokacżeska/</text:p>
          </table:table-cell>
          <table:table-cell office:value-type="string" calcext:value-type="string">
            <text:p>Adalbertus /Dobrzynski/</text:p>
          </table:table-cell>
          <table:table-cell office:value-type="string" calcext:value-type="string">
            <text:p>Josepha /Hiska/</text:p>
          </table:table-cell>
          <table:table-cell office:value-type="float" office:value="18531109" calcext:value-type="float">
            <text:p>18531109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6" calcext:value-type="float">
            <text:p>76</text:p>
          </table:table-cell>
          <table:table-cell office:value-type="float" office:value="18531127" calcext:value-type="float">
            <text:p>18531127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zyi</text:p>
          </table:table-cell>
          <table:table-cell office:value-type="string" calcext:value-type="string">
            <text:p>Adalbertus /Adamski/ gospodarz</text:p>
          </table:table-cell>
          <table:table-cell office:value-type="string" calcext:value-type="string">
            <text:p>Helena /Kielińska/</text:p>
          </table:table-cell>
          <table:table-cell office:value-type="string" calcext:value-type="string">
            <text:p>Ignatius /Adamski/</text:p>
          </table:table-cell>
          <table:table-cell office:value-type="string" calcext:value-type="string">
            <text:p>Anna /Jarmacżewicż/</text:p>
          </table:table-cell>
          <table:table-cell office:value-type="float" office:value="18531121" calcext:value-type="float">
            <text:p>1853112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6" calcext:value-type="float">
            <text:p>76</text:p>
          </table:table-cell>
          <table:table-cell office:value-type="float" office:value="18531127" calcext:value-type="float">
            <text:p>185311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Napolionus /Pawłowicż/ komornik</text:p>
          </table:table-cell>
          <table:table-cell office:value-type="string" calcext:value-type="string">
            <text:p>Apolonia /Tomcżyk/</text:p>
          </table:table-cell>
          <table:table-cell office:value-type="string" calcext:value-type="string">
            <text:p>Michael /Janowiak/</text:p>
          </table:table-cell>
          <table:table-cell office:value-type="string" calcext:value-type="string">
            <text:p>Constantia /Tomajcżyk/</text:p>
          </table:table-cell>
          <table:table-cell office:value-type="float" office:value="18531123" calcext:value-type="float">
            <text:p>1853112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6" calcext:value-type="float">
            <text:p>76</text:p>
          </table:table-cell>
          <table:table-cell office:value-type="float" office:value="18531127" calcext:value-type="float">
            <text:p>185311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dalbertus /Borucki/ komornik</text:p>
          </table:table-cell>
          <table:table-cell office:value-type="string" calcext:value-type="string">
            <text:p>Agnetis /Pawlak/</text:p>
          </table:table-cell>
          <table:table-cell office:value-type="string" calcext:value-type="string">
            <text:p>Joannes /Kubasiak/</text:p>
          </table:table-cell>
          <table:table-cell office:value-type="string" calcext:value-type="string">
            <text:p>Catharina /Woźna/</text:p>
          </table:table-cell>
          <table:table-cell office:value-type="float" office:value="18531127" calcext:value-type="float">
            <text:p>1853112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6" calcext:value-type="float">
            <text:p>76</text:p>
          </table:table-cell>
          <table:table-cell office:value-type="float" office:value="18531209" calcext:value-type="float">
            <text:p>1853120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dalbertus /Kowalski/ komornik</text:p>
          </table:table-cell>
          <table:table-cell office:value-type="string" calcext:value-type="string">
            <text:p>Catharina /Wisnieska/</text:p>
          </table:table-cell>
          <table:table-cell office:value-type="string" calcext:value-type="string">
            <text:p>Joseph /Duchalski/</text:p>
          </table:table-cell>
          <table:table-cell office:value-type="string" calcext:value-type="string">
            <text:p>Żusana /Makielska/</text:p>
          </table:table-cell>
          <table:table-cell office:value-type="float" office:value="18531207" calcext:value-type="float">
            <text:p>1853120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6" calcext:value-type="float">
            <text:p>76</text:p>
          </table:table-cell>
          <table:table-cell office:value-type="float" office:value="18531216" calcext:value-type="float">
            <text:p>18531216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lagia</text:p>
          </table:table-cell>
          <table:table-cell office:value-type="string" calcext:value-type="string">
            <text:p>Lucianus /Bątkowski/ tenutarius</text:p>
          </table:table-cell>
          <table:table-cell office:value-type="string" calcext:value-type="string">
            <text:p>Josepha /Etter/</text:p>
          </table:table-cell>
          <table:table-cell office:value-type="string" calcext:value-type="string">
            <text:p>Joannes /Etter/ praeceptor</text:p>
          </table:table-cell>
          <table:table-cell office:value-type="string" calcext:value-type="string">
            <text:p>Anna /Etter/</text:p>
          </table:table-cell>
          <table:table-cell office:value-type="float" office:value="18531216" calcext:value-type="float">
            <text:p>18531216</text:p>
          </table:table-cell>
          <table:table-cell office:value-type="string" calcext:value-type="string">
            <text:p>ex aqua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6" calcext:value-type="float">
            <text:p>76</text:p>
          </table:table-cell>
          <table:table-cell office:value-type="float" office:value="18531224" calcext:value-type="float">
            <text:p>18531224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Fydrych/ komornik</text:p>
          </table:table-cell>
          <table:table-cell office:value-type="string" calcext:value-type="string">
            <text:p>Marianna /Kirzyżanska/</text:p>
          </table:table-cell>
          <table:table-cell office:value-type="string" calcext:value-type="string">
            <text:p>Michael /Putczynski//</text:p>
          </table:table-cell>
          <table:table-cell office:value-type="string" calcext:value-type="string">
            <text:p>Victoria /Armata/</text:p>
          </table:table-cell>
          <table:table-cell office:value-type="float" office:value="18531223" calcext:value-type="float">
            <text:p>1853122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6" calcext:value-type="float">
            <text:p>76</text:p>
          </table:table-cell>
          <table:table-cell office:value-type="float" office:value="18540121" calcext:value-type="float">
            <text:p>185401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Wiktoroski/</text:p>
          </table:table-cell>
          <table:table-cell office:value-type="string" calcext:value-type="string">
            <text:p>Francisca /Podskrobków/</text:p>
          </table:table-cell>
          <table:table-cell office:value-type="string" calcext:value-type="string">
            <text:p>Martinus /Armata/</text:p>
          </table:table-cell>
          <table:table-cell office:value-type="string" calcext:value-type="string">
            <text:p>Marianna /Kłych/</text:p>
          </table:table-cell>
          <table:table-cell office:value-type="float" office:value="18540114" calcext:value-type="float">
            <text:p>1854011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6" calcext:value-type="float">
            <text:p>76</text:p>
          </table:table-cell>
          <table:table-cell office:value-type="float" office:value="18540119" calcext:value-type="float">
            <text:p>185401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Franciscus /Kujawa/</text:p>
          </table:table-cell>
          <table:table-cell office:value-type="string" calcext:value-type="string">
            <text:p>Francisca /Chelmniak/</text:p>
          </table:table-cell>
          <table:table-cell office:value-type="string" calcext:value-type="string">
            <text:p>Josephus /Kalcżynski/</text:p>
          </table:table-cell>
          <table:table-cell office:value-type="string" calcext:value-type="string">
            <text:p>Anna /Dobrzynska/</text:p>
          </table:table-cell>
          <table:table-cell office:value-type="float" office:value="18540119" calcext:value-type="float">
            <text:p>18540119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6" calcext:value-type="float">
            <text:p>76</text:p>
          </table:table-cell>
          <table:table-cell office:value-type="float" office:value="18540129" calcext:value-type="float">
            <text:p>185401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Gaspar /Frasz/</text:p>
          </table:table-cell>
          <table:table-cell office:value-type="string" calcext:value-type="string">
            <text:p>Marianna /Łapacżów/</text:p>
          </table:table-cell>
          <table:table-cell office:value-type="string" calcext:value-type="string">
            <text:p>Michael /Janowiak/</text:p>
          </table:table-cell>
          <table:table-cell office:value-type="string" calcext:value-type="string">
            <text:p>Michalena /Tefelska/</text:p>
          </table:table-cell>
          <table:table-cell office:value-type="float" office:value="18540126" calcext:value-type="float">
            <text:p>1854012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6" calcext:value-type="float">
            <text:p>76</text:p>
          </table:table-cell>
          <table:table-cell office:value-type="float" office:value="18540129" calcext:value-type="float">
            <text:p>1854012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Antoniak/</text:p>
          </table:table-cell>
          <table:table-cell office:value-type="string" calcext:value-type="string">
            <text:p>Francisca /Galwas/</text:p>
          </table:table-cell>
          <table:table-cell office:value-type="string" calcext:value-type="string">
            <text:p>Joannes /Wichłacz/</text:p>
          </table:table-cell>
          <table:table-cell office:value-type="string" calcext:value-type="string">
            <text:p>Marianna /Galwaska/</text:p>
          </table:table-cell>
          <table:table-cell office:value-type="float" office:value="18540129" calcext:value-type="float">
            <text:p>18540129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7" calcext:value-type="float">
            <text:p>77</text:p>
          </table:table-cell>
          <table:table-cell office:value-type="float" office:value="18540201" calcext:value-type="float">
            <text:p>18540201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Valentinus /Śaskoski/ komornik</text:p>
          </table:table-cell>
          <table:table-cell office:value-type="string" calcext:value-type="string">
            <text:p>Salomia /Klemińska/</text:p>
          </table:table-cell>
          <table:table-cell office:value-type="string" calcext:value-type="string">
            <text:p>Thomas /Śaskoski/</text:p>
          </table:table-cell>
          <table:table-cell office:value-type="string" calcext:value-type="string">
            <text:p>Agnes /Mnichoska/</text:p>
          </table:table-cell>
          <table:table-cell office:value-type="float" office:value="18540130" calcext:value-type="float">
            <text:p>1854013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7" calcext:value-type="float">
            <text:p>77</text:p>
          </table:table-cell>
          <table:table-cell office:value-type="float" office:value="18540203" calcext:value-type="float">
            <text:p>1854020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Brzeźiński/ wyrobnik</text:p>
          </table:table-cell>
          <table:table-cell office:value-type="string" calcext:value-type="string">
            <text:p>Marianna /Gęsińska/</text:p>
          </table:table-cell>
          <table:table-cell office:value-type="string" calcext:value-type="string">
            <text:p>Franciscus /Krąkoski/</text:p>
          </table:table-cell>
          <table:table-cell office:value-type="string" calcext:value-type="string">
            <text:p>Catharina /Woźna/</text:p>
          </table:table-cell>
          <table:table-cell office:value-type="float" office:value="18540203" calcext:value-type="float">
            <text:p>1854020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7" calcext:value-type="float">
            <text:p>77</text:p>
          </table:table-cell>
          <table:table-cell office:value-type="float" office:value="18540209" calcext:value-type="float">
            <text:p>18540209</text:p>
          </table:table-cell>
          <table:table-cell office:value-type="string" calcext:value-type="string">
            <text:p>Ustasż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Wisnieski/ komornik</text:p>
          </table:table-cell>
          <table:table-cell office:value-type="string" calcext:value-type="string">
            <text:p>Magdalena /Rumel/</text:p>
          </table:table-cell>
          <table:table-cell office:value-type="string" calcext:value-type="string">
            <text:p>Josephus /Kalasinski/</text:p>
          </table:table-cell>
          <table:table-cell office:value-type="string" calcext:value-type="string">
            <text:p>Hedvigis /Grzechowiak/</text:p>
          </table:table-cell>
          <table:table-cell office:value-type="float" office:value="18540204" calcext:value-type="float">
            <text:p>1854020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7" calcext:value-type="float">
            <text:p>77</text:p>
          </table:table-cell>
          <table:table-cell office:value-type="float" office:value="18540212" calcext:value-type="float">
            <text:p>18540212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pumucena</text:p>
          </table:table-cell>
          <table:table-cell office:value-type="string" calcext:value-type="string">
            <text:p>Adalbertus /Żieliński/ komornik</text:p>
          </table:table-cell>
          <table:table-cell office:value-type="string" calcext:value-type="string">
            <text:p>Marianna /Bykoska/</text:p>
          </table:table-cell>
          <table:table-cell office:value-type="string" calcext:value-type="string">
            <text:p>Joannes /Bykoski/</text:p>
          </table:table-cell>
          <table:table-cell office:value-type="string" calcext:value-type="string">
            <text:p>Nepumucena /Jarocka/</text:p>
          </table:table-cell>
          <table:table-cell office:value-type="float" office:value="18540207" calcext:value-type="float">
            <text:p>1854020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7" calcext:value-type="float">
            <text:p>77</text:p>
          </table:table-cell>
          <table:table-cell office:value-type="float" office:value="18540212" calcext:value-type="float">
            <text:p>1854021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ubasiak/ komornik</text:p>
          </table:table-cell>
          <table:table-cell office:value-type="string" calcext:value-type="string">
            <text:p>Francisca /Kusż/</text:p>
          </table:table-cell>
          <table:table-cell office:value-type="string" calcext:value-type="string">
            <text:p>Joannes /Kubasiak/</text:p>
          </table:table-cell>
          <table:table-cell office:value-type="string" calcext:value-type="string">
            <text:p>Anna /Dobrzynska/</text:p>
          </table:table-cell>
          <table:table-cell office:value-type="float" office:value="18540208" calcext:value-type="float">
            <text:p>1854020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7" calcext:value-type="float">
            <text:p>77</text:p>
          </table:table-cell>
          <table:table-cell office:value-type="float" office:value="18540212" calcext:value-type="float">
            <text:p>18540212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Josepha /Jarocka/</text:p>
          </table:table-cell>
          <table:table-cell office:value-type="string" calcext:value-type="string">
            <text:p>Ignatius /Mnichoski/</text:p>
          </table:table-cell>
          <table:table-cell office:value-type="string" calcext:value-type="string">
            <text:p>Josepha /Jarocka/</text:p>
          </table:table-cell>
          <table:table-cell office:value-type="float" office:value="18540208" calcext:value-type="float">
            <text:p>1854020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7" calcext:value-type="float">
            <text:p>77</text:p>
          </table:table-cell>
          <table:table-cell office:value-type="float" office:value="18540212" calcext:value-type="float">
            <text:p>185402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</text:p>
          </table:table-cell>
          <table:table-cell office:value-type="string" calcext:value-type="string">
            <text:p>Valentinus /Szcżechoski/ gospodarz</text:p>
          </table:table-cell>
          <table:table-cell office:value-type="string" calcext:value-type="string">
            <text:p>Catharina /Lewandoska/</text:p>
          </table:table-cell>
          <table:table-cell office:value-type="string" calcext:value-type="string">
            <text:p>Bartholomeus /Bącżynski/</text:p>
          </table:table-cell>
          <table:table-cell office:value-type="string" calcext:value-type="string">
            <text:p>Agnes /Mnichoska/</text:p>
          </table:table-cell>
          <table:table-cell office:value-type="float" office:value="18540210" calcext:value-type="float">
            <text:p>1854021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7" calcext:value-type="float">
            <text:p>77</text:p>
          </table:table-cell>
          <table:table-cell office:value-type="float" office:value="18540219" calcext:value-type="float">
            <text:p>1854021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ophila</text:p>
          </table:table-cell>
          <table:table-cell office:value-type="string" calcext:value-type="string">
            <text:p>Franciscus /Siewkoski/ komornik</text:p>
          </table:table-cell>
          <table:table-cell office:value-type="string" calcext:value-type="string">
            <text:p>Marianna /Śżydtoska/</text:p>
          </table:table-cell>
          <table:table-cell office:value-type="string" calcext:value-type="string">
            <text:p>Martinus /Siewkoski//</text:p>
          </table:table-cell>
          <table:table-cell office:value-type="string" calcext:value-type="string">
            <text:p>Catharina /Śżydtoska/</text:p>
          </table:table-cell>
          <table:table-cell office:value-type="float" office:value="18540219" calcext:value-type="float">
            <text:p>18540219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7" calcext:value-type="float">
            <text:p>77</text:p>
          </table:table-cell>
          <table:table-cell office:value-type="float" office:value="18540227" calcext:value-type="float">
            <text:p>185402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 /Tucżynski/</text:p>
          </table:table-cell>
          <table:table-cell office:value-type="string" calcext:value-type="string">
            <text:p>Anna /Koroleska/</text:p>
          </table:table-cell>
          <table:table-cell office:value-type="string" calcext:value-type="string">
            <text:p>Franciscus /Musielski/ wyrobnik</text:p>
          </table:table-cell>
          <table:table-cell office:value-type="string" calcext:value-type="string">
            <text:p>Anna /Kalcżynska/</text:p>
          </table:table-cell>
          <table:table-cell office:value-type="float" office:value="18540226" calcext:value-type="float">
            <text:p>1854022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7" calcext:value-type="float">
            <text:p>77</text:p>
          </table:table-cell>
          <table:table-cell office:value-type="float" office:value="18540228" calcext:value-type="float">
            <text:p>18540228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ichael /Przybył/ gospodarz</text:p>
          </table:table-cell>
          <table:table-cell office:value-type="string" calcext:value-type="string">
            <text:p>Josepha /Pioterek/</text:p>
          </table:table-cell>
          <table:table-cell office:value-type="string" calcext:value-type="string">
            <text:p>Andreas /Pioterek/</text:p>
          </table:table-cell>
          <table:table-cell office:value-type="string" calcext:value-type="string">
            <text:p>Barbara /Kusż/</text:p>
          </table:table-cell>
          <table:table-cell office:value-type="float" office:value="18540208" calcext:value-type="float">
            <text:p>18540208</text:p>
          </table:table-cell>
          <table:table-cell office:value-type="string" calcext:value-type="string">
            <text:p>marked with an x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7" calcext:value-type="float">
            <text:p>77</text:p>
          </table:table-cell>
          <table:table-cell office:value-type="float" office:value="18540305" calcext:value-type="float">
            <text:p>1854030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Żiolkoski/ wyrobnik</text:p>
          </table:table-cell>
          <table:table-cell office:value-type="string" calcext:value-type="string">
            <text:p>Catharina /Poptaska/</text:p>
          </table:table-cell>
          <table:table-cell office:value-type="string" calcext:value-type="string">
            <text:p>Jacobus /Raźnieski/</text:p>
          </table:table-cell>
          <table:table-cell office:value-type="string" calcext:value-type="string">
            <text:p>Michalena /Pijanoska/</text:p>
          </table:table-cell>
          <table:table-cell office:value-type="float" office:value="18540304" calcext:value-type="float">
            <text:p>1854030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7" calcext:value-type="float">
            <text:p>77</text:p>
          </table:table-cell>
          <table:table-cell office:value-type="float" office:value="18540305" calcext:value-type="float">
            <text:p>185403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/Knaś/ wyrobnik</text:p>
          </table:table-cell>
          <table:table-cell office:value-type="string" calcext:value-type="string">
            <text:p>Antonina /Cżajkoska/</text:p>
          </table:table-cell>
          <table:table-cell office:value-type="string" calcext:value-type="string">
            <text:p>Martinus /Cżarneski/</text:p>
          </table:table-cell>
          <table:table-cell office:value-type="string" calcext:value-type="string">
            <text:p>Marianna /Dobrzynska/</text:p>
          </table:table-cell>
          <table:table-cell office:value-type="float" office:value="18540303" calcext:value-type="float">
            <text:p>1854030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7" calcext:value-type="float">
            <text:p>77</text:p>
          </table:table-cell>
          <table:table-cell office:value-type="float" office:value="18540305" calcext:value-type="float">
            <text:p>185403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gnatius /Mnichowski/ gospodarz</text:p>
          </table:table-cell>
          <table:table-cell office:value-type="string" calcext:value-type="string">
            <text:p>Marianna /Nadolna/</text:p>
          </table:table-cell>
          <table:table-cell office:value-type="string" calcext:value-type="string">
            <text:p>Josephus /Sabota/</text:p>
          </table:table-cell>
          <table:table-cell office:value-type="string" calcext:value-type="string">
            <text:p>Agnes /Nadolna/</text:p>
          </table:table-cell>
          <table:table-cell office:value-type="float" office:value="18540304" calcext:value-type="float">
            <text:p>1854030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7" calcext:value-type="float">
            <text:p>77</text:p>
          </table:table-cell>
          <table:table-cell office:value-type="float" office:value="18540307" calcext:value-type="float">
            <text:p>185403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Joannes</text:p>
          </table:table-cell>
          <table:table-cell office:value-type="string" calcext:value-type="string">
            <text:p>Laurentius /Żielinski/ komornik</text:p>
          </table:table-cell>
          <table:table-cell office:value-type="string" calcext:value-type="string">
            <text:p>Marianna /Tszebna/</text:p>
          </table:table-cell>
          <table:table-cell office:value-type="string" calcext:value-type="string">
            <text:p>Petrus /Koricek/</text:p>
          </table:table-cell>
          <table:table-cell office:value-type="string" calcext:value-type="string">
            <text:p>Barbara /Skibieska/</text:p>
          </table:table-cell>
          <table:table-cell office:value-type="float" office:value="18540304" calcext:value-type="float">
            <text:p>1854030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7" calcext:value-type="float">
            <text:p>77</text:p>
          </table:table-cell>
          <table:table-cell office:value-type="float" office:value="18540310" calcext:value-type="float">
            <text:p>185403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Andreas /Wierzejeski/ komornik</text:p>
          </table:table-cell>
          <table:table-cell office:value-type="string" calcext:value-type="string">
            <text:p>Marianna /Galwas/</text:p>
          </table:table-cell>
          <table:table-cell office:value-type="string" calcext:value-type="string">
            <text:p>Franciscus /Mysżka/</text:p>
          </table:table-cell>
          <table:table-cell office:value-type="string" calcext:value-type="string">
            <text:p>Marianna /Galwaska/</text:p>
          </table:table-cell>
          <table:table-cell office:value-type="float" office:value="18540304" calcext:value-type="float">
            <text:p>1854030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7" calcext:value-type="float">
            <text:p>77</text:p>
          </table:table-cell>
          <table:table-cell office:value-type="float" office:value="18540311" calcext:value-type="float">
            <text:p>18540311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dalbertus /Wesotoski/ gospodarz</text:p>
          </table:table-cell>
          <table:table-cell office:value-type="string" calcext:value-type="string">
            <text:p>Carolina /Kujawa/</text:p>
          </table:table-cell>
          <table:table-cell office:value-type="string" calcext:value-type="string">
            <text:p>Josephus /Petrykoski/</text:p>
          </table:table-cell>
          <table:table-cell office:value-type="string" calcext:value-type="string">
            <text:p>Rosalia /Matecka/</text:p>
          </table:table-cell>
          <table:table-cell office:value-type="float" office:value="18540310" calcext:value-type="float">
            <text:p>1854031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7" calcext:value-type="float">
            <text:p>77</text:p>
          </table:table-cell>
          <table:table-cell office:value-type="float" office:value="18540312" calcext:value-type="float">
            <text:p>185403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aurentius /Bącżynski/ młynarz</text:p>
          </table:table-cell>
          <table:table-cell office:value-type="string" calcext:value-type="string">
            <text:p>Marianna /Stańkiewicz/</text:p>
          </table:table-cell>
          <table:table-cell office:value-type="string" calcext:value-type="string">
            <text:p>Franciscus /Mąkiski/</text:p>
          </table:table-cell>
          <table:table-cell office:value-type="string" calcext:value-type="string">
            <text:p>Anna /Kalcżynska/</text:p>
          </table:table-cell>
          <table:table-cell office:value-type="float" office:value="18540309" calcext:value-type="float">
            <text:p>18540309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8" calcext:value-type="float">
            <text:p>78</text:p>
          </table:table-cell>
          <table:table-cell office:value-type="float" office:value="18540319" calcext:value-type="float">
            <text:p>1854031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Josephus /Tultynski/ parobek</text:p>
          </table:table-cell>
          <table:table-cell office:value-type="string" calcext:value-type="string">
            <text:p>Agnetis /Pasżkiewicz/</text:p>
          </table:table-cell>
          <table:table-cell office:value-type="string" calcext:value-type="string">
            <text:p>Josephus /Woźny/</text:p>
          </table:table-cell>
          <table:table-cell office:value-type="string" calcext:value-type="string">
            <text:p>Catharina /Okonieska/</text:p>
          </table:table-cell>
          <table:table-cell office:value-type="float" office:value="18540314" calcext:value-type="float">
            <text:p>18540314</text:p>
          </table:table-cell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8" calcext:value-type="float">
            <text:p>78</text:p>
          </table:table-cell>
          <table:table-cell office:value-type="float" office:value="18540319" calcext:value-type="float">
            <text:p>1854031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va</text:p>
          </table:table-cell>
          <table:table-cell office:value-type="string" calcext:value-type="string">
            <text:p>Josephus /Tultynski/ parobek</text:p>
          </table:table-cell>
          <table:table-cell office:value-type="string" calcext:value-type="string">
            <text:p>Agnetis /Pasżkiewicz/</text:p>
          </table:table-cell>
          <table:table-cell office:value-type="string" calcext:value-type="string">
            <text:p>Valentinus /Okonieski/</text:p>
          </table:table-cell>
          <table:table-cell office:value-type="string" calcext:value-type="string">
            <text:p>Anna /Woźna/</text:p>
          </table:table-cell>
          <table:table-cell office:value-type="float" office:value="18540314" calcext:value-type="float">
            <text:p>18540314</text:p>
          </table:table-cell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8" calcext:value-type="float">
            <text:p>78</text:p>
          </table:table-cell>
          <table:table-cell office:value-type="float" office:value="18540319" calcext:value-type="float">
            <text:p>1854031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Petrus /Lenethej/ gospodarz</text:p>
          </table:table-cell>
          <table:table-cell office:value-type="string" calcext:value-type="string">
            <text:p>Justina /Radków/</text:p>
          </table:table-cell>
          <table:table-cell office:value-type="string" calcext:value-type="string">
            <text:p>Jacobus /Sżafranski/</text:p>
          </table:table-cell>
          <table:table-cell office:value-type="string" calcext:value-type="string">
            <text:p>Ulianna /Lenethej/</text:p>
          </table:table-cell>
          <table:table-cell office:value-type="float" office:value="18540317" calcext:value-type="float">
            <text:p>1854031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8" calcext:value-type="float">
            <text:p>78</text:p>
          </table:table-cell>
          <table:table-cell office:value-type="float" office:value="18540326" calcext:value-type="float">
            <text:p>185403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pumucena</text:p>
          </table:table-cell>
          <table:table-cell office:value-type="string" calcext:value-type="string">
            <text:p>Casimirus /Doliński/ parobek</text:p>
          </table:table-cell>
          <table:table-cell office:value-type="string" calcext:value-type="string">
            <text:p>Catharina /Janowiak/</text:p>
          </table:table-cell>
          <table:table-cell office:value-type="string" calcext:value-type="string">
            <text:p>Ignatius /Mnichoski/</text:p>
          </table:table-cell>
          <table:table-cell office:value-type="string" calcext:value-type="string">
            <text:p>Francisca /Wiktoroska/</text:p>
          </table:table-cell>
          <table:table-cell office:value-type="float" office:value="18540326" calcext:value-type="float">
            <text:p>1854032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8" calcext:value-type="float">
            <text:p>78</text:p>
          </table:table-cell>
          <table:table-cell office:value-type="float" office:value="18540327" calcext:value-type="float">
            <text:p>185403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 /Gołębieski/ parobek</text:p>
          </table:table-cell>
          <table:table-cell office:value-type="string" calcext:value-type="string">
            <text:p>Francisca /Wiktoroska/</text:p>
          </table:table-cell>
          <table:table-cell office:value-type="string" calcext:value-type="string">
            <text:p>Martinus /Cżarneski/</text:p>
          </table:table-cell>
          <table:table-cell office:value-type="string" calcext:value-type="string">
            <text:p>Margaretha /Woźna/</text:p>
          </table:table-cell>
          <table:table-cell office:value-type="float" office:value="18540326" calcext:value-type="float">
            <text:p>1854032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8" calcext:value-type="float">
            <text:p>78</text:p>
          </table:table-cell>
          <table:table-cell office:value-type="float" office:value="18540406" calcext:value-type="float">
            <text:p>185404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ichael /Andrzejeski/ parobek</text:p>
          </table:table-cell>
          <table:table-cell office:value-type="string" calcext:value-type="string">
            <text:p>Marianna /Gęsińska/</text:p>
          </table:table-cell>
          <table:table-cell office:value-type="string" calcext:value-type="string">
            <text:p>Valentinus /Gęsinski/</text:p>
          </table:table-cell>
          <table:table-cell office:value-type="string" calcext:value-type="string">
            <text:p>Marianna /Paluska/</text:p>
          </table:table-cell>
          <table:table-cell office:value-type="float" office:value="18540403" calcext:value-type="float">
            <text:p>1854040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8" calcext:value-type="float">
            <text:p>78</text:p>
          </table:table-cell>
          <table:table-cell office:value-type="float" office:value="18540411" calcext:value-type="float">
            <text:p>18540411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Adalbertus /Okonieski/ wyrobnik</text:p>
          </table:table-cell>
          <table:table-cell office:value-type="string" calcext:value-type="string">
            <text:p>Catharina /Kędziora/</text:p>
          </table:table-cell>
          <table:table-cell office:value-type="string" calcext:value-type="string">
            <text:p>Michael /Mnichoski/</text:p>
          </table:table-cell>
          <table:table-cell office:value-type="string" calcext:value-type="string">
            <text:p>Cunegundis /Etter/</text:p>
          </table:table-cell>
          <table:table-cell office:value-type="float" office:value="18540407" calcext:value-type="float">
            <text:p>1854040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8" calcext:value-type="float">
            <text:p>78</text:p>
          </table:table-cell>
          <table:table-cell office:value-type="float" office:value="18540415" calcext:value-type="float">
            <text:p>18540415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oannes /Brykacż/ wyrobnik</text:p>
          </table:table-cell>
          <table:table-cell office:value-type="string" calcext:value-type="string">
            <text:p>Antonina /Cesżynska/</text:p>
          </table:table-cell>
          <table:table-cell office:value-type="string" calcext:value-type="string">
            <text:p>Petrus /Tefelski/</text:p>
          </table:table-cell>
          <table:table-cell office:value-type="string" calcext:value-type="string">
            <text:p>Barbara /Kusż/</text:p>
          </table:table-cell>
          <table:table-cell office:value-type="float" office:value="18540410" calcext:value-type="float">
            <text:p>1854041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8" calcext:value-type="float">
            <text:p>78</text:p>
          </table:table-cell>
          <table:table-cell office:value-type="float" office:value="18540421" calcext:value-type="float">
            <text:p>185404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Joannes /Kubasiak/ wyrobnik</text:p>
          </table:table-cell>
          <table:table-cell office:value-type="string" calcext:value-type="string">
            <text:p>Marianna /Pawlak/</text:p>
          </table:table-cell>
          <table:table-cell office:value-type="string" calcext:value-type="string">
            <text:p>Adalbertus /Adamski/</text:p>
          </table:table-cell>
          <table:table-cell office:value-type="string" calcext:value-type="string">
            <text:p>Anna /Adamska/</text:p>
          </table:table-cell>
          <table:table-cell office:value-type="float" office:value="18540416" calcext:value-type="float">
            <text:p>1854041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8" calcext:value-type="float">
            <text:p>78</text:p>
          </table:table-cell>
          <table:table-cell office:value-type="float" office:value="18540424" calcext:value-type="float">
            <text:p>185404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Bartholomeus /Bącżynski/ faber</text:p>
          </table:table-cell>
          <table:table-cell office:value-type="string" calcext:value-type="string">
            <text:p>Anna /Pazderska/</text:p>
          </table:table-cell>
          <table:table-cell office:value-type="string" calcext:value-type="string">
            <text:p>Stanislaus /Oźiminski/</text:p>
          </table:table-cell>
          <table:table-cell office:value-type="string" calcext:value-type="string">
            <text:p>Marianna /Janowiak/</text:p>
          </table:table-cell>
          <table:table-cell office:value-type="float" office:value="18540423" calcext:value-type="float">
            <text:p>1854042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8" calcext:value-type="float">
            <text:p>78</text:p>
          </table:table-cell>
          <table:table-cell office:value-type="float" office:value="18540507" calcext:value-type="float">
            <text:p>1854050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udovicus /Nowakoski/ komornik</text:p>
          </table:table-cell>
          <table:table-cell office:value-type="string" calcext:value-type="string">
            <text:p>Catharina /Purol/</text:p>
          </table:table-cell>
          <table:table-cell office:value-type="string" calcext:value-type="string">
            <text:p>Lucas /Andrzejeski/</text:p>
          </table:table-cell>
          <table:table-cell office:value-type="string" calcext:value-type="string">
            <text:p>Magdalena /Lipińska/</text:p>
          </table:table-cell>
          <table:table-cell office:value-type="float" office:value="18540501" calcext:value-type="float">
            <text:p>1854050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8" calcext:value-type="float">
            <text:p>78</text:p>
          </table:table-cell>
          <table:table-cell office:value-type="float" office:value="18540521" calcext:value-type="float">
            <text:p>18540521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Nepumucenus</text:p>
          </table:table-cell>
          <table:table-cell office:value-type="string" calcext:value-type="string">
            <text:p>Matthias /Cżajkoski/ pater familia</text:p>
          </table:table-cell>
          <table:table-cell office:value-type="string" calcext:value-type="string">
            <text:p>Joanna /Krygier/</text:p>
          </table:table-cell>
          <table:table-cell office:value-type="string" calcext:value-type="string">
            <text:p>Valentinus /Mnich/</text:p>
          </table:table-cell>
          <table:table-cell office:value-type="string" calcext:value-type="string">
            <text:p>Anna /Kusż/</text:p>
          </table:table-cell>
          <table:table-cell office:value-type="float" office:value="18540515" calcext:value-type="float">
            <text:p>1854051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8" calcext:value-type="float">
            <text:p>78</text:p>
          </table:table-cell>
          <table:table-cell office:value-type="float" office:value="18540521" calcext:value-type="float">
            <text:p>185405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Frydrych/</text:p>
          </table:table-cell>
          <table:table-cell office:value-type="string" calcext:value-type="string">
            <text:p>Marianna /Janicka/</text:p>
          </table:table-cell>
          <table:table-cell office:value-type="string" calcext:value-type="string">
            <text:p>Franciscus /Wichłacz/</text:p>
          </table:table-cell>
          <table:table-cell office:value-type="string" calcext:value-type="string">
            <text:p>Cordiela /Junicka/</text:p>
          </table:table-cell>
          <table:table-cell office:value-type="float" office:value="18540515" calcext:value-type="float">
            <text:p>1854051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8" calcext:value-type="float">
            <text:p>78</text:p>
          </table:table-cell>
          <table:table-cell office:value-type="float" office:value="18540521" calcext:value-type="float">
            <text:p>185405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Ogrodowicż/ parobe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Klasinski/</text:p>
          </table:table-cell>
          <table:table-cell office:value-type="string" calcext:value-type="string">
            <text:p>Agnes /Ferst/</text:p>
          </table:table-cell>
          <table:table-cell office:value-type="float" office:value="18540514" calcext:value-type="float">
            <text:p>1854051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8" calcext:value-type="float">
            <text:p>78</text:p>
          </table:table-cell>
          <table:table-cell office:value-type="float" office:value="18540525" calcext:value-type="float">
            <text:p>18540525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Valentinus /Bielski/ parobek</text:p>
          </table:table-cell>
          <table:table-cell office:value-type="string" calcext:value-type="string">
            <text:p>Francisca /Amborska/</text:p>
          </table:table-cell>
          <table:table-cell office:value-type="string" calcext:value-type="string">
            <text:p>Josephus /Gwid/</text:p>
          </table:table-cell>
          <table:table-cell office:value-type="string" calcext:value-type="string">
            <text:p>Marianna /Gwid/</text:p>
          </table:table-cell>
          <table:table-cell office:value-type="float" office:value="18540522" calcext:value-type="float">
            <text:p>1854052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8" calcext:value-type="float">
            <text:p>78</text:p>
          </table:table-cell>
          <table:table-cell office:value-type="float" office:value="18540507" calcext:value-type="float">
            <text:p>185405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 Chonorata Amelia</text:p>
          </table:table-cell>
          <table:table-cell office:value-type="string" calcext:value-type="string">
            <text:p>Josephus /Dalesżynski/ heredor</text:p>
          </table:table-cell>
          <table:table-cell office:value-type="string" calcext:value-type="string">
            <text:p>Josepha /Fryza/</text:p>
          </table:table-cell>
          <table:table-cell office:value-type="string" calcext:value-type="string">
            <text:p>Josephus /Kenecki/ curator loci</text:p>
          </table:table-cell>
          <table:table-cell office:value-type="string" calcext:value-type="string">
            <text:p>Hedvigis /Fryza/</text:p>
          </table:table-cell>
          <table:table-cell office:value-type="float" office:value="18531231" calcext:value-type="float">
            <text:p>1853123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8" calcext:value-type="float">
            <text:p>78</text:p>
          </table:table-cell>
          <table:table-cell office:value-type="float" office:value="18540530" calcext:value-type="float">
            <text:p>18540530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Nowicki/ wyrobnik</text:p>
          </table:table-cell>
          <table:table-cell office:value-type="string" calcext:value-type="string">
            <text:p>Marianna /Bielska/</text:p>
          </table:table-cell>
          <table:table-cell office:value-type="string" calcext:value-type="string">
            <text:p>Ignatius /Adamski/</text:p>
          </table:table-cell>
          <table:table-cell office:value-type="string" calcext:value-type="string">
            <text:p>Agnes /Mnich/</text:p>
          </table:table-cell>
          <table:table-cell office:value-type="float" office:value="18540530" calcext:value-type="float">
            <text:p>1854053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8" calcext:value-type="float">
            <text:p>78</text:p>
          </table:table-cell>
          <table:table-cell office:value-type="float" office:value="18540606" calcext:value-type="float">
            <text:p>185406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ichael /Jaworski/ komornik</text:p>
          </table:table-cell>
          <table:table-cell office:value-type="string" calcext:value-type="string">
            <text:p>Marianna /Biegańska/</text:p>
          </table:table-cell>
          <table:table-cell office:value-type="string" calcext:value-type="string">
            <text:p>Martinus /Jaworski/</text:p>
          </table:table-cell>
          <table:table-cell office:value-type="string" calcext:value-type="string">
            <text:p>Margaretha /Bieganski/</text:p>
          </table:table-cell>
          <table:table-cell office:value-type="float" office:value="18540606" calcext:value-type="float">
            <text:p>1854060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78" calcext:value-type="float">
            <text:p>78</text:p>
          </table:table-cell>
          <table:table-cell office:value-type="float" office:value="18540606" calcext:value-type="float">
            <text:p>185406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ichael /Wisnieski/ komornik</text:p>
          </table:table-cell>
          <table:table-cell office:value-type="string" calcext:value-type="string">
            <text:p>Marianna /Grochoska/</text:p>
          </table:table-cell>
          <table:table-cell office:value-type="string" calcext:value-type="string">
            <text:p>Joannes /Sniadecki/</text:p>
          </table:table-cell>
          <table:table-cell office:value-type="string" calcext:value-type="string">
            <text:p>Justina /Grochoska/</text:p>
          </table:table-cell>
          <table:table-cell office:value-type="float" office:value="18540606" calcext:value-type="float">
            <text:p>1854060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0" calcext:value-type="float">
            <text:p>80</text:p>
          </table:table-cell>
          <table:table-cell office:value-type="float" office:value="18540716" calcext:value-type="float">
            <text:p>18540716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Joannes /Kusż/ incola</text:p>
          </table:table-cell>
          <table:table-cell office:value-type="string" calcext:value-type="string">
            <text:p>Marianna /Śaskoska/</text:p>
          </table:table-cell>
          <table:table-cell office:value-type="string" calcext:value-type="string">
            <text:p>Valentinus /Mnichoski/ incola</text:p>
          </table:table-cell>
          <table:table-cell office:value-type="string" calcext:value-type="string">
            <text:p>Margaretha /Śaskoskala/</text:p>
          </table:table-cell>
          <table:table-cell office:value-type="float" office:value="18540709" calcext:value-type="float">
            <text:p>18540709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0" calcext:value-type="float">
            <text:p>80</text:p>
          </table:table-cell>
          <table:table-cell office:value-type="float" office:value="18540716" calcext:value-type="float">
            <text:p>185407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Andrzejeski/ wyrobnik</text:p>
          </table:table-cell>
          <table:table-cell office:value-type="string" calcext:value-type="string">
            <text:p>Anna /Dobrzynska/</text:p>
          </table:table-cell>
          <table:table-cell office:value-type="string" calcext:value-type="string">
            <text:p>Jan /Andrzejeski/ wyrobnik</text:p>
          </table:table-cell>
          <table:table-cell office:value-type="string" calcext:value-type="string">
            <text:p>Antonina /Andrzejeska/ nee /Pietrzyska/</text:p>
          </table:table-cell>
          <table:table-cell office:value-type="float" office:value="18540713" calcext:value-type="float">
            <text:p>1854071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0" calcext:value-type="float">
            <text:p>80</text:p>
          </table:table-cell>
          <table:table-cell office:value-type="float" office:value="18540720" calcext:value-type="float">
            <text:p>185407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lthasar /Przybyłski/ wyrobnik</text:p>
          </table:table-cell>
          <table:table-cell office:value-type="string" calcext:value-type="string">
            <text:p>Agnetis /Gularska/</text:p>
          </table:table-cell>
          <table:table-cell office:value-type="string" calcext:value-type="string">
            <text:p>Joannes /Fydrych/</text:p>
          </table:table-cell>
          <table:table-cell office:value-type="string" calcext:value-type="string">
            <text:p>Marianna /Machnikoska/</text:p>
          </table:table-cell>
          <table:table-cell office:value-type="float" office:value="18540715" calcext:value-type="float">
            <text:p>1854071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0" calcext:value-type="float">
            <text:p>80</text:p>
          </table:table-cell>
          <table:table-cell office:value-type="float" office:value="18540724" calcext:value-type="float">
            <text:p>18540724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/Knach/ wyrobnik</text:p>
          </table:table-cell>
          <table:table-cell office:value-type="string" calcext:value-type="string">
            <text:p>Rosalia /Rożańska/</text:p>
          </table:table-cell>
          <table:table-cell office:value-type="string" calcext:value-type="string">
            <text:p>Hieronymus /Jaracżeski/</text:p>
          </table:table-cell>
          <table:table-cell office:value-type="string" calcext:value-type="string">
            <text:p>Elisabeth /Sobierajka/</text:p>
          </table:table-cell>
          <table:table-cell office:value-type="float" office:value="18540717" calcext:value-type="float">
            <text:p>1854071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0" calcext:value-type="float">
            <text:p>80</text:p>
          </table:table-cell>
          <table:table-cell office:value-type="float" office:value="18540728" calcext:value-type="float">
            <text:p>18540728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Pioterek/ incola</text:p>
          </table:table-cell>
          <table:table-cell office:value-type="string" calcext:value-type="string">
            <text:p>Catharina /Janowiak/</text:p>
          </table:table-cell>
          <table:table-cell office:value-type="string" calcext:value-type="string">
            <text:p>Ignatius /Bykoski/</text:p>
          </table:table-cell>
          <table:table-cell office:value-type="string" calcext:value-type="string">
            <text:p>Josepha /Przybył/</text:p>
          </table:table-cell>
          <table:table-cell office:value-type="float" office:value="18540726" calcext:value-type="float">
            <text:p>1854072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0" calcext:value-type="float">
            <text:p>80</text:p>
          </table:table-cell>
          <table:table-cell office:value-type="float" office:value="18540729" calcext:value-type="float">
            <text:p>185407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ntonius /Sobeski/ wyrobnik</text:p>
          </table:table-cell>
          <table:table-cell office:value-type="string" calcext:value-type="string">
            <text:p>Margaretha /Fydrych/</text:p>
          </table:table-cell>
          <table:table-cell office:value-type="string" calcext:value-type="string">
            <text:p>Michael /Lewandoski/</text:p>
          </table:table-cell>
          <table:table-cell office:value-type="string" calcext:value-type="string">
            <text:p>Josepha /Kusnierka/</text:p>
          </table:table-cell>
          <table:table-cell office:value-type="float" office:value="18540727" calcext:value-type="float">
            <text:p>1854072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0" calcext:value-type="float">
            <text:p>80</text:p>
          </table:table-cell>
          <table:table-cell office:value-type="float" office:value="18540800" calcext:value-type="float">
            <text:p>18540800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ichael /Mnichoski/ cmethoni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Mnichoski/ incola</text:p>
          </table:table-cell>
          <table:table-cell office:value-type="string" calcext:value-type="string">
            <text:p>Marianna /Mnichoska/</text:p>
          </table:table-cell>
          <table:table-cell office:value-type="float" office:value="18540729" calcext:value-type="float">
            <text:p>18540729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0" calcext:value-type="float">
            <text:p>80</text:p>
          </table:table-cell>
          <table:table-cell office:value-type="float" office:value="18540805" calcext:value-type="float">
            <text:p>18540805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Wiecżorek/ incola</text:p>
          </table:table-cell>
          <table:table-cell office:value-type="string" calcext:value-type="string">
            <text:p>Catharina /Szcżiehowiak/</text:p>
          </table:table-cell>
          <table:table-cell office:value-type="string" calcext:value-type="string">
            <text:p>Somon /Nowiak/</text:p>
          </table:table-cell>
          <table:table-cell office:value-type="string" calcext:value-type="string">
            <text:p>Marianna /Berend/</text:p>
          </table:table-cell>
          <table:table-cell office:value-type="float" office:value="18540801" calcext:value-type="float">
            <text:p>1854080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0" calcext:value-type="float">
            <text:p>80</text:p>
          </table:table-cell>
          <table:table-cell office:value-type="float" office:value="18540815" calcext:value-type="float">
            <text:p>1854081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Josepha /Fydrych/ ancilla</text:p>
          </table:table-cell>
          <table:table-cell office:value-type="string" calcext:value-type="string">
            <text:p>Joannes /Mroz/</text:p>
          </table:table-cell>
          <table:table-cell office:value-type="string" calcext:value-type="string">
            <text:p>Catharina /Marcinionka/</text:p>
          </table:table-cell>
          <table:table-cell office:value-type="float" office:value="18540813" calcext:value-type="float">
            <text:p>1854081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0" calcext:value-type="float">
            <text:p>80</text:p>
          </table:table-cell>
          <table:table-cell office:value-type="float" office:value="18540820" calcext:value-type="float">
            <text:p>185408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lthasar /Armata/ wyrobnik</text:p>
          </table:table-cell>
          <table:table-cell office:value-type="string" calcext:value-type="string">
            <text:p>Catharina /Koperska/</text:p>
          </table:table-cell>
          <table:table-cell office:value-type="string" calcext:value-type="string">
            <text:p>Andrzyi /Żamiar/</text:p>
          </table:table-cell>
          <table:table-cell office:value-type="string" calcext:value-type="string">
            <text:p>Josepha /Palusiak/</text:p>
          </table:table-cell>
          <table:table-cell office:value-type="float" office:value="18540814" calcext:value-type="float">
            <text:p>1854081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0" calcext:value-type="float">
            <text:p>80</text:p>
          </table:table-cell>
          <table:table-cell office:value-type="float" office:value="18540821" calcext:value-type="float">
            <text:p>185408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 /Sżulcżeski/ komornk</text:p>
          </table:table-cell>
          <table:table-cell office:value-type="string" calcext:value-type="string">
            <text:p>Marianna /Nowicka/</text:p>
          </table:table-cell>
          <table:table-cell office:value-type="string" calcext:value-type="string">
            <text:p>Franciscus /Pazderski/</text:p>
          </table:table-cell>
          <table:table-cell office:value-type="string" calcext:value-type="string">
            <text:p>Michalena /Tefelska/</text:p>
          </table:table-cell>
          <table:table-cell office:value-type="float" office:value="18540816" calcext:value-type="float">
            <text:p>1854081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0" calcext:value-type="float">
            <text:p>80</text:p>
          </table:table-cell>
          <table:table-cell office:value-type="float" office:value="18540828" calcext:value-type="float">
            <text:p>185408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Andrzyi /Przybylski/ komornik</text:p>
          </table:table-cell>
          <table:table-cell office:value-type="string" calcext:value-type="string">
            <text:p>Marianna /Kozyminska/</text:p>
          </table:table-cell>
          <table:table-cell office:value-type="string" calcext:value-type="string">
            <text:p>Laurentius /Kujawa/</text:p>
          </table:table-cell>
          <table:table-cell office:value-type="string" calcext:value-type="string">
            <text:p>Josepha /Dalesżynska/ hardis.</text:p>
          </table:table-cell>
          <table:table-cell office:value-type="float" office:value="18540826" calcext:value-type="float">
            <text:p>1854082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0" calcext:value-type="float">
            <text:p>80</text:p>
          </table:table-cell>
          <table:table-cell office:value-type="float" office:value="18540828" calcext:value-type="float">
            <text:p>1854082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/Adamski/ komornik</text:p>
          </table:table-cell>
          <table:table-cell office:value-type="string" calcext:value-type="string">
            <text:p>Anna /Wendland/</text:p>
          </table:table-cell>
          <table:table-cell office:value-type="string" calcext:value-type="string">
            <text:p>Adalbertus /Borucki/</text:p>
          </table:table-cell>
          <table:table-cell office:value-type="string" calcext:value-type="string">
            <text:p>Heva /Wendland/</text:p>
          </table:table-cell>
          <table:table-cell office:value-type="float" office:value="18540828" calcext:value-type="float">
            <text:p>1854082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0" calcext:value-type="float">
            <text:p>80</text:p>
          </table:table-cell>
          <table:table-cell office:value-type="float" office:value="18540829" calcext:value-type="float">
            <text:p>185408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 /Janowiak/</text:p>
          </table:table-cell>
          <table:table-cell office:value-type="string" calcext:value-type="string">
            <text:p>Marianna /Kusz/</text:p>
          </table:table-cell>
          <table:table-cell office:value-type="string" calcext:value-type="string">
            <text:p>Hippolit /Guttry/</text:p>
          </table:table-cell>
          <table:table-cell office:value-type="string" calcext:value-type="string">
            <text:p>Josepha /Pazderska/</text:p>
          </table:table-cell>
          <table:table-cell office:value-type="float" office:value="18540822" calcext:value-type="float">
            <text:p>1854082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0" calcext:value-type="float">
            <text:p>80</text:p>
          </table:table-cell>
          <table:table-cell office:value-type="float" office:value="18540910" calcext:value-type="float">
            <text:p>185409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lbertus /Ciesielski/ parobek</text:p>
          </table:table-cell>
          <table:table-cell office:value-type="string" calcext:value-type="string">
            <text:p>Marianna /Paułow/</text:p>
          </table:table-cell>
          <table:table-cell office:value-type="string" calcext:value-type="string">
            <text:p>Andreas /Janowiak/</text:p>
          </table:table-cell>
          <table:table-cell office:value-type="string" calcext:value-type="string">
            <text:p>Ludovica /Andrzejeska/</text:p>
          </table:table-cell>
          <table:table-cell office:value-type="float" office:value="18540907" calcext:value-type="float">
            <text:p>1854090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0" calcext:value-type="float">
            <text:p>80</text:p>
          </table:table-cell>
          <table:table-cell office:value-type="float" office:value="18540910" calcext:value-type="float">
            <text:p>185409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Ignatius /Chelmeniak/ parobek</text:p>
          </table:table-cell>
          <table:table-cell office:value-type="string" calcext:value-type="string">
            <text:p>Magdalena /Głon/</text:p>
          </table:table-cell>
          <table:table-cell office:value-type="string" calcext:value-type="string">
            <text:p>Andreas /Głon/</text:p>
          </table:table-cell>
          <table:table-cell office:value-type="string" calcext:value-type="string">
            <text:p>Śusanna /Boroska/</text:p>
          </table:table-cell>
          <table:table-cell office:value-type="float" office:value="18540907" calcext:value-type="float">
            <text:p>1854090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0" calcext:value-type="float">
            <text:p>80</text:p>
          </table:table-cell>
          <table:table-cell office:value-type="float" office:value="18541115" calcext:value-type="float">
            <text:p>185411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on Hippolit</text:p>
          </table:table-cell>
          <table:table-cell office:value-type="string" calcext:value-type="string">
            <text:p>Alesandrus /Radzimiński/ hered</text:p>
          </table:table-cell>
          <table:table-cell office:value-type="string" calcext:value-type="string">
            <text:p>Providencia</text:p>
          </table:table-cell>
          <table:table-cell office:value-type="string" calcext:value-type="string">
            <text:p>Hippolit /Guttry/</text:p>
          </table:table-cell>
          <table:table-cell office:value-type="string" calcext:value-type="string">
            <text:p>Patricia /Wolszka/</text:p>
          </table:table-cell>
          <table:table-cell office:value-type="float" office:value="18540913" calcext:value-type="float">
            <text:p>1854091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0" calcext:value-type="float">
            <text:p>80</text:p>
          </table:table-cell>
          <table:table-cell office:value-type="float" office:value="18540924" calcext:value-type="float">
            <text:p>18540924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Valentinus /Żygulski/ plounik</text:p>
          </table:table-cell>
          <table:table-cell office:value-type="string" calcext:value-type="string">
            <text:p>Joanna /Wodzynska/</text:p>
          </table:table-cell>
          <table:table-cell office:value-type="string" calcext:value-type="string">
            <text:p>Michael /Jankoski/</text:p>
          </table:table-cell>
          <table:table-cell office:value-type="string" calcext:value-type="string">
            <text:p>Rosalia /Dudkiewicż/</text:p>
          </table:table-cell>
          <table:table-cell office:value-type="float" office:value="18540917" calcext:value-type="float">
            <text:p>1854091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0" calcext:value-type="float">
            <text:p>80</text:p>
          </table:table-cell>
          <table:table-cell office:value-type="float" office:value="18540928" calcext:value-type="float">
            <text:p>1854092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Hedvigis</text:p>
          </table:table-cell>
          <table:table-cell office:value-type="string" calcext:value-type="string">
            <text:p>Matthias /Kacżanoski/ ekonom</text:p>
          </table:table-cell>
          <table:table-cell office:value-type="string" calcext:value-type="string">
            <text:p>Francisca /Jesionoska/</text:p>
          </table:table-cell>
          <table:table-cell office:value-type="string" calcext:value-type="string">
            <text:p>Stanislaus /Markiewicż/</text:p>
          </table:table-cell>
          <table:table-cell office:value-type="string" calcext:value-type="string">
            <text:p>Veronica uxor eius</text:p>
          </table:table-cell>
          <table:table-cell office:value-type="float" office:value="18540925" calcext:value-type="float">
            <text:p>1854092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1" calcext:value-type="float">
            <text:p>81</text:p>
          </table:table-cell>
          <table:table-cell office:value-type="float" office:value="18541002" calcext:value-type="float">
            <text:p>18541002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Josephus /Gwid/ incola</text:p>
          </table:table-cell>
          <table:table-cell office:value-type="string" calcext:value-type="string">
            <text:p>Francisca /Kusż/</text:p>
          </table:table-cell>
          <table:table-cell office:value-type="string" calcext:value-type="string">
            <text:p>Laurentius /Pioterek/</text:p>
          </table:table-cell>
          <table:table-cell office:value-type="string" calcext:value-type="string">
            <text:p>Marianna /Mędel/</text:p>
          </table:table-cell>
          <table:table-cell office:value-type="float" office:value="18540926" calcext:value-type="float">
            <text:p>18540926</text:p>
          </table:table-cell>
          <table:table-cell office:value-type="string" calcext:value-type="string">
            <text:p>possible do-over of mistaken gender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1" calcext:value-type="float">
            <text:p>81</text:p>
          </table:table-cell>
          <table:table-cell office:value-type="float" office:value="18540928" calcext:value-type="float">
            <text:p>1854092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/Szafranski/</text:p>
          </table:table-cell>
          <table:table-cell office:value-type="string" calcext:value-type="string">
            <text:p>Balvina /Tusżynska/</text:p>
          </table:table-cell>
          <table:table-cell office:value-type="string" calcext:value-type="string">
            <text:p>Thomas /Tuszynski/</text:p>
          </table:table-cell>
          <table:table-cell office:value-type="string" calcext:value-type="string">
            <text:p>Marianna /Tusżynska/</text:p>
          </table:table-cell>
          <table:table-cell office:value-type="float" office:value="18540921" calcext:value-type="float">
            <text:p>18540921</text:p>
          </table:table-cell>
          <table:table-cell office:value-type="string" calcext:value-type="string">
            <text:p>marked with an x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1" calcext:value-type="float">
            <text:p>81</text:p>
          </table:table-cell>
          <table:table-cell office:value-type="float" office:value="18540928" calcext:value-type="float">
            <text:p>1854092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homas /Mackowiak/ komornik</text:p>
          </table:table-cell>
          <table:table-cell office:value-type="string" calcext:value-type="string">
            <text:p>Francisca /Michalska/</text:p>
          </table:table-cell>
          <table:table-cell office:value-type="string" calcext:value-type="string">
            <text:p>Jacobus /Michalek/</text:p>
          </table:table-cell>
          <table:table-cell office:value-type="string" calcext:value-type="string">
            <text:p>Michalena /Wrobleska/</text:p>
          </table:table-cell>
          <table:table-cell office:value-type="float" office:value="18540925" calcext:value-type="float">
            <text:p>18540925</text:p>
          </table:table-cell>
          <table:table-cell office:value-type="string" calcext:value-type="string">
            <text:p>marked with an x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1" calcext:value-type="float">
            <text:p>81</text:p>
          </table:table-cell>
          <table:table-cell office:value-type="float" office:value="18540928" calcext:value-type="float">
            <text:p>18540928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sephus /Gwid/ incola</text:p>
          </table:table-cell>
          <table:table-cell office:value-type="string" calcext:value-type="string">
            <text:p>Francisca /Kusż/</text:p>
          </table:table-cell>
          <table:table-cell office:value-type="string" calcext:value-type="string">
            <text:p>Laurentius /Pioterek/</text:p>
          </table:table-cell>
          <table:table-cell office:value-type="string" calcext:value-type="string">
            <text:p>Marianna /Mędelina/</text:p>
          </table:table-cell>
          <table:table-cell office:value-type="float" office:value="18540926" calcext:value-type="float">
            <text:p>18540926</text:p>
          </table:table-cell>
          <table:table-cell office:value-type="string" calcext:value-type="string">
            <text:p>marked with an x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1" calcext:value-type="float">
            <text:p>81</text:p>
          </table:table-cell>
          <table:table-cell office:value-type="float" office:value="18541007" calcext:value-type="float">
            <text:p>1854100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imon /Mendel/ komornik</text:p>
          </table:table-cell>
          <table:table-cell office:value-type="string" calcext:value-type="string">
            <text:p>Michalena /Cżapliska/</text:p>
          </table:table-cell>
          <table:table-cell office:value-type="string" calcext:value-type="string">
            <text:p>Stanislaus /Gorżykoski/</text:p>
          </table:table-cell>
          <table:table-cell office:value-type="string" calcext:value-type="string">
            <text:p>Agnes /Gorcżak/</text:p>
          </table:table-cell>
          <table:table-cell office:value-type="float" office:value="18541002" calcext:value-type="float">
            <text:p>18541002</text:p>
          </table:table-cell>
          <table:table-cell office:value-type="string" calcext:value-type="string">
            <text:p>marked with an x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1" calcext:value-type="float">
            <text:p>81</text:p>
          </table:table-cell>
          <table:table-cell office:value-type="float" office:value="18541007" calcext:value-type="float">
            <text:p>18541007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Ignatius /Bykoski/ incola</text:p>
          </table:table-cell>
          <table:table-cell office:value-type="string" calcext:value-type="string">
            <text:p>Marianna /Szcżahoska/</text:p>
          </table:table-cell>
          <table:table-cell office:value-type="string" calcext:value-type="string">
            <text:p>Andreas /Szcżechoski/</text:p>
          </table:table-cell>
          <table:table-cell office:value-type="string" calcext:value-type="string">
            <text:p>Josepha /Jozwiak/</text:p>
          </table:table-cell>
          <table:table-cell office:value-type="float" office:value="18541002" calcext:value-type="float">
            <text:p>1854100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1" calcext:value-type="float">
            <text:p>81</text:p>
          </table:table-cell>
          <table:table-cell office:value-type="float" office:value="18541007" calcext:value-type="float">
            <text:p>18541007</text:p>
          </table:table-cell>
          <table:table-cell office:value-type="string" calcext:value-type="string">
            <text:p>Obiecan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Jacobus /Moenych/ parobek</text:p>
          </table:table-cell>
          <table:table-cell office:value-type="string" calcext:value-type="string">
            <text:p>Marianna /Przepiereska/</text:p>
          </table:table-cell>
          <table:table-cell office:value-type="string" calcext:value-type="string">
            <text:p>Adalbertus /Palusiak/</text:p>
          </table:table-cell>
          <table:table-cell office:value-type="string" calcext:value-type="string">
            <text:p>Heva /Strzelecka/</text:p>
          </table:table-cell>
          <table:table-cell office:value-type="float" office:value="18541003" calcext:value-type="float">
            <text:p>1854100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1" calcext:value-type="float">
            <text:p>81</text:p>
          </table:table-cell>
          <table:table-cell office:value-type="float" office:value="18541020" calcext:value-type="float">
            <text:p>1854102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Śimon</text:p>
          </table:table-cell>
          <table:table-cell office:value-type="string" calcext:value-type="string">
            <text:p>Franciscus /Kantorski/ komornik</text:p>
          </table:table-cell>
          <table:table-cell office:value-type="string" calcext:value-type="string">
            <text:p>barbara /Rybicka/</text:p>
          </table:table-cell>
          <table:table-cell office:value-type="string" calcext:value-type="string">
            <text:p>Sebastian /Romanski/</text:p>
          </table:table-cell>
          <table:table-cell office:value-type="string" calcext:value-type="string">
            <text:p>Agnes /Banasżka/</text:p>
          </table:table-cell>
          <table:table-cell office:value-type="float" office:value="18541014" calcext:value-type="float">
            <text:p>18541014</text:p>
          </table:table-cell>
          <table:table-cell office:value-type="string" calcext:value-type="string">
            <text:p>marked with an x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1" calcext:value-type="float">
            <text:p>81</text:p>
          </table:table-cell>
          <table:table-cell office:value-type="float" office:value="18541020" calcext:value-type="float">
            <text:p>185410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oannes /Sniadecki/ komornik</text:p>
          </table:table-cell>
          <table:table-cell office:value-type="string" calcext:value-type="string">
            <text:p>Francisca /Sżychowa/</text:p>
          </table:table-cell>
          <table:table-cell office:value-type="string" calcext:value-type="string">
            <text:p>Matthias /Rożanski/</text:p>
          </table:table-cell>
          <table:table-cell office:value-type="string" calcext:value-type="string">
            <text:p>Ludovica /Lambert/</text:p>
          </table:table-cell>
          <table:table-cell office:value-type="float" office:value="18541020" calcext:value-type="float">
            <text:p>18541020</text:p>
          </table:table-cell>
          <table:table-cell office:value-type="string" calcext:value-type="string">
            <text:p>marked with an x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1" calcext:value-type="float">
            <text:p>81</text:p>
          </table:table-cell>
          <table:table-cell office:value-type="float" office:value="18541022" calcext:value-type="float">
            <text:p>1854102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Sniadecki/ komornik</text:p>
          </table:table-cell>
          <table:table-cell office:value-type="string" calcext:value-type="string">
            <text:p>Marianna /Smołka/</text:p>
          </table:table-cell>
          <table:table-cell office:value-type="string" calcext:value-type="string">
            <text:p>Stanislaus /Dobrzynski/</text:p>
          </table:table-cell>
          <table:table-cell office:value-type="string" calcext:value-type="string">
            <text:p>Marianna /Gęsinska/</text:p>
          </table:table-cell>
          <table:table-cell office:value-type="float" office:value="18541022" calcext:value-type="float">
            <text:p>18541022</text:p>
          </table:table-cell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1" calcext:value-type="float">
            <text:p>81</text:p>
          </table:table-cell>
          <table:table-cell office:value-type="float" office:value="18541022" calcext:value-type="float">
            <text:p>1854102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cobus /Sniadecki/ komornik</text:p>
          </table:table-cell>
          <table:table-cell office:value-type="string" calcext:value-type="string">
            <text:p>Marianna /Smołka/</text:p>
          </table:table-cell>
          <table:table-cell office:value-type="string" calcext:value-type="string">
            <text:p>Adalbertus /Borucki/</text:p>
          </table:table-cell>
          <table:table-cell office:value-type="string" calcext:value-type="string">
            <text:p>Marianna /Smulcżonka/</text:p>
          </table:table-cell>
          <table:table-cell office:value-type="float" office:value="18541022" calcext:value-type="float">
            <text:p>18541022</text:p>
          </table:table-cell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1" calcext:value-type="float">
            <text:p>81</text:p>
          </table:table-cell>
          <table:table-cell office:value-type="float" office:value="18541027" calcext:value-type="float">
            <text:p>1854102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Fydrych/ komornik</text:p>
          </table:table-cell>
          <table:table-cell office:value-type="string" calcext:value-type="string">
            <text:p>Josepha /Komassa/</text:p>
          </table:table-cell>
          <table:table-cell office:value-type="string" calcext:value-type="string">
            <text:p>Jacobus /Malak/</text:p>
          </table:table-cell>
          <table:table-cell office:value-type="string" calcext:value-type="string">
            <text:p>Agnes /Banasżenk/</text:p>
          </table:table-cell>
          <table:table-cell office:value-type="float" office:value="18541022" calcext:value-type="float">
            <text:p>1854102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1" calcext:value-type="float">
            <text:p>81</text:p>
          </table:table-cell>
          <table:table-cell office:value-type="float" office:value="18541028" calcext:value-type="float">
            <text:p>185410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Pawlak/ parobek</text:p>
          </table:table-cell>
          <table:table-cell office:value-type="string" calcext:value-type="string">
            <text:p>Marianna /Bucżkinska/</text:p>
          </table:table-cell>
          <table:table-cell office:value-type="string" calcext:value-type="string">
            <text:p>Joannes /Frasż/</text:p>
          </table:table-cell>
          <table:table-cell office:value-type="string" calcext:value-type="string">
            <text:p>Catharina /Dobrzynska/</text:p>
          </table:table-cell>
          <table:table-cell office:value-type="float" office:value="18541028" calcext:value-type="float">
            <text:p>1854102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1" calcext:value-type="float">
            <text:p>81</text:p>
          </table:table-cell>
          <table:table-cell office:value-type="float" office:value="18541028" calcext:value-type="float">
            <text:p>18541028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Klisżeski/ incola</text:p>
          </table:table-cell>
          <table:table-cell office:value-type="string" calcext:value-type="string">
            <text:p>Agnetis /Mikolajczak/</text:p>
          </table:table-cell>
          <table:table-cell office:value-type="string" calcext:value-type="string">
            <text:p>Valentinus /Mnich/</text:p>
          </table:table-cell>
          <table:table-cell office:value-type="string" calcext:value-type="string">
            <text:p>Josepha /Przybył/</text:p>
          </table:table-cell>
          <table:table-cell office:value-type="float" office:value="18541028" calcext:value-type="float">
            <text:p>1854102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1" calcext:value-type="float">
            <text:p>81</text:p>
          </table:table-cell>
          <table:table-cell office:value-type="float" office:value="18541105" calcext:value-type="float">
            <text:p>18541105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Saskoski/ incola</text:p>
          </table:table-cell>
          <table:table-cell office:value-type="string" calcext:value-type="string">
            <text:p>Michalena /Kusż/</text:p>
          </table:table-cell>
          <table:table-cell office:value-type="string" calcext:value-type="string">
            <text:p>Michael /Kusż/</text:p>
          </table:table-cell>
          <table:table-cell office:value-type="string" calcext:value-type="string">
            <text:p>Anna /Jarmuseska/</text:p>
          </table:table-cell>
          <table:table-cell office:value-type="float" office:value="18541028" calcext:value-type="float">
            <text:p>1854102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1" calcext:value-type="float">
            <text:p>81</text:p>
          </table:table-cell>
          <table:table-cell office:value-type="float" office:value="18541105" calcext:value-type="float">
            <text:p>1854110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gnatius /Kolasiński/ komornik</text:p>
          </table:table-cell>
          <table:table-cell office:value-type="string" calcext:value-type="string">
            <text:p>Hedvigis /Cwidok/</text:p>
          </table:table-cell>
          <table:table-cell office:value-type="string" calcext:value-type="string">
            <text:p>Valentinus /Cwidok/</text:p>
          </table:table-cell>
          <table:table-cell office:value-type="string" calcext:value-type="string">
            <text:p>Agnes /Banasżka/</text:p>
          </table:table-cell>
          <table:table-cell office:value-type="float" office:value="18541104" calcext:value-type="float">
            <text:p>1854110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1" calcext:value-type="float">
            <text:p>81</text:p>
          </table:table-cell>
          <table:table-cell office:value-type="float" office:value="18541105" calcext:value-type="float">
            <text:p>1854110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ktorya</text:p>
          </table:table-cell>
          <table:table-cell office:value-type="string" calcext:value-type="string">
            <text:p>Josephus /Gotowicż/ komornik</text:p>
          </table:table-cell>
          <table:table-cell office:value-type="string" calcext:value-type="string">
            <text:p>Marianna /Plutkota/</text:p>
          </table:table-cell>
          <table:table-cell office:value-type="string" calcext:value-type="string">
            <text:p>Joannes /Gołęski/</text:p>
          </table:table-cell>
          <table:table-cell office:value-type="string" calcext:value-type="string">
            <text:p>Marianna /Trzebna/</text:p>
          </table:table-cell>
          <table:table-cell office:value-type="float" office:value="18541104" calcext:value-type="float">
            <text:p>1854110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1" calcext:value-type="float">
            <text:p>81</text:p>
          </table:table-cell>
          <table:table-cell office:value-type="float" office:value="18541120" calcext:value-type="float">
            <text:p>1854112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Sobcżak/ komornik</text:p>
          </table:table-cell>
          <table:table-cell office:value-type="string" calcext:value-type="string">
            <text:p>Martianna /Kazmierska/</text:p>
          </table:table-cell>
          <table:table-cell office:value-type="string" calcext:value-type="string">
            <text:p>Andreas /Wyczykoski/</text:p>
          </table:table-cell>
          <table:table-cell office:value-type="string" calcext:value-type="string">
            <text:p>Marianna /Kazmierska/</text:p>
          </table:table-cell>
          <table:table-cell office:value-type="float" office:value="18541116" calcext:value-type="float">
            <text:p>1854111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1" calcext:value-type="float">
            <text:p>81</text:p>
          </table:table-cell>
          <table:table-cell office:value-type="float" office:value="18541203" calcext:value-type="float">
            <text:p>1854120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/Krysztofiak/ komornik</text:p>
          </table:table-cell>
          <table:table-cell office:value-type="string" calcext:value-type="string">
            <text:p>Anna /Przybylska/</text:p>
          </table:table-cell>
          <table:table-cell office:value-type="string" calcext:value-type="string">
            <text:p>Josephus /Joziński/</text:p>
          </table:table-cell>
          <table:table-cell office:value-type="string" calcext:value-type="string">
            <text:p>Marianna /Fydrych/</text:p>
          </table:table-cell>
          <table:table-cell office:value-type="float" office:value="18541111" calcext:value-type="float">
            <text:p>1854111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1" calcext:value-type="float">
            <text:p>81</text:p>
          </table:table-cell>
          <table:table-cell office:value-type="float" office:value="18541203" calcext:value-type="float">
            <text:p>18541203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</text:p>
          </table:table-cell>
          <table:table-cell office:value-type="string" calcext:value-type="string">
            <text:p>Jacobus /Pyszcżynski/ incola</text:p>
          </table:table-cell>
          <table:table-cell office:value-type="string" calcext:value-type="string">
            <text:p>Marianna /Jankiewicż/</text:p>
          </table:table-cell>
          <table:table-cell office:value-type="string" calcext:value-type="string">
            <text:p>Adalbertus /Jankiewicż/</text:p>
          </table:table-cell>
          <table:table-cell office:value-type="string" calcext:value-type="string">
            <text:p>Josepha /Grabarkiew/</text:p>
          </table:table-cell>
          <table:table-cell office:value-type="float" office:value="18541127" calcext:value-type="float">
            <text:p>1854112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1" calcext:value-type="float">
            <text:p>81</text:p>
          </table:table-cell>
          <table:table-cell office:value-type="float" office:value="18541203" calcext:value-type="float">
            <text:p>18541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osephus /Kuroski/ komornik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osephus /Lechninski</text:p>
          </table:table-cell>
          <table:table-cell office:value-type="string" calcext:value-type="string">
            <text:p>Marianna /Mnichoska/</text:p>
          </table:table-cell>
          <table:table-cell office:value-type="float" office:value="18541128" calcext:value-type="float">
            <text:p>18541128</text:p>
          </table:table-cell>
          <table:table-cell office:value-type="string" calcext:value-type="string">
            <text:p>marked with an x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2" calcext:value-type="float">
            <text:p>82</text:p>
          </table:table-cell>
          <table:table-cell office:value-type="float" office:value="18541211" calcext:value-type="float">
            <text:p>185412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dalbertus /Czaieyski/ parobek</text:p>
          </table:table-cell>
          <table:table-cell office:value-type="string" calcext:value-type="string">
            <text:p>Agnes Danielska/</text:p>
          </table:table-cell>
          <table:table-cell office:value-type="string" calcext:value-type="string">
            <text:p>Martinus /Paproski/ parobek</text:p>
          </table:table-cell>
          <table:table-cell office:value-type="string" calcext:value-type="string">
            <text:p>Marianna /Cianierska/</text:p>
          </table:table-cell>
          <table:table-cell office:value-type="float" office:value="18541203" calcext:value-type="float">
            <text:p>18541203</text:p>
          </table:table-cell>
          <table:table-cell office:value-type="string" calcext:value-type="string">
            <text:p>marked with two xes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2" calcext:value-type="float">
            <text:p>82</text:p>
          </table:table-cell>
          <table:table-cell office:value-type="float" office:value="18541211" calcext:value-type="float">
            <text:p>18541211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Vincentius /Okonieski/ incola</text:p>
          </table:table-cell>
          <table:table-cell office:value-type="string" calcext:value-type="string">
            <text:p>Katarzyna /Saskoska/</text:p>
          </table:table-cell>
          <table:table-cell office:value-type="string" calcext:value-type="string">
            <text:p>Martinus /Pioterek/ gospodarz</text:p>
          </table:table-cell>
          <table:table-cell office:value-type="string" calcext:value-type="string">
            <text:p>Marianna /Bykoska/ hospia</text:p>
          </table:table-cell>
          <table:table-cell office:value-type="float" office:value="18541206" calcext:value-type="float">
            <text:p>18541206</text:p>
          </table:table-cell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2" calcext:value-type="float">
            <text:p>82</text:p>
          </table:table-cell>
          <table:table-cell office:value-type="float" office:value="18541211" calcext:value-type="float">
            <text:p>18541211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Vincentius /Okonieski/ incola</text:p>
          </table:table-cell>
          <table:table-cell office:value-type="string" calcext:value-type="string">
            <text:p>Katarzyna /Saskoska/</text:p>
          </table:table-cell>
          <table:table-cell office:value-type="string" calcext:value-type="string">
            <text:p>Ignatius /Bykoski/</text:p>
          </table:table-cell>
          <table:table-cell office:value-type="string" calcext:value-type="string">
            <text:p>Catharina /Pioterek/</text:p>
          </table:table-cell>
          <table:table-cell office:value-type="float" office:value="18541206" calcext:value-type="float">
            <text:p>18541206</text:p>
          </table:table-cell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2" calcext:value-type="float">
            <text:p>82</text:p>
          </table:table-cell>
          <table:table-cell office:value-type="float" office:value="18541218" calcext:value-type="float">
            <text:p>18541218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Kwiasnieski/ parobek</text:p>
          </table:table-cell>
          <table:table-cell office:value-type="string" calcext:value-type="string">
            <text:p>Marianna /Kliszeska/</text:p>
          </table:table-cell>
          <table:table-cell office:value-type="string" calcext:value-type="string">
            <text:p>Adalbertus /Mnichoski/</text:p>
          </table:table-cell>
          <table:table-cell office:value-type="string" calcext:value-type="string">
            <text:p>Catharina /Domagała/</text:p>
          </table:table-cell>
          <table:table-cell office:value-type="float" office:value="18541212" calcext:value-type="float">
            <text:p>18541212</text:p>
          </table:table-cell>
          <table:table-cell office:value-type="string" calcext:value-type="string">
            <text:p>marked with an x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2" calcext:value-type="float">
            <text:p>82</text:p>
          </table:table-cell>
          <table:table-cell office:value-type="float" office:value="18541218" calcext:value-type="float">
            <text:p>1854121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Michael /Kędziora/ parobek</text:p>
          </table:table-cell>
          <table:table-cell office:value-type="string" calcext:value-type="string">
            <text:p>Agnes /Krysżtofiak/</text:p>
          </table:table-cell>
          <table:table-cell office:value-type="string" calcext:value-type="string">
            <text:p>Franciscus /Kędziora/</text:p>
          </table:table-cell>
          <table:table-cell office:value-type="string" calcext:value-type="string">
            <text:p>Josepha /Krysżtofiak/</text:p>
          </table:table-cell>
          <table:table-cell office:value-type="float" office:value="18541213" calcext:value-type="float">
            <text:p>1854121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2" calcext:value-type="float">
            <text:p>82</text:p>
          </table:table-cell>
          <table:table-cell office:value-type="float" office:value="18541221" calcext:value-type="float">
            <text:p>18541221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 /Kusż/ incola</text:p>
          </table:table-cell>
          <table:table-cell office:value-type="string" calcext:value-type="string">
            <text:p>Katarzyna /Okonieska/</text:p>
          </table:table-cell>
          <table:table-cell office:value-type="string" calcext:value-type="string">
            <text:p>Ignatius /Adamski/</text:p>
          </table:table-cell>
          <table:table-cell office:value-type="string" calcext:value-type="string">
            <text:p>Marianna /Kusż/</text:p>
          </table:table-cell>
          <table:table-cell office:value-type="float" office:value="18541218" calcext:value-type="float">
            <text:p>18541218</text:p>
          </table:table-cell>
          <table:table-cell office:value-type="string" calcext:value-type="string">
            <text:p>marked with an x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2" calcext:value-type="float">
            <text:p>82</text:p>
          </table:table-cell>
          <table:table-cell office:value-type="float" office:value="18541224" calcext:value-type="float">
            <text:p>18541224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Ignatius /Adamski/ incola</text:p>
          </table:table-cell>
          <table:table-cell office:value-type="string" calcext:value-type="string">
            <text:p>Anna /Żielińska/</text:p>
          </table:table-cell>
          <table:table-cell office:value-type="string" calcext:value-type="string">
            <text:p>Josephus /Kusż/</text:p>
          </table:table-cell>
          <table:table-cell office:value-type="string" calcext:value-type="string">
            <text:p>Marianna /Machnikoska/</text:p>
          </table:table-cell>
          <table:table-cell office:value-type="float" office:value="18541220" calcext:value-type="float">
            <text:p>18541220</text:p>
          </table:table-cell>
          <table:table-cell office:value-type="string" calcext:value-type="string">
            <text:p>marked with an x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2" calcext:value-type="float">
            <text:p>82</text:p>
          </table:table-cell>
          <table:table-cell office:value-type="float" office:value="18541227" calcext:value-type="float">
            <text:p>18541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Śalomea</text:p>
          </table:table-cell>
          <table:table-cell office:value-type="string" calcext:value-type="string">
            <text:p>Andreas /Wędland/ kowal</text:p>
          </table:table-cell>
          <table:table-cell office:value-type="string" calcext:value-type="string">
            <text:p>Rosalia /Tefelski/</text:p>
          </table:table-cell>
          <table:table-cell office:value-type="string" calcext:value-type="string">
            <text:p>Andreas /Żamiar/</text:p>
          </table:table-cell>
          <table:table-cell office:value-type="string" calcext:value-type="string">
            <text:p>Josepha /Jarocka/</text:p>
          </table:table-cell>
          <table:table-cell office:value-type="float" office:value="18541225" calcext:value-type="float">
            <text:p>1854122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2" calcext:value-type="float">
            <text:p>82</text:p>
          </table:table-cell>
          <table:table-cell office:value-type="float" office:value="18541227" calcext:value-type="float">
            <text:p>185412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thias /Śżymanski/ parobek</text:p>
          </table:table-cell>
          <table:table-cell office:value-type="string" calcext:value-type="string">
            <text:p>Agnes /Giercżynska/</text:p>
          </table:table-cell>
          <table:table-cell office:value-type="string" calcext:value-type="string">
            <text:p>Adalbertus /Gularski/</text:p>
          </table:table-cell>
          <table:table-cell office:value-type="string" calcext:value-type="string">
            <text:p>Anna /Galcżynska/</text:p>
          </table:table-cell>
          <table:table-cell office:value-type="float" office:value="18541226" calcext:value-type="float">
            <text:p>1854122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2" calcext:value-type="float">
            <text:p>82</text:p>
          </table:table-cell>
          <table:table-cell office:value-type="float" office:value="18541231" calcext:value-type="float">
            <text:p>1854123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Śżafranski/ komornik</text:p>
          </table:table-cell>
          <table:table-cell office:value-type="string" calcext:value-type="string">
            <text:p>Michalena /Dusżyńska/</text:p>
          </table:table-cell>
          <table:table-cell office:value-type="string" calcext:value-type="string">
            <text:p>Jacobus /Sżafranski/</text:p>
          </table:table-cell>
          <table:table-cell office:value-type="string" calcext:value-type="string">
            <text:p>Justina /Lenethej/</text:p>
          </table:table-cell>
          <table:table-cell office:value-type="float" office:value="18541230" calcext:value-type="float">
            <text:p>1854123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2" calcext:value-type="float">
            <text:p>82</text:p>
          </table:table-cell>
          <table:table-cell office:value-type="float" office:value="18550120" calcext:value-type="float">
            <text:p>18550120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Mnichoski/ incola</text:p>
          </table:table-cell>
          <table:table-cell office:value-type="string" calcext:value-type="string">
            <text:p>Agnes /Kamińska/</text:p>
          </table:table-cell>
          <table:table-cell office:value-type="string" calcext:value-type="string">
            <text:p>Matthias /Cżajkoski/</text:p>
          </table:table-cell>
          <table:table-cell office:value-type="string" calcext:value-type="string">
            <text:p>Marianna /Kusż/</text:p>
          </table:table-cell>
          <table:table-cell office:value-type="float" office:value="18550113" calcext:value-type="float">
            <text:p>1855011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2" calcext:value-type="float">
            <text:p>82</text:p>
          </table:table-cell>
          <table:table-cell office:value-type="float" office:value="18550211" calcext:value-type="float">
            <text:p>18550211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ladislaus Valentinus</text:p>
          </table:table-cell>
          <table:table-cell office:value-type="string" calcext:value-type="string">
            <text:p>Salivarus /Trzebny/ ferrifaber</text:p>
          </table:table-cell>
          <table:table-cell office:value-type="string" calcext:value-type="string">
            <text:p>Marianna /Kusz/</text:p>
          </table:table-cell>
          <table:table-cell office:value-type="string" calcext:value-type="string">
            <text:p>Ignatius /Bykoski/</text:p>
          </table:table-cell>
          <table:table-cell office:value-type="string" calcext:value-type="string">
            <text:p>Catharina /Pioterek/</text:p>
          </table:table-cell>
          <table:table-cell office:value-type="float" office:value="18550104" calcext:value-type="float">
            <text:p>1855010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2" calcext:value-type="float">
            <text:p>82</text:p>
          </table:table-cell>
          <table:table-cell office:value-type="float" office:value="18550104" calcext:value-type="float">
            <text:p>185501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Victoria /Gapskina/ ancilla</text:p>
          </table:table-cell>
          <table:table-cell office:value-type="string" calcext:value-type="string">
            <text:p>Valentinus /Komassa/</text:p>
          </table:table-cell>
          <table:table-cell office:value-type="string" calcext:value-type="string">
            <text:p>Agnes /Komassionka/</text:p>
          </table:table-cell>
          <table:table-cell office:value-type="float" office:value="18550104" calcext:value-type="float">
            <text:p>1855010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2" calcext:value-type="float">
            <text:p>82</text:p>
          </table:table-cell>
          <table:table-cell office:value-type="float" office:value="18550204" calcext:value-type="float">
            <text:p>185502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alentina</text:p>
          </table:table-cell>
          <table:table-cell office:value-type="string" calcext:value-type="string">
            <text:p>Andreas /Ulatowski/ lignifaber</text:p>
          </table:table-cell>
          <table:table-cell office:value-type="string" calcext:value-type="string">
            <text:p>Magdalena /Zielińska/</text:p>
          </table:table-cell>
          <table:table-cell office:value-type="string" calcext:value-type="string">
            <text:p>Franciscus /Ulatowski/</text:p>
          </table:table-cell>
          <table:table-cell office:value-type="string" calcext:value-type="string">
            <text:p>Olimpia /Strzebaka/</text:p>
          </table:table-cell>
          <table:table-cell office:value-type="float" office:value="18550124" calcext:value-type="float">
            <text:p>1855012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2" calcext:value-type="float">
            <text:p>82</text:p>
          </table:table-cell>
          <table:table-cell office:value-type="float" office:value="18550210" calcext:value-type="float">
            <text:p>18550210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Francisca</text:p>
          </table:table-cell>
          <table:table-cell office:value-type="string" calcext:value-type="string">
            <text:p>Michael /Przybył/ incola</text:p>
          </table:table-cell>
          <table:table-cell office:value-type="string" calcext:value-type="string">
            <text:p>Josepha /Grabarkiewicż/</text:p>
          </table:table-cell>
          <table:table-cell office:value-type="string" calcext:value-type="string">
            <text:p>Jacobus /Pyszcżynski/</text:p>
          </table:table-cell>
          <table:table-cell office:value-type="string" calcext:value-type="string">
            <text:p>Catharina /Przybył/</text:p>
          </table:table-cell>
          <table:table-cell office:value-type="float" office:value="18550204" calcext:value-type="float">
            <text:p>1855020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2" calcext:value-type="float">
            <text:p>82</text:p>
          </table:table-cell>
          <table:table-cell office:value-type="float" office:value="18550221" calcext:value-type="float">
            <text:p>18550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dreas /Głon/ komornik</text:p>
          </table:table-cell>
          <table:table-cell office:value-type="string" calcext:value-type="string">
            <text:p>Marianna /Armata/</text:p>
          </table:table-cell>
          <table:table-cell office:value-type="string" calcext:value-type="string">
            <text:p>Jacobus /Armata/</text:p>
          </table:table-cell>
          <table:table-cell office:value-type="string" calcext:value-type="string">
            <text:p>Anna /Dobrzynska/</text:p>
          </table:table-cell>
          <table:table-cell office:value-type="float" office:value="18550218" calcext:value-type="float">
            <text:p>1855021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2" calcext:value-type="float">
            <text:p>82</text:p>
          </table:table-cell>
          <table:table-cell office:value-type="float" office:value="18550221" calcext:value-type="float">
            <text:p>1855022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table:number-columns-repeated="2" office:value-type="string" calcext:value-type="string">
            <text:p>omitted</text:p>
          </table:table-cell>
          <table:table-cell office:value-type="string" calcext:value-type="string">
            <text:p>Antonius /Wirwiński/</text:p>
          </table:table-cell>
          <table:table-cell office:value-type="string" calcext:value-type="string">
            <text:p>Catharina /Rumańska/</text:p>
          </table:table-cell>
          <table:table-cell office:value-type="float" office:value="18550219" calcext:value-type="float">
            <text:p>18550219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2" calcext:value-type="float">
            <text:p>82</text:p>
          </table:table-cell>
          <table:table-cell office:value-type="float" office:value="18550226" calcext:value-type="float">
            <text:p>185502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table:number-columns-repeated="2" office:value-type="string" calcext:value-type="string">
            <text:p>omitted</text:p>
          </table:table-cell>
          <table:table-cell table:number-columns-repeated="4"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2" calcext:value-type="float">
            <text:p>82</text:p>
          </table:table-cell>
          <table:table-cell office:value-type="float" office:value="18550222" calcext:value-type="float">
            <text:p>185502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Janowiak/</text:p>
          </table:table-cell>
          <table:table-cell office:value-type="string" calcext:value-type="string">
            <text:p>Anna /Łapacż/</text:p>
          </table:table-cell>
          <table:table-cell office:value-type="string" calcext:value-type="string">
            <text:p>Laurentius /Bączynski/</text:p>
          </table:table-cell>
          <table:table-cell office:value-type="string" calcext:value-type="string">
            <text:p>Marianna /Frasż/</text:p>
          </table:table-cell>
          <table:table-cell office:value-type="float" office:value="18550222" calcext:value-type="float">
            <text:p>18550222</text:p>
          </table:table-cell>
          <table:table-cell office:value-type="string" calcext:value-type="string">
            <text:p>look again; confusing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2" calcext:value-type="float">
            <text:p>82</text:p>
          </table:table-cell>
          <table:table-cell office:value-type="float" office:value="18550228" calcext:value-type="float">
            <text:p>185502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Laurentius /Bącżynski/ młynarz</text:p>
          </table:table-cell>
          <table:table-cell office:value-type="string" calcext:value-type="string">
            <text:p>Catharina /Knaś/</text:p>
          </table:table-cell>
          <table:table-cell office:value-type="string" calcext:value-type="string">
            <text:p>Michael /Janowiak/</text:p>
          </table:table-cell>
          <table:table-cell office:value-type="string" calcext:value-type="string">
            <text:p>Michalena /Tefelska/</text:p>
          </table:table-cell>
          <table:table-cell office:value-type="float" office:value="18550228" calcext:value-type="float">
            <text:p>1855022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2" calcext:value-type="float">
            <text:p>82</text:p>
          </table:table-cell>
          <table:table-cell office:value-type="float" office:value="18550304" calcext:value-type="float">
            <text:p>1855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Francisżek /Kusż/ wyrobnik</text:p>
          </table:table-cell>
          <table:table-cell office:value-type="string" calcext:value-type="string">
            <text:p>Josephata /Żbieronka/</text:p>
          </table:table-cell>
          <table:table-cell office:value-type="string" calcext:value-type="string">
            <text:p>Adalbertus /Lenethy/</text:p>
          </table:table-cell>
          <table:table-cell office:value-type="string" calcext:value-type="string">
            <text:p>Marianna /Mnichoska/</text:p>
          </table:table-cell>
          <table:table-cell office:value-type="float" office:value="18550228" calcext:value-type="float">
            <text:p>1855022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2" calcext:value-type="float">
            <text:p>82</text:p>
          </table:table-cell>
          <table:table-cell office:value-type="float" office:value="18550304" calcext:value-type="float">
            <text:p>1855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Wendłand/ ancilla</text:p>
          </table:table-cell>
          <table:table-cell office:value-type="string" calcext:value-type="string">
            <text:p>Ignatius /Mnichoski/</text:p>
          </table:table-cell>
          <table:table-cell office:value-type="string" calcext:value-type="string">
            <text:p>Francisca /Frymikoska/</text:p>
          </table:table-cell>
          <table:table-cell office:value-type="float" office:value="18550227" calcext:value-type="float">
            <text:p>1855022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2" calcext:value-type="float">
            <text:p>82</text:p>
          </table:table-cell>
          <table:table-cell office:value-type="float" office:value="18550305" calcext:value-type="float">
            <text:p>185503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Valentinus /Bącżynski/ wyrobnik</text:p>
          </table:table-cell>
          <table:table-cell office:value-type="string" calcext:value-type="string">
            <text:p>Josephata /Borucka/</text:p>
          </table:table-cell>
          <table:table-cell office:value-type="string" calcext:value-type="string">
            <text:p>Franciscus /Andrzejeski/</text:p>
          </table:table-cell>
          <table:table-cell office:value-type="string" calcext:value-type="string">
            <text:p>Margaretha /Paprocka/</text:p>
          </table:table-cell>
          <table:table-cell office:value-type="float" office:value="18550301" calcext:value-type="float">
            <text:p>1855030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3" calcext:value-type="float">
            <text:p>83</text:p>
          </table:table-cell>
          <table:table-cell office:value-type="float" office:value="18550304" calcext:value-type="float">
            <text:p>185503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dreas /Rochowiak/ colona</text:p>
          </table:table-cell>
          <table:table-cell office:value-type="string" calcext:value-type="string">
            <text:p>Magdalena /Głon/</text:p>
          </table:table-cell>
          <table:table-cell office:value-type="string" calcext:value-type="string">
            <text:p>Martinus /Rochowiak/</text:p>
          </table:table-cell>
          <table:table-cell office:value-type="string" calcext:value-type="string">
            <text:p>Margarita /Frasż/ ex relatione patris</text:p>
          </table:table-cell>
          <table:table-cell office:value-type="float" office:value="18550301" calcext:value-type="float">
            <text:p>1855030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3" calcext:value-type="float">
            <text:p>83</text:p>
          </table:table-cell>
          <table:table-cell office:value-type="float" office:value="18550304" calcext:value-type="float">
            <text:p>18550304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Valentinus /Dobrzyński/ sutor</text:p>
          </table:table-cell>
          <table:table-cell office:value-type="string" calcext:value-type="string">
            <text:p>Catharina /Przybył/</text:p>
          </table:table-cell>
          <table:table-cell office:value-type="string" calcext:value-type="string">
            <text:p>Josephus /Kusż/</text:p>
          </table:table-cell>
          <table:table-cell office:value-type="string" calcext:value-type="string">
            <text:p>Marianna /Woźna/</text:p>
          </table:table-cell>
          <table:table-cell office:value-type="float" office:value="18550304" calcext:value-type="float">
            <text:p>1855030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3" calcext:value-type="float">
            <text:p>83</text:p>
          </table:table-cell>
          <table:table-cell office:value-type="float" office:value="18550307" calcext:value-type="float">
            <text:p>18550307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Thomas /Kacżoroski/ sutor</text:p>
          </table:table-cell>
          <table:table-cell office:value-type="string" calcext:value-type="string">
            <text:p>Josepha /Mnich/</text:p>
          </table:table-cell>
          <table:table-cell office:value-type="string" calcext:value-type="string">
            <text:p>Michael /Mnichoski/</text:p>
          </table:table-cell>
          <table:table-cell office:value-type="string" calcext:value-type="string">
            <text:p>Victoria /Chetminska/</text:p>
          </table:table-cell>
          <table:table-cell office:value-type="float" office:value="18550305" calcext:value-type="float">
            <text:p>1855030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3" calcext:value-type="float">
            <text:p>83</text:p>
          </table:table-cell>
          <table:table-cell office:value-type="float" office:value="18550324" calcext:value-type="float">
            <text:p>18550324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Joannes /Gwid/ wyrobnik</text:p>
          </table:table-cell>
          <table:table-cell office:value-type="string" calcext:value-type="string">
            <text:p>Rosalia /Osińska/</text:p>
          </table:table-cell>
          <table:table-cell office:value-type="string" calcext:value-type="string">
            <text:p>Franciscus /Gwid/</text:p>
          </table:table-cell>
          <table:table-cell office:value-type="string" calcext:value-type="string">
            <text:p>Catharina /Pioterek/</text:p>
          </table:table-cell>
          <table:table-cell office:value-type="float" office:value="18550324" calcext:value-type="float">
            <text:p>18550324</text:p>
          </table:table-cell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3" calcext:value-type="float">
            <text:p>83</text:p>
          </table:table-cell>
          <table:table-cell office:value-type="float" office:value="18550324" calcext:value-type="float">
            <text:p>18550324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Gwid/ wyrobnik</text:p>
          </table:table-cell>
          <table:table-cell office:value-type="string" calcext:value-type="string">
            <text:p>Rosalia /Osińska/</text:p>
          </table:table-cell>
          <table:table-cell office:value-type="string" calcext:value-type="string">
            <text:p>Jacobus /Kusż/</text:p>
          </table:table-cell>
          <table:table-cell office:value-type="string" calcext:value-type="string">
            <text:p>Marianna /Kusż/</text:p>
          </table:table-cell>
          <table:table-cell office:value-type="float" office:value="18550324" calcext:value-type="float">
            <text:p>18550324</text:p>
          </table:table-cell>
          <table:table-cell office:value-type="string" calcext:value-type="string">
            <text:p>twins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3" calcext:value-type="float">
            <text:p>83</text:p>
          </table:table-cell>
          <table:table-cell office:value-type="float" office:value="18550326" calcext:value-type="float">
            <text:p>18550326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Simon /Witucki/ wyrobnik</text:p>
          </table:table-cell>
          <table:table-cell office:value-type="string" calcext:value-type="string">
            <text:p>Marianna /Nowakoska/</text:p>
          </table:table-cell>
          <table:table-cell office:value-type="string" calcext:value-type="string">
            <text:p>Valentinus /Jozwiak/</text:p>
          </table:table-cell>
          <table:table-cell office:value-type="string" calcext:value-type="string">
            <text:p>Catharina /Marciniak/</text:p>
          </table:table-cell>
          <table:table-cell office:value-type="float" office:value="18550325" calcext:value-type="float">
            <text:p>1855032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3" calcext:value-type="float">
            <text:p>83</text:p>
          </table:table-cell>
          <table:table-cell office:value-type="float" office:value="18550326" calcext:value-type="float">
            <text:p>185503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pumucena</text:p>
          </table:table-cell>
          <table:table-cell office:value-type="string" calcext:value-type="string">
            <text:p>Franciscus /Kujawa/ komornik</text:p>
          </table:table-cell>
          <table:table-cell office:value-type="string" calcext:value-type="string">
            <text:p>Francisca /Chetmniak/</text:p>
          </table:table-cell>
          <table:table-cell office:value-type="string" calcext:value-type="string">
            <text:p>Martinus /Głon/</text:p>
          </table:table-cell>
          <table:table-cell office:value-type="string" calcext:value-type="string">
            <text:p>Catharina /Kowalska/</text:p>
          </table:table-cell>
          <table:table-cell office:value-type="float" office:value="18550326" calcext:value-type="float">
            <text:p>1855032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3" calcext:value-type="float">
            <text:p>83</text:p>
          </table:table-cell>
          <table:table-cell office:value-type="float" office:value="18550405" calcext:value-type="float">
            <text:p>185504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leslaus</text:p>
          </table:table-cell>
          <table:table-cell office:value-type="string" calcext:value-type="string">
            <text:p>Joannes /Janicki/ komornik</text:p>
          </table:table-cell>
          <table:table-cell office:value-type="string" calcext:value-type="string">
            <text:p>Francisca /Śżefożeja/</text:p>
          </table:table-cell>
          <table:table-cell office:value-type="string" calcext:value-type="string">
            <text:p>Joannes /Dąbroski/</text:p>
          </table:table-cell>
          <table:table-cell office:value-type="string" calcext:value-type="string">
            <text:p>Valentina /Sżecinska/</text:p>
          </table:table-cell>
          <table:table-cell office:value-type="float" office:value="18550402" calcext:value-type="float">
            <text:p>1855040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3" calcext:value-type="float">
            <text:p>83</text:p>
          </table:table-cell>
          <table:table-cell office:value-type="float" office:value="18550416" calcext:value-type="float">
            <text:p>185504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tinus /Armata/ incola</text:p>
          </table:table-cell>
          <table:table-cell office:value-type="string" calcext:value-type="string">
            <text:p>Marianna /Ulatoska/</text:p>
          </table:table-cell>
          <table:table-cell office:value-type="string" calcext:value-type="string">
            <text:p>Josephus /Żielinski/</text:p>
          </table:table-cell>
          <table:table-cell office:value-type="string" calcext:value-type="string">
            <text:p>Marianna /Mnichoska/</text:p>
          </table:table-cell>
          <table:table-cell office:value-type="float" office:value="18550410" calcext:value-type="float">
            <text:p>1855041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3" calcext:value-type="float">
            <text:p>83</text:p>
          </table:table-cell>
          <table:table-cell office:value-type="float" office:value="18550416" calcext:value-type="float">
            <text:p>18550416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Gwid/ incola</text:p>
          </table:table-cell>
          <table:table-cell office:value-type="string" calcext:value-type="string">
            <text:p>Marianna /Krakoska/</text:p>
          </table:table-cell>
          <table:table-cell office:value-type="string" calcext:value-type="string">
            <text:p>Matthias /Cżajkoski/</text:p>
          </table:table-cell>
          <table:table-cell office:value-type="string" calcext:value-type="string">
            <text:p>Helena /Adamska/</text:p>
          </table:table-cell>
          <table:table-cell office:value-type="float" office:value="18550402" calcext:value-type="float">
            <text:p>1855040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3" calcext:value-type="float">
            <text:p>83</text:p>
          </table:table-cell>
          <table:table-cell office:value-type="float" office:value="18550422" calcext:value-type="float">
            <text:p>185504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pumucena</text:p>
          </table:table-cell>
          <table:table-cell office:value-type="string" calcext:value-type="string">
            <text:p>Matthias /Śżulcżeski/ parobek</text:p>
          </table:table-cell>
          <table:table-cell office:value-type="string" calcext:value-type="string">
            <text:p>Francisca /Brzeźińska/</text:p>
          </table:table-cell>
          <table:table-cell office:value-type="string" calcext:value-type="string">
            <text:p>Thomas /Rumel/</text:p>
          </table:table-cell>
          <table:table-cell office:value-type="string" calcext:value-type="string">
            <text:p>Anna /Dobrzynska/</text:p>
          </table:table-cell>
          <table:table-cell office:value-type="float" office:value="18550416" calcext:value-type="float">
            <text:p>1855041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3" calcext:value-type="float">
            <text:p>83</text:p>
          </table:table-cell>
          <table:table-cell office:value-type="float" office:value="18550522" calcext:value-type="float">
            <text:p>1855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Pałaski/ komornik</text:p>
          </table:table-cell>
          <table:table-cell office:value-type="string" calcext:value-type="string">
            <text:p>Marianna /Coradźka/</text:p>
          </table:table-cell>
          <table:table-cell office:value-type="string" calcext:value-type="string">
            <text:p>Śimon /Głon/</text:p>
          </table:table-cell>
          <table:table-cell office:value-type="string" calcext:value-type="string">
            <text:p>Marianna /Bednarkoska/</text:p>
          </table:table-cell>
          <table:table-cell office:value-type="float" office:value="18550504" calcext:value-type="float">
            <text:p>1855050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3" calcext:value-type="float">
            <text:p>83</text:p>
          </table:table-cell>
          <table:table-cell office:value-type="float" office:value="18550506" calcext:value-type="float">
            <text:p>185505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oannes /Majeski/ economor</text:p>
          </table:table-cell>
          <table:table-cell office:value-type="string" calcext:value-type="string">
            <text:p>Augusta /Rożowiecka/</text:p>
          </table:table-cell>
          <table:table-cell office:value-type="string" calcext:value-type="string">
            <text:p>Xaverius /Rożowicki/</text:p>
          </table:table-cell>
          <table:table-cell office:value-type="string" calcext:value-type="string">
            <text:p>Rosalia /Majeska/</text:p>
          </table:table-cell>
          <table:table-cell office:value-type="float" office:value="18550506" calcext:value-type="float">
            <text:p>18550506</text:p>
          </table:table-cell>
          <table:table-cell office:value-type="string" calcext:value-type="string">
            <text:p>marked with two xes and Zbyszewice p. Margonin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3" calcext:value-type="float">
            <text:p>83</text:p>
          </table:table-cell>
          <table:table-cell office:value-type="float" office:value="18550513" calcext:value-type="float">
            <text:p>185505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Andrzejeski/ komornik</text:p>
          </table:table-cell>
          <table:table-cell office:value-type="string" calcext:value-type="string">
            <text:p>Ludovica /Musżków/</text:p>
          </table:table-cell>
          <table:table-cell office:value-type="string" calcext:value-type="string">
            <text:p>Laurentius /Tefelski/</text:p>
          </table:table-cell>
          <table:table-cell office:value-type="string" calcext:value-type="string">
            <text:p>Marianna /Pilarska/</text:p>
          </table:table-cell>
          <table:table-cell office:value-type="float" office:value="18550510" calcext:value-type="float">
            <text:p>18550510</text:p>
          </table:table-cell>
          <table:table-cell/>
        </table:table-row>
        <table:table-row table:style-name="ro1">
          <table:table-cell office:value-type="float" office:value="2512674" calcext:value-type="float">
            <text:p>2512674</text:p>
          </table:table-cell>
          <table:table-cell office:value-type="float" office:value="83" calcext:value-type="float">
            <text:p>83</text:p>
          </table:table-cell>
          <table:table-cell office:value-type="float" office:value="18550517" calcext:value-type="float">
            <text:p>1855051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gela /Janiskina/ ancilla</text:p>
          </table:table-cell>
          <table:table-cell office:value-type="string" calcext:value-type="string">
            <text:p>Śimon /Witucki/</text:p>
          </table:table-cell>
          <table:table-cell office:value-type="string" calcext:value-type="string">
            <text:p>Marianna /Fydrych/</text:p>
          </table:table-cell>
          <table:table-cell office:value-type="float" office:value="18550515" calcext:value-type="float">
            <text:p>1855051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3" calcext:value-type="float">
            <text:p>83</text:p>
          </table:table-cell>
          <table:table-cell office:value-type="float" office:value="18550315" calcext:value-type="float">
            <text:p>185503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</text:p>
          </table:table-cell>
          <table:table-cell office:value-type="string" calcext:value-type="string">
            <text:p>Valentinus /Barucki/</text:p>
          </table:table-cell>
          <table:table-cell office:value-type="string" calcext:value-type="string">
            <text:p>Teressia /Bącżynska/</text:p>
          </table:table-cell>
          <table:table-cell table:number-columns-repeated="2"/>
          <table:table-cell office:value-type="float" office:value="18550303" calcext:value-type="float">
            <text:p>1855030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4" calcext:value-type="float">
            <text:p>84</text:p>
          </table:table-cell>
          <table:table-cell office:value-type="float" office:value="18550524" calcext:value-type="float">
            <text:p>185505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Frytich/ komornik</text:p>
          </table:table-cell>
          <table:table-cell office:value-type="string" calcext:value-type="string">
            <text:p>Marianna /Wegner/</text:p>
          </table:table-cell>
          <table:table-cell office:value-type="string" calcext:value-type="string">
            <text:p>Martinus /Armata/</text:p>
          </table:table-cell>
          <table:table-cell office:value-type="string" calcext:value-type="string">
            <text:p>Marianna /Mnich/</text:p>
          </table:table-cell>
          <table:table-cell office:value-type="float" office:value="18550524" calcext:value-type="float">
            <text:p>1855052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4" calcext:value-type="float">
            <text:p>84</text:p>
          </table:table-cell>
          <table:table-cell office:value-type="float" office:value="18550608" calcext:value-type="float">
            <text:p>1855060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Michael /Bujara/ komornik</text:p>
          </table:table-cell>
          <table:table-cell office:value-type="string" calcext:value-type="string">
            <text:p>Agnetis /Łumżynska/</text:p>
          </table:table-cell>
          <table:table-cell office:value-type="string" calcext:value-type="string">
            <text:p>Josephus /Idżiński/</text:p>
          </table:table-cell>
          <table:table-cell office:value-type="string" calcext:value-type="string">
            <text:p>Helena /Otto/</text:p>
          </table:table-cell>
          <table:table-cell office:value-type="float" office:value="18550527" calcext:value-type="float">
            <text:p>1855052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4" calcext:value-type="float">
            <text:p>84</text:p>
          </table:table-cell>
          <table:table-cell office:value-type="float" office:value="18550608" calcext:value-type="float">
            <text:p>185506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Kolassa/ komornik</text:p>
          </table:table-cell>
          <table:table-cell office:value-type="string" calcext:value-type="string">
            <text:p>Anna /Łisnieska/</text:p>
          </table:table-cell>
          <table:table-cell office:value-type="string" calcext:value-type="string">
            <text:p>Andreas /Piotras/</text:p>
          </table:table-cell>
          <table:table-cell office:value-type="string" calcext:value-type="string">
            <text:p>Antonina /Mącinska/</text:p>
          </table:table-cell>
          <table:table-cell office:value-type="float" office:value="18550604" calcext:value-type="float">
            <text:p>1855060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4" calcext:value-type="float">
            <text:p>84</text:p>
          </table:table-cell>
          <table:table-cell office:value-type="float" office:value="18550610" calcext:value-type="float">
            <text:p>185506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a</text:p>
          </table:table-cell>
          <table:table-cell office:value-type="string" calcext:value-type="string">
            <text:p>Adalbertus /Witucki/ komornik</text:p>
          </table:table-cell>
          <table:table-cell office:value-type="string" calcext:value-type="string">
            <text:p>Margaretha /Fydrych/</text:p>
          </table:table-cell>
          <table:table-cell office:value-type="string" calcext:value-type="string">
            <text:p>Simon /Witucki/</text:p>
          </table:table-cell>
          <table:table-cell office:value-type="string" calcext:value-type="string">
            <text:p>Marianna /Fydrych/</text:p>
          </table:table-cell>
          <table:table-cell office:value-type="float" office:value="18550608" calcext:value-type="float">
            <text:p>1855060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4" calcext:value-type="float">
            <text:p>84</text:p>
          </table:table-cell>
          <table:table-cell office:value-type="float" office:value="18550612" calcext:value-type="float">
            <text:p>185506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Edvardus /Beigżiński/ molendinator</text:p>
          </table:table-cell>
          <table:table-cell office:value-type="string" calcext:value-type="string">
            <text:p>Seraphina /Haminska/</text:p>
          </table:table-cell>
          <table:table-cell office:value-type="string" calcext:value-type="string">
            <text:p>Valentinus /Mnich/</text:p>
          </table:table-cell>
          <table:table-cell office:value-type="string" calcext:value-type="string">
            <text:p>Catharina /Szcżechoska/</text:p>
          </table:table-cell>
          <table:table-cell office:value-type="float" office:value="18550609" calcext:value-type="float">
            <text:p>18550609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4" calcext:value-type="float">
            <text:p>84</text:p>
          </table:table-cell>
          <table:table-cell office:value-type="float" office:value="18550624" calcext:value-type="float">
            <text:p>185506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Garstecki/ komornik</text:p>
          </table:table-cell>
          <table:table-cell office:value-type="string" calcext:value-type="string">
            <text:p>Nepumucena /Hagdanoska/</text:p>
          </table:table-cell>
          <table:table-cell office:value-type="string" calcext:value-type="string">
            <text:p>Antonius /Hagdanoska/</text:p>
          </table:table-cell>
          <table:table-cell office:value-type="string" calcext:value-type="string">
            <text:p>Magdalena /Wankoska/</text:p>
          </table:table-cell>
          <table:table-cell office:value-type="float" office:value="18550626" calcext:value-type="float">
            <text:p>1855062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4" calcext:value-type="float">
            <text:p>84</text:p>
          </table:table-cell>
          <table:table-cell office:value-type="float" office:value="18550628" calcext:value-type="float">
            <text:p>185506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August /Kałamajski/ loquus</text:p>
          </table:table-cell>
          <table:table-cell office:value-type="string" calcext:value-type="string">
            <text:p>Marianna /Piątkowska/</text:p>
          </table:table-cell>
          <table:table-cell office:value-type="string" calcext:value-type="string">
            <text:p>Matthaus /Moszczeriski/ haeres in Srebrnagóra</text:p>
          </table:table-cell>
          <table:table-cell office:value-type="string" calcext:value-type="string">
            <text:p>Xaveria /Tomaszewska/</text:p>
          </table:table-cell>
          <table:table-cell table:number-columns-repeated="2"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4" calcext:value-type="float">
            <text:p>84</text:p>
          </table:table-cell>
          <table:table-cell office:value-type="float" office:value="18550701" calcext:value-type="float">
            <text:p>185507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/Piotras/</text:p>
          </table:table-cell>
          <table:table-cell office:value-type="string" calcext:value-type="string">
            <text:p>Agnes /Lesnieska/</text:p>
          </table:table-cell>
          <table:table-cell office:value-type="string" calcext:value-type="string">
            <text:p>Franciscus /Piotras/</text:p>
          </table:table-cell>
          <table:table-cell office:value-type="string" calcext:value-type="string">
            <text:p>Ludovica /Głon/</text:p>
          </table:table-cell>
          <table:table-cell office:value-type="float" office:value="18550630" calcext:value-type="float">
            <text:p>1855063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4" calcext:value-type="float">
            <text:p>84</text:p>
          </table:table-cell>
          <table:table-cell office:value-type="float" office:value="18550708" calcext:value-type="float">
            <text:p>185507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dalbertus /Gularski/ komornik</text:p>
          </table:table-cell>
          <table:table-cell office:value-type="string" calcext:value-type="string">
            <text:p>Catharina /Chańkiewicż/</text:p>
          </table:table-cell>
          <table:table-cell office:value-type="string" calcext:value-type="string">
            <text:p>Joannes /Kuroski/</text:p>
          </table:table-cell>
          <table:table-cell office:value-type="string" calcext:value-type="string">
            <text:p>Agnes /Sżymańska/</text:p>
          </table:table-cell>
          <table:table-cell office:value-type="float" office:value="18550702" calcext:value-type="float">
            <text:p>1855070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4" calcext:value-type="float">
            <text:p>84</text:p>
          </table:table-cell>
          <table:table-cell office:value-type="float" office:value="18550715" calcext:value-type="float">
            <text:p>18550715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Cżarnecki/ fornal</text:p>
          </table:table-cell>
          <table:table-cell office:value-type="string" calcext:value-type="string">
            <text:p>Antonina /Rochowiak/</text:p>
          </table:table-cell>
          <table:table-cell office:value-type="string" calcext:value-type="string">
            <text:p>Valentinus /Kwasnieski/</text:p>
          </table:table-cell>
          <table:table-cell office:value-type="string" calcext:value-type="string">
            <text:p>Catharina /Krusionka/</text:p>
          </table:table-cell>
          <table:table-cell office:value-type="float" office:value="18550711" calcext:value-type="float">
            <text:p>1855071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4" calcext:value-type="float">
            <text:p>84</text:p>
          </table:table-cell>
          <table:table-cell office:value-type="float" office:value="18550713" calcext:value-type="float">
            <text:p>185507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cobus /Andrzejeski/ parobek</text:p>
          </table:table-cell>
          <table:table-cell office:value-type="string" calcext:value-type="string">
            <text:p>Margarita /Kusż/</text:p>
          </table:table-cell>
          <table:table-cell office:value-type="string" calcext:value-type="string">
            <text:p>Thomas /Kusż/</text:p>
          </table:table-cell>
          <table:table-cell office:value-type="string" calcext:value-type="string">
            <text:p>Hedvigis /Kacżor/</text:p>
          </table:table-cell>
          <table:table-cell office:value-type="float" office:value="18550710" calcext:value-type="float">
            <text:p>1855071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4" calcext:value-type="float">
            <text:p>84</text:p>
          </table:table-cell>
          <table:table-cell office:value-type="float" office:value="18550719" calcext:value-type="float">
            <text:p>185507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tinus /Koroleski/ parobek</text:p>
          </table:table-cell>
          <table:table-cell office:value-type="string" calcext:value-type="string">
            <text:p>Michalena /Witucka/</text:p>
          </table:table-cell>
          <table:table-cell office:value-type="string" calcext:value-type="string">
            <text:p>Adalbertus /Kowaleski/</text:p>
          </table:table-cell>
          <table:table-cell office:value-type="string" calcext:value-type="string">
            <text:p>Magdalena /Hańkiewicż/</text:p>
          </table:table-cell>
          <table:table-cell office:value-type="float" office:value="18550711" calcext:value-type="float">
            <text:p>1855071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4" calcext:value-type="float">
            <text:p>84</text:p>
          </table:table-cell>
          <table:table-cell office:value-type="float" office:value="18550720" calcext:value-type="float">
            <text:p>185507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axida</text:p>
          </table:table-cell>
          <table:table-cell office:value-type="string" calcext:value-type="string">
            <text:p>Jacobus /Cimiński/ borowy</text:p>
          </table:table-cell>
          <table:table-cell office:value-type="string" calcext:value-type="string">
            <text:p>Catharina /Oberska/</text:p>
          </table:table-cell>
          <table:table-cell office:value-type="string" calcext:value-type="string">
            <text:p>Joannes /Dąbroski/</text:p>
          </table:table-cell>
          <table:table-cell office:value-type="string" calcext:value-type="string">
            <text:p>Julianna /Chrzanoska/</text:p>
          </table:table-cell>
          <table:table-cell office:value-type="float" office:value="18550713" calcext:value-type="float">
            <text:p>1855071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4" calcext:value-type="float">
            <text:p>84</text:p>
          </table:table-cell>
          <table:table-cell office:value-type="float" office:value="18550722" calcext:value-type="float">
            <text:p>185507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Janowiak/ borowy</text:p>
          </table:table-cell>
          <table:table-cell office:value-type="string" calcext:value-type="string">
            <text:p>Francisca /Głon/</text:p>
          </table:table-cell>
          <table:table-cell office:value-type="string" calcext:value-type="string">
            <text:p>Andreas /Rochowiak/</text:p>
          </table:table-cell>
          <table:table-cell office:value-type="string" calcext:value-type="string">
            <text:p>Catharina /Pioterek/</text:p>
          </table:table-cell>
          <table:table-cell office:value-type="float" office:value="18550714" calcext:value-type="float">
            <text:p>1855071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4" calcext:value-type="float">
            <text:p>84</text:p>
          </table:table-cell>
          <table:table-cell office:value-type="float" office:value="18550722" calcext:value-type="float">
            <text:p>185507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tinus /Krusżka/ borowy</text:p>
          </table:table-cell>
          <table:table-cell office:value-type="string" calcext:value-type="string">
            <text:p>Catharina /Tefelska/</text:p>
          </table:table-cell>
          <table:table-cell office:value-type="string" calcext:value-type="string">
            <text:p>Petrus /Tefelski/</text:p>
          </table:table-cell>
          <table:table-cell office:value-type="string" calcext:value-type="string">
            <text:p>Anna /Kalcżynska/</text:p>
          </table:table-cell>
          <table:table-cell office:value-type="float" office:value="18550717" calcext:value-type="float">
            <text:p>1855071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4" calcext:value-type="float">
            <text:p>84</text:p>
          </table:table-cell>
          <table:table-cell office:value-type="float" office:value="18550722" calcext:value-type="float">
            <text:p>1855072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Charka/ komornik</text:p>
          </table:table-cell>
          <table:table-cell office:value-type="string" calcext:value-type="string">
            <text:p>Marianna /Nowak/</text:p>
          </table:table-cell>
          <table:table-cell office:value-type="string" calcext:value-type="string">
            <text:p>Petrus /Jawinski/</text:p>
          </table:table-cell>
          <table:table-cell office:value-type="string" calcext:value-type="string">
            <text:p>Margaretha /Woźna/</text:p>
          </table:table-cell>
          <table:table-cell office:value-type="float" office:value="18550718" calcext:value-type="float">
            <text:p>1855071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4" calcext:value-type="float">
            <text:p>84</text:p>
          </table:table-cell>
          <table:table-cell office:value-type="float" office:value="18550725" calcext:value-type="float">
            <text:p>1855072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Marianna</text:p>
          </table:table-cell>
          <table:table-cell office:value-type="string" calcext:value-type="string">
            <text:p>Adalbertus /Szcżyporski/ komornik</text:p>
          </table:table-cell>
          <table:table-cell office:value-type="string" calcext:value-type="string">
            <text:p>Margareta /Charędarska/</text:p>
          </table:table-cell>
          <table:table-cell office:value-type="string" calcext:value-type="string">
            <text:p>Valentinus /Mnichoski/</text:p>
          </table:table-cell>
          <table:table-cell office:value-type="string" calcext:value-type="string">
            <text:p>Catharina /Szcżechoska/</text:p>
          </table:table-cell>
          <table:table-cell office:value-type="float" office:value="18550721" calcext:value-type="float">
            <text:p>1855072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5" calcext:value-type="float">
            <text:p>85</text:p>
          </table:table-cell>
          <table:table-cell office:value-type="float" office:value="18550827" calcext:value-type="float">
            <text:p>185508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 /Korbal/ komornik</text:p>
          </table:table-cell>
          <table:table-cell office:value-type="string" calcext:value-type="string">
            <text:p>Hedvigis /Krygier/</text:p>
          </table:table-cell>
          <table:table-cell office:value-type="string" calcext:value-type="string">
            <text:p>Franciscus /Wożnieski/</text:p>
          </table:table-cell>
          <table:table-cell office:value-type="string" calcext:value-type="string">
            <text:p>Anna /Krysżtofiak/</text:p>
          </table:table-cell>
          <table:table-cell office:value-type="float" office:value="18550727" calcext:value-type="float">
            <text:p>1855072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5" calcext:value-type="float">
            <text:p>85</text:p>
          </table:table-cell>
          <table:table-cell office:value-type="float" office:value="18550815" calcext:value-type="float">
            <text:p>185508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Joannes /Kiotusż/ komornik</text:p>
          </table:table-cell>
          <table:table-cell office:value-type="string" calcext:value-type="string">
            <text:p>Francisca /Cwiklonka/</text:p>
          </table:table-cell>
          <table:table-cell office:value-type="string" calcext:value-type="string">
            <text:p>Laurentius /Tefelski/</text:p>
          </table:table-cell>
          <table:table-cell office:value-type="string" calcext:value-type="string">
            <text:p>Marianna /Oźimińska/</text:p>
          </table:table-cell>
          <table:table-cell office:value-type="float" office:value="18550811" calcext:value-type="float">
            <text:p>1855081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5" calcext:value-type="float">
            <text:p>85</text:p>
          </table:table-cell>
          <table:table-cell office:value-type="float" office:value="18550810" calcext:value-type="float">
            <text:p>185508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Thomas /Głon/ komornik</text:p>
          </table:table-cell>
          <table:table-cell office:value-type="string" calcext:value-type="string">
            <text:p>Marianna /Wawrzyniak/</text:p>
          </table:table-cell>
          <table:table-cell office:value-type="string" calcext:value-type="string">
            <text:p>Michael /Mnich/</text:p>
          </table:table-cell>
          <table:table-cell office:value-type="string" calcext:value-type="string">
            <text:p>Marianna /Dąbroska/</text:p>
          </table:table-cell>
          <table:table-cell office:value-type="float" office:value="18550806" calcext:value-type="float">
            <text:p>1855080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5" calcext:value-type="float">
            <text:p>85</text:p>
          </table:table-cell>
          <table:table-cell office:value-type="float" office:value="18550812" calcext:value-type="float">
            <text:p>185508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Maras/ parobek</text:p>
          </table:table-cell>
          <table:table-cell office:value-type="string" calcext:value-type="string">
            <text:p>Katarzyna /Golębieska/</text:p>
          </table:table-cell>
          <table:table-cell office:value-type="string" calcext:value-type="string">
            <text:p>Joannes /Sarbiak/</text:p>
          </table:table-cell>
          <table:table-cell office:value-type="string" calcext:value-type="string">
            <text:p>Marianna /Rozwarska/</text:p>
          </table:table-cell>
          <table:table-cell office:value-type="float" office:value="18550808" calcext:value-type="float">
            <text:p>1855080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5" calcext:value-type="float">
            <text:p>85</text:p>
          </table:table-cell>
          <table:table-cell office:value-type="float" office:value="18550818" calcext:value-type="float">
            <text:p>185508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Jacobus /Dobrzynski/</text:p>
          </table:table-cell>
          <table:table-cell office:value-type="string" calcext:value-type="string">
            <text:p>omitted</text:p>
          </table:table-cell>
          <table:table-cell table:number-columns-repeated="2"/>
          <table:table-cell office:value-type="float" office:value="18550818" calcext:value-type="float">
            <text:p>1855081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5" calcext:value-type="float">
            <text:p>85</text:p>
          </table:table-cell>
          <table:table-cell office:value-type="float" office:value="18550827" calcext:value-type="float">
            <text:p>185508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sepha /Żielinska/</text:p>
          </table:table-cell>
          <table:table-cell office:value-type="string" calcext:value-type="string">
            <text:p>Franciscus /Wichłacz/</text:p>
          </table:table-cell>
          <table:table-cell office:value-type="string" calcext:value-type="string">
            <text:p>Catharina /Dobrzynska/</text:p>
          </table:table-cell>
          <table:table-cell office:value-type="float" office:value="18550824" calcext:value-type="float">
            <text:p>1855082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5" calcext:value-type="float">
            <text:p>85</text:p>
          </table:table-cell>
          <table:table-cell office:value-type="float" office:value="18550827" calcext:value-type="float">
            <text:p>185508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Kuroski/ parobek</text:p>
          </table:table-cell>
          <table:table-cell office:value-type="string" calcext:value-type="string">
            <text:p>Marianna /Chańkiewicż/</text:p>
          </table:table-cell>
          <table:table-cell office:value-type="string" calcext:value-type="string">
            <text:p>Adalbertus /Gularski/</text:p>
          </table:table-cell>
          <table:table-cell office:value-type="string" calcext:value-type="string">
            <text:p>Agnes /Chańkiewicż/</text:p>
          </table:table-cell>
          <table:table-cell office:value-type="float" office:value="18550827" calcext:value-type="float">
            <text:p>1855082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5" calcext:value-type="float">
            <text:p>85</text:p>
          </table:table-cell>
          <table:table-cell office:value-type="float" office:value="18550902" calcext:value-type="float">
            <text:p>18550902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Petrus /Kusż/ gospodarz</text:p>
          </table:table-cell>
          <table:table-cell office:value-type="string" calcext:value-type="string">
            <text:p>Anna <text:s/>/Szmania/</text:p>
          </table:table-cell>
          <table:table-cell office:value-type="string" calcext:value-type="string">
            <text:p>Michael /Sżmeja/</text:p>
          </table:table-cell>
          <table:table-cell office:value-type="string" calcext:value-type="string">
            <text:p>Margaretha /Saska/</text:p>
          </table:table-cell>
          <table:table-cell office:value-type="float" office:value="18550821" calcext:value-type="float">
            <text:p>1855082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5" calcext:value-type="float">
            <text:p>85</text:p>
          </table:table-cell>
          <table:table-cell office:value-type="float" office:value="18550902" calcext:value-type="float">
            <text:p>18550902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Petrus /Machelski/ canpana</text:p>
          </table:table-cell>
          <table:table-cell office:value-type="string" calcext:value-type="string">
            <text:p>Constantia /Błasżkiewicż/</text:p>
          </table:table-cell>
          <table:table-cell office:value-type="string" calcext:value-type="string">
            <text:p>Matthias /Cżajkoski/</text:p>
          </table:table-cell>
          <table:table-cell office:value-type="string" calcext:value-type="string">
            <text:p>Marianna /Mnichoska/</text:p>
          </table:table-cell>
          <table:table-cell office:value-type="float" office:value="18550822" calcext:value-type="float">
            <text:p>18550822</text:p>
          </table:table-cell>
          <table:table-cell office:value-type="string" calcext:value-type="string">
            <text:p>originally Carolina /Błasżkiewicż/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5" calcext:value-type="float">
            <text:p>85</text:p>
          </table:table-cell>
          <table:table-cell office:value-type="float" office:value="18550903" calcext:value-type="float">
            <text:p>185509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Wisnieski/ komornik</text:p>
          </table:table-cell>
          <table:table-cell office:value-type="string" calcext:value-type="string">
            <text:p>Ulianna /Frykoska/</text:p>
          </table:table-cell>
          <table:table-cell office:value-type="string" calcext:value-type="string">
            <text:p>Andreas /Janowiak/</text:p>
          </table:table-cell>
          <table:table-cell office:value-type="string" calcext:value-type="string">
            <text:p>Marianna /Nowak/</text:p>
          </table:table-cell>
          <table:table-cell office:value-type="float" office:value="18550826" calcext:value-type="float">
            <text:p>1855082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5" calcext:value-type="float">
            <text:p>85</text:p>
          </table:table-cell>
          <table:table-cell office:value-type="float" office:value="18550903" calcext:value-type="float">
            <text:p>18550903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Lucian /Bełkowski/ possessor agri</text:p>
          </table:table-cell>
          <table:table-cell office:value-type="string" calcext:value-type="string">
            <text:p>Josepha /Etter/</text:p>
          </table:table-cell>
          <table:table-cell office:value-type="string" calcext:value-type="string">
            <text:p>Josephus /Dobrzynski/</text:p>
          </table:table-cell>
          <table:table-cell office:value-type="string" calcext:value-type="string">
            <text:p>Ludovica /Etter/</text:p>
          </table:table-cell>
          <table:table-cell office:value-type="float" office:value="18550831" calcext:value-type="float">
            <text:p>1855083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5" calcext:value-type="float">
            <text:p>85</text:p>
          </table:table-cell>
          <table:table-cell office:value-type="float" office:value="18550908" calcext:value-type="float">
            <text:p>1855090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Krajeski/ komornik</text:p>
          </table:table-cell>
          <table:table-cell office:value-type="string" calcext:value-type="string">
            <text:p>Marianna /Rożańska/</text:p>
          </table:table-cell>
          <table:table-cell office:value-type="string" calcext:value-type="string">
            <text:p>Michael /Dębny/</text:p>
          </table:table-cell>
          <table:table-cell office:value-type="string" calcext:value-type="string">
            <text:p>Josepha /Kusnierak/</text:p>
          </table:table-cell>
          <table:table-cell office:value-type="float" office:value="18550903" calcext:value-type="float">
            <text:p>1855090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5" calcext:value-type="float">
            <text:p>85</text:p>
          </table:table-cell>
          <table:table-cell office:value-type="float" office:value="18550916" calcext:value-type="float">
            <text:p>1855091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Wesotoski/ wyrobnik</text:p>
          </table:table-cell>
          <table:table-cell office:value-type="string" calcext:value-type="string">
            <text:p>Antonina /Pawłoska/</text:p>
          </table:table-cell>
          <table:table-cell office:value-type="string" calcext:value-type="string">
            <text:p>Antonius /Nyka/</text:p>
          </table:table-cell>
          <table:table-cell office:value-type="string" calcext:value-type="string">
            <text:p>Balvina /Sżafranska/</text:p>
          </table:table-cell>
          <table:table-cell office:value-type="float" office:value="18550914" calcext:value-type="float">
            <text:p>1855091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5" calcext:value-type="float">
            <text:p>85</text:p>
          </table:table-cell>
          <table:table-cell office:value-type="float" office:value="18550916" calcext:value-type="float">
            <text:p>185509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Franciscus /Śżych/ wyrobnik</text:p>
          </table:table-cell>
          <table:table-cell office:value-type="string" calcext:value-type="string">
            <text:p>Francisca /Dudek/</text:p>
          </table:table-cell>
          <table:table-cell office:value-type="string" calcext:value-type="string">
            <text:p>Stanislaus /Katulski/</text:p>
          </table:table-cell>
          <table:table-cell office:value-type="string" calcext:value-type="string">
            <text:p>Michalena /Sniadecka/</text:p>
          </table:table-cell>
          <table:table-cell office:value-type="float" office:value="18550910" calcext:value-type="float">
            <text:p>1855091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5" calcext:value-type="float">
            <text:p>85</text:p>
          </table:table-cell>
          <table:table-cell office:value-type="float" office:value="18550815" calcext:value-type="float">
            <text:p>185508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Joannes /Kotusż/ parobek</text:p>
          </table:table-cell>
          <table:table-cell office:value-type="string" calcext:value-type="string">
            <text:p>Francisca /Cwiklonka/</text:p>
          </table:table-cell>
          <table:table-cell office:value-type="string" calcext:value-type="string">
            <text:p>Laurentius /Tefelski/</text:p>
          </table:table-cell>
          <table:table-cell office:value-type="string" calcext:value-type="string">
            <text:p>Marianna /Oźimińska/</text:p>
          </table:table-cell>
          <table:table-cell office:value-type="float" office:value="18550911" calcext:value-type="float">
            <text:p>1855091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5" calcext:value-type="float">
            <text:p>85</text:p>
          </table:table-cell>
          <table:table-cell office:value-type="float" office:value="18550927" calcext:value-type="float">
            <text:p>185509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Magdalena /Woźna/</text:p>
          </table:table-cell>
          <table:table-cell office:value-type="string" calcext:value-type="string">
            <text:p>Michael /Sżymarek/</text:p>
          </table:table-cell>
          <table:table-cell/>
          <table:table-cell office:value-type="float" office:value="18550925" calcext:value-type="float">
            <text:p>1855092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5" calcext:value-type="float">
            <text:p>85</text:p>
          </table:table-cell>
          <table:table-cell office:value-type="float" office:value="18550927" calcext:value-type="float">
            <text:p>185509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 Martinus</text:p>
          </table:table-cell>
          <table:table-cell office:value-type="string" calcext:value-type="string">
            <text:p>Balcer /Przybył/ parobek</text:p>
          </table:table-cell>
          <table:table-cell office:value-type="string" calcext:value-type="string">
            <text:p>Agnisżka /Gogolinska/</text:p>
          </table:table-cell>
          <table:table-cell office:value-type="string" calcext:value-type="string">
            <text:p>Jacobus /Rożnieski/</text:p>
          </table:table-cell>
          <table:table-cell office:value-type="string" calcext:value-type="string">
            <text:p>Magdalena /Chetminska/</text:p>
          </table:table-cell>
          <table:table-cell office:value-type="float" office:value="18550926" calcext:value-type="float">
            <text:p>1855092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5" calcext:value-type="float">
            <text:p>85</text:p>
          </table:table-cell>
          <table:table-cell office:value-type="float" office:value="18550927" calcext:value-type="float">
            <text:p>185509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etrus /Łukomski/</text:p>
          </table:table-cell>
          <table:table-cell office:value-type="string" calcext:value-type="string">
            <text:p>Helena /Doman/</text:p>
          </table:table-cell>
          <table:table-cell office:value-type="string" calcext:value-type="string">
            <text:p>Michael /Gwid/</text:p>
          </table:table-cell>
          <table:table-cell office:value-type="string" calcext:value-type="string">
            <text:p>Magdalena /Stachowiak/</text:p>
          </table:table-cell>
          <table:table-cell office:value-type="float" office:value="18550927" calcext:value-type="float">
            <text:p>1855092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5" calcext:value-type="float">
            <text:p>85</text:p>
          </table:table-cell>
          <table:table-cell office:value-type="float" office:value="18550928" calcext:value-type="float">
            <text:p>1855092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Stephanus /Żielinski/ parobek</text:p>
          </table:table-cell>
          <table:table-cell office:value-type="string" calcext:value-type="string">
            <text:p>Catharina /Matuszeska/</text:p>
          </table:table-cell>
          <table:table-cell office:value-type="string" calcext:value-type="string">
            <text:p>Simon /Zmindżinski/</text:p>
          </table:table-cell>
          <table:table-cell office:value-type="string" calcext:value-type="string">
            <text:p>Catharina /Poptaska/</text:p>
          </table:table-cell>
          <table:table-cell office:value-type="float" office:value="18550928" calcext:value-type="float">
            <text:p>1855092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6" calcext:value-type="float">
            <text:p>86</text:p>
          </table:table-cell>
          <table:table-cell office:value-type="float" office:value="18550929" calcext:value-type="float">
            <text:p>18550929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Michael /Dębski/ parobek</text:p>
          </table:table-cell>
          <table:table-cell office:value-type="string" calcext:value-type="string">
            <text:p>Michalina /Bielska/</text:p>
          </table:table-cell>
          <table:table-cell office:value-type="string" calcext:value-type="string">
            <text:p>Martinus /Adamski/</text:p>
          </table:table-cell>
          <table:table-cell office:value-type="string" calcext:value-type="string">
            <text:p>Francisca /Mnich/</text:p>
          </table:table-cell>
          <table:table-cell office:value-type="float" office:value="18550928" calcext:value-type="float">
            <text:p>1855092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6" calcext:value-type="float">
            <text:p>86</text:p>
          </table:table-cell>
          <table:table-cell office:value-type="float" office:value="18551021" calcext:value-type="float">
            <text:p>1855102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dalbertus /Kurek/</text:p>
          </table:table-cell>
          <table:table-cell office:value-type="string" calcext:value-type="string">
            <text:p>Josepha /Lawandoska/</text:p>
          </table:table-cell>
          <table:table-cell table:number-columns-repeated="2"/>
          <table:table-cell office:value-type="float" office:value="18551016" calcext:value-type="float">
            <text:p>1855101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6" calcext:value-type="float">
            <text:p>86</text:p>
          </table:table-cell>
          <table:table-cell office:value-type="float" office:value="18551028" calcext:value-type="float">
            <text:p>185510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ladislaus Petrus</text:p>
          </table:table-cell>
          <table:table-cell office:value-type="string" calcext:value-type="string">
            <text:p>Bogoslaus /Marciakoski/ komornik</text:p>
          </table:table-cell>
          <table:table-cell office:value-type="string" calcext:value-type="string">
            <text:p>Marianna /Logów/</text:p>
          </table:table-cell>
          <table:table-cell table:number-columns-repeated="2"/>
          <table:table-cell office:value-type="float" office:value="18550801" calcext:value-type="float">
            <text:p>18550801</text:p>
          </table:table-cell>
          <table:table-cell office:value-type="string" calcext:value-type="string">
            <text:p>note about records having been copied written on top of this one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6" calcext:value-type="float">
            <text:p>86</text:p>
          </table:table-cell>
          <table:table-cell office:value-type="float" office:value="18551028" calcext:value-type="float">
            <text:p>1855102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tanislaus /Roszek/ komornik</text:p>
          </table:table-cell>
          <table:table-cell office:value-type="string" calcext:value-type="string">
            <text:p>Josepha /Grochowiak/</text:p>
          </table:table-cell>
          <table:table-cell office:value-type="string" calcext:value-type="string">
            <text:p>Simon /Knaek/</text:p>
          </table:table-cell>
          <table:table-cell office:value-type="string" calcext:value-type="string">
            <text:p>Agnes /Rochowiak/</text:p>
          </table:table-cell>
          <table:table-cell office:value-type="float" office:value="18551024" calcext:value-type="float">
            <text:p>1855102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6" calcext:value-type="float">
            <text:p>86</text:p>
          </table:table-cell>
          <table:table-cell office:value-type="float" office:value="18551030" calcext:value-type="float">
            <text:p>185510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 /Rosżek/ komornik</text:p>
          </table:table-cell>
          <table:table-cell office:value-type="string" calcext:value-type="string">
            <text:p>Marianna /Wesołoska/</text:p>
          </table:table-cell>
          <table:table-cell office:value-type="string" calcext:value-type="string">
            <text:p>Michael /Jaworski/</text:p>
          </table:table-cell>
          <table:table-cell office:value-type="string" calcext:value-type="string">
            <text:p>Ludovica /Głon/</text:p>
          </table:table-cell>
          <table:table-cell office:value-type="float" office:value="18551029" calcext:value-type="float">
            <text:p>18551029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6" calcext:value-type="float">
            <text:p>86</text:p>
          </table:table-cell>
          <table:table-cell office:value-type="float" office:value="18551108" calcext:value-type="float">
            <text:p>18551108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Żygulski/</text:p>
          </table:table-cell>
          <table:table-cell office:value-type="string" calcext:value-type="string">
            <text:p>Joanna /Wodzynska/</text:p>
          </table:table-cell>
          <table:table-cell office:value-type="string" calcext:value-type="string">
            <text:p>Ignatius /Bykoski/</text:p>
          </table:table-cell>
          <table:table-cell office:value-type="string" calcext:value-type="string">
            <text:p>Catharina /Szcżechoska/</text:p>
          </table:table-cell>
          <table:table-cell office:value-type="float" office:value="18550915" calcext:value-type="float">
            <text:p>1855091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6" calcext:value-type="float">
            <text:p>86</text:p>
          </table:table-cell>
          <table:table-cell office:value-type="float" office:value="18551103" calcext:value-type="float">
            <text:p>185511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artinus /Sasiątkoski/ komornik</text:p>
          </table:table-cell>
          <table:table-cell office:value-type="string" calcext:value-type="string">
            <text:p>Josepha /Głon/</text:p>
          </table:table-cell>
          <table:table-cell office:value-type="string" calcext:value-type="string">
            <text:p>Franciscus /Kusż/</text:p>
          </table:table-cell>
          <table:table-cell office:value-type="string" calcext:value-type="string">
            <text:p>Marianna /Głon/</text:p>
          </table:table-cell>
          <table:table-cell office:value-type="float" office:value="18551103" calcext:value-type="float">
            <text:p>1855110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6" calcext:value-type="float">
            <text:p>86</text:p>
          </table:table-cell>
          <table:table-cell office:value-type="float" office:value="18551110" calcext:value-type="float">
            <text:p>185511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Paulus /Brynk/ komornik</text:p>
          </table:table-cell>
          <table:table-cell office:value-type="string" calcext:value-type="string">
            <text:p>Catharina /Dębna/</text:p>
          </table:table-cell>
          <table:table-cell office:value-type="string" calcext:value-type="string">
            <text:p>Thomas /Babacż/</text:p>
          </table:table-cell>
          <table:table-cell office:value-type="string" calcext:value-type="string">
            <text:p>Francisca /Koztoska/</text:p>
          </table:table-cell>
          <table:table-cell office:value-type="float" office:value="18551110" calcext:value-type="float">
            <text:p>1855111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6" calcext:value-type="float">
            <text:p>86</text:p>
          </table:table-cell>
          <table:table-cell office:value-type="float" office:value="18551111" calcext:value-type="float">
            <text:p>185511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Josephus /Lenethy/</text:p>
          </table:table-cell>
          <table:table-cell office:value-type="string" calcext:value-type="string">
            <text:p>Justina /Radków/</text:p>
          </table:table-cell>
          <table:table-cell office:value-type="string" calcext:value-type="string">
            <text:p>Paulus /Bryk/</text:p>
          </table:table-cell>
          <table:table-cell office:value-type="string" calcext:value-type="string">
            <text:p>Catharina /Sżafranska/</text:p>
          </table:table-cell>
          <table:table-cell office:value-type="float" office:value="18551110" calcext:value-type="float">
            <text:p>18551110</text:p>
          </table:table-cell>
          <table:table-cell office:value-type="string" calcext:value-type="string">
            <text:p>parents originally recorded as Petrus /Lenethy/ and Anna /Stranz/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6" calcext:value-type="float">
            <text:p>86</text:p>
          </table:table-cell>
          <table:table-cell office:value-type="float" office:value="18551124" calcext:value-type="float">
            <text:p>18551124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 Elisabeth</text:p>
          </table:table-cell>
          <table:table-cell office:value-type="string" calcext:value-type="string">
            <text:p>Alesandrus /Daleszynski/</text:p>
          </table:table-cell>
          <table:table-cell office:value-type="string" calcext:value-type="string">
            <text:p>Maria /Markiewicz/</text:p>
          </table:table-cell>
          <table:table-cell office:value-type="string" calcext:value-type="string">
            <text:p>Stanislaus /Markiewicż/</text:p>
          </table:table-cell>
          <table:table-cell office:value-type="string" calcext:value-type="string">
            <text:p>Anna /Tilia/</text:p>
          </table:table-cell>
          <table:table-cell office:value-type="float" office:value="18551119" calcext:value-type="float">
            <text:p>18551119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6" calcext:value-type="float">
            <text:p>86</text:p>
          </table:table-cell>
          <table:table-cell office:value-type="float" office:value="18551125" calcext:value-type="float">
            <text:p>185511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Jaworski/</text:p>
          </table:table-cell>
          <table:table-cell office:value-type="string" calcext:value-type="string">
            <text:p>Marianna /Biegańska/</text:p>
          </table:table-cell>
          <table:table-cell office:value-type="string" calcext:value-type="string">
            <text:p>Michael /Gwid/</text:p>
          </table:table-cell>
          <table:table-cell office:value-type="string" calcext:value-type="string">
            <text:p>Margaretha /Morzynska/</text:p>
          </table:table-cell>
          <table:table-cell office:value-type="float" office:value="18551121" calcext:value-type="float">
            <text:p>1855112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6" calcext:value-type="float">
            <text:p>86</text:p>
          </table:table-cell>
          <table:table-cell office:value-type="float" office:value="18551125" calcext:value-type="float">
            <text:p>1855112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Frejlich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Nicolaus /Olejnicżak/</text:p>
          </table:table-cell>
          <table:table-cell office:value-type="string" calcext:value-type="string">
            <text:p>Katarzyna /Pijanoska/</text:p>
          </table:table-cell>
          <table:table-cell office:value-type="float" office:value="18551122" calcext:value-type="float">
            <text:p>1855112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6" calcext:value-type="float">
            <text:p>86</text:p>
          </table:table-cell>
          <table:table-cell office:value-type="float" office:value="18551202" calcext:value-type="float">
            <text:p>18551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dreas /Grajkowski/</text:p>
          </table:table-cell>
          <table:table-cell office:value-type="string" calcext:value-type="string">
            <text:p>Catharina /Jozwiak/</text:p>
          </table:table-cell>
          <table:table-cell office:value-type="string" calcext:value-type="string">
            <text:p>Michael /Fydrych/</text:p>
          </table:table-cell>
          <table:table-cell office:value-type="string" calcext:value-type="string">
            <text:p>Marianna /Jozwiak/</text:p>
          </table:table-cell>
          <table:table-cell office:value-type="float" office:value="18551228" calcext:value-type="float">
            <text:p>1855122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6" calcext:value-type="float">
            <text:p>86</text:p>
          </table:table-cell>
          <table:table-cell office:value-type="float" office:value="18551209" calcext:value-type="float">
            <text:p>185512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Franciscus /Stowinski/</text:p>
          </table:table-cell>
          <table:table-cell office:value-type="string" calcext:value-type="string">
            <text:p>Catharina /Brzeźinsk/</text:p>
          </table:table-cell>
          <table:table-cell office:value-type="string" calcext:value-type="string">
            <text:p>Andreas /Brzeźinski/</text:p>
          </table:table-cell>
          <table:table-cell office:value-type="string" calcext:value-type="string">
            <text:p>Catharina /Cegielska/</text:p>
          </table:table-cell>
          <table:table-cell office:value-type="float" office:value="18551203" calcext:value-type="float">
            <text:p>1855120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6" calcext:value-type="float">
            <text:p>86</text:p>
          </table:table-cell>
          <table:table-cell office:value-type="float" office:value="18551209" calcext:value-type="float">
            <text:p>185512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osephus /Wagner/</text:p>
          </table:table-cell>
          <table:table-cell office:value-type="string" calcext:value-type="string">
            <text:p>Marianna /Cwik/</text:p>
          </table:table-cell>
          <table:table-cell office:value-type="string" calcext:value-type="string">
            <text:p>Antonius /Cwik/</text:p>
          </table:table-cell>
          <table:table-cell office:value-type="string" calcext:value-type="string">
            <text:p>Magdalena /Maglinska/</text:p>
          </table:table-cell>
          <table:table-cell office:value-type="float" office:value="18551204" calcext:value-type="float">
            <text:p>1855120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6" calcext:value-type="float">
            <text:p>86</text:p>
          </table:table-cell>
          <table:table-cell office:value-type="float" office:value="18551211" calcext:value-type="float">
            <text:p>185512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pumucena</text:p>
          </table:table-cell>
          <table:table-cell office:value-type="string" calcext:value-type="string">
            <text:p>Thomas /Gapski/</text:p>
          </table:table-cell>
          <table:table-cell office:value-type="string" calcext:value-type="string">
            <text:p>Francisca /Kacźmarkiewicż/</text:p>
          </table:table-cell>
          <table:table-cell office:value-type="string" calcext:value-type="string">
            <text:p>Adalbertus /Komassa/</text:p>
          </table:table-cell>
          <table:table-cell office:value-type="string" calcext:value-type="string">
            <text:p>Catharina /Lemańska/</text:p>
          </table:table-cell>
          <table:table-cell office:value-type="float" office:value="18551205" calcext:value-type="float">
            <text:p>1855120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6" calcext:value-type="float">
            <text:p>86</text:p>
          </table:table-cell>
          <table:table-cell office:value-type="float" office:value="18551215" calcext:value-type="float">
            <text:p>18551215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on Ignatius</text:p>
          </table:table-cell>
          <table:table-cell office:value-type="string" calcext:value-type="string">
            <text:p>Joannes /Lenethy/ colonus incola</text:p>
          </table:table-cell>
          <table:table-cell office:value-type="string" calcext:value-type="string">
            <text:p>Cunegundis /Etter/</text:p>
          </table:table-cell>
          <table:table-cell office:value-type="string" calcext:value-type="string">
            <text:p>Jacobus /Lenethy/</text:p>
          </table:table-cell>
          <table:table-cell office:value-type="string" calcext:value-type="string">
            <text:p>Francisca /Etter/</text:p>
          </table:table-cell>
          <table:table-cell office:value-type="float" office:value="18551205" calcext:value-type="float">
            <text:p>1855120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8" calcext:value-type="float">
            <text:p>88</text:p>
          </table:table-cell>
          <table:table-cell office:value-type="float" office:value="18551211" calcext:value-type="float">
            <text:p>185512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Ignatius /Kubasinski/ komornik</text:p>
          </table:table-cell>
          <table:table-cell office:value-type="string" calcext:value-type="string">
            <text:p>Hedvigis /Cwidok/</text:p>
          </table:table-cell>
          <table:table-cell office:value-type="string" calcext:value-type="string">
            <text:p>Antonius /Kubasinski/</text:p>
          </table:table-cell>
          <table:table-cell office:value-type="string" calcext:value-type="string">
            <text:p>Francisca /Antoniak/</text:p>
          </table:table-cell>
          <table:table-cell office:value-type="float" office:value="18551207" calcext:value-type="float">
            <text:p>1855120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8" calcext:value-type="float">
            <text:p>88</text:p>
          </table:table-cell>
          <table:table-cell office:value-type="float" office:value="18551211" calcext:value-type="float">
            <text:p>185512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Dębny/ komornik</text:p>
          </table:table-cell>
          <table:table-cell office:value-type="string" calcext:value-type="string">
            <text:p>Anna /Dobrzynska/</text:p>
          </table:table-cell>
          <table:table-cell office:value-type="string" calcext:value-type="string">
            <text:p>Josephus /Łucżak/</text:p>
          </table:table-cell>
          <table:table-cell office:value-type="string" calcext:value-type="string">
            <text:p>Marianna /Armata/</text:p>
          </table:table-cell>
          <table:table-cell office:value-type="float" office:value="18551211" calcext:value-type="float">
            <text:p>1855121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8" calcext:value-type="float">
            <text:p>88</text:p>
          </table:table-cell>
          <table:table-cell office:value-type="float" office:value="18551217" calcext:value-type="float">
            <text:p>18551217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Lenethy/ incola</text:p>
          </table:table-cell>
          <table:table-cell office:value-type="string" calcext:value-type="string">
            <text:p>Antonina /Sassów/</text:p>
          </table:table-cell>
          <table:table-cell office:value-type="string" calcext:value-type="string">
            <text:p>Joannes /Lenethy/</text:p>
          </table:table-cell>
          <table:table-cell office:value-type="string" calcext:value-type="string">
            <text:p>Catharina /Okonieska/</text:p>
          </table:table-cell>
          <table:table-cell office:value-type="float" office:value="18551215" calcext:value-type="float">
            <text:p>1855121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8" calcext:value-type="float">
            <text:p>88</text:p>
          </table:table-cell>
          <table:table-cell office:value-type="float" office:value="18551217" calcext:value-type="float">
            <text:p>1855121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ichael /Bucżkoski/ komornik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Michael /Gularski/</text:p>
          </table:table-cell>
          <table:table-cell office:value-type="string" calcext:value-type="string">
            <text:p>Barbara /Biniasżeska/</text:p>
          </table:table-cell>
          <table:table-cell office:value-type="float" office:value="18551217" calcext:value-type="float">
            <text:p>18551217</text:p>
          </table:table-cell>
          <table:table-cell office:value-type="string" calcext:value-type="string">
            <text:p>perhaps Michalena /Ejud/?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8" calcext:value-type="float">
            <text:p>88</text:p>
          </table:table-cell>
          <table:table-cell office:value-type="float" office:value="18551219" calcext:value-type="float">
            <text:p>185512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dreas /Zamiar/ incola</text:p>
          </table:table-cell>
          <table:table-cell office:value-type="string" calcext:value-type="string">
            <text:p>Catharina /Lietinska/</text:p>
          </table:table-cell>
          <table:table-cell office:value-type="string" calcext:value-type="string">
            <text:p>Josephus /Woźniak/</text:p>
          </table:table-cell>
          <table:table-cell office:value-type="string" calcext:value-type="string">
            <text:p>Antonina /Zamiar/</text:p>
          </table:table-cell>
          <table:table-cell office:value-type="float" office:value="18551217" calcext:value-type="float">
            <text:p>1855121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8" calcext:value-type="float">
            <text:p>88</text:p>
          </table:table-cell>
          <table:table-cell office:value-type="float" office:value="18551219" calcext:value-type="float">
            <text:p>18551219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Przybył/ ancilla</text:p>
          </table:table-cell>
          <table:table-cell office:value-type="string" calcext:value-type="string">
            <text:p>Matthaeus /Malicki/</text:p>
          </table:table-cell>
          <table:table-cell office:value-type="string" calcext:value-type="string">
            <text:p>Anna /Kraska/</text:p>
          </table:table-cell>
          <table:table-cell office:value-type="float" office:value="18551219" calcext:value-type="float">
            <text:p>18551219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8" calcext:value-type="float">
            <text:p>88</text:p>
          </table:table-cell>
          <table:table-cell office:value-type="float" office:value="18551227" calcext:value-type="float">
            <text:p>185512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tis /Komasionka/ ancilla</text:p>
          </table:table-cell>
          <table:table-cell office:value-type="string" calcext:value-type="string">
            <text:p>Valentinus /Komassa/</text:p>
          </table:table-cell>
          <table:table-cell office:value-type="string" calcext:value-type="string">
            <text:p>Antonina /Komassa/</text:p>
          </table:table-cell>
          <table:table-cell office:value-type="float" office:value="18551225" calcext:value-type="float">
            <text:p>1855122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8" calcext:value-type="float">
            <text:p>88</text:p>
          </table:table-cell>
          <table:table-cell office:value-type="float" office:value="18551227" calcext:value-type="float">
            <text:p>185512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Wichłacż/ wyrobnik</text:p>
          </table:table-cell>
          <table:table-cell office:value-type="string" calcext:value-type="string">
            <text:p>Josepha /Wawrzyniak/</text:p>
          </table:table-cell>
          <table:table-cell office:value-type="string" calcext:value-type="string">
            <text:p>Jacobus /Sabotka/</text:p>
          </table:table-cell>
          <table:table-cell office:value-type="string" calcext:value-type="string">
            <text:p>Marianna /Wiecżoroska/</text:p>
          </table:table-cell>
          <table:table-cell office:value-type="float" office:value="18551226" calcext:value-type="float">
            <text:p>1855122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8" calcext:value-type="float">
            <text:p>88</text:p>
          </table:table-cell>
          <table:table-cell office:value-type="float" office:value="18560105" calcext:value-type="float">
            <text:p>1856010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Bogoslaus /Ferszt/ wyrobnik</text:p>
          </table:table-cell>
          <table:table-cell office:value-type="string" calcext:value-type="string">
            <text:p>Agnetis /Rejment/</text:p>
          </table:table-cell>
          <table:table-cell office:value-type="string" calcext:value-type="string">
            <text:p>Joannes /Gołębieski</text:p>
          </table:table-cell>
          <table:table-cell office:value-type="string" calcext:value-type="string">
            <text:p>Marianna /Ogrodowicż/</text:p>
          </table:table-cell>
          <table:table-cell office:value-type="float" office:value="18551230" calcext:value-type="float">
            <text:p>1855123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8" calcext:value-type="float">
            <text:p>88</text:p>
          </table:table-cell>
          <table:table-cell office:value-type="float" office:value="18560106" calcext:value-type="float">
            <text:p>18560106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Joannes /Brykacż/ komornik</text:p>
          </table:table-cell>
          <table:table-cell office:value-type="string" calcext:value-type="string">
            <text:p>Antonina /Ciąźynska/</text:p>
          </table:table-cell>
          <table:table-cell office:value-type="string" calcext:value-type="string">
            <text:p>Łukasż /Ciąźynski/</text:p>
          </table:table-cell>
          <table:table-cell office:value-type="string" calcext:value-type="string">
            <text:p>Jadwiga /Gołębieska/</text:p>
          </table:table-cell>
          <table:table-cell office:value-type="float" office:value="18551231" calcext:value-type="float">
            <text:p>1855123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8" calcext:value-type="float">
            <text:p>88</text:p>
          </table:table-cell>
          <table:table-cell office:value-type="float" office:value="18560106" calcext:value-type="float">
            <text:p>185601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Franciscus /Andrzejeski/ komornik</text:p>
          </table:table-cell>
          <table:table-cell office:value-type="string" calcext:value-type="string">
            <text:p>Paulina /Smułka/</text:p>
          </table:table-cell>
          <table:table-cell office:value-type="string" calcext:value-type="string">
            <text:p>Laurentius /Dębski/</text:p>
          </table:table-cell>
          <table:table-cell office:value-type="string" calcext:value-type="string">
            <text:p>Marianna /Pilarska/</text:p>
          </table:table-cell>
          <table:table-cell office:value-type="float" office:value="18551228" calcext:value-type="float">
            <text:p>1855122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8" calcext:value-type="float">
            <text:p>88</text:p>
          </table:table-cell>
          <table:table-cell office:value-type="float" office:value="18560106" calcext:value-type="float">
            <text:p>18560106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Jazgierski/ komornik</text:p>
          </table:table-cell>
          <table:table-cell office:value-type="string" calcext:value-type="string">
            <text:p>Josepha /Jankoska/</text:p>
          </table:table-cell>
          <table:table-cell office:value-type="string" calcext:value-type="string">
            <text:p>Michael /Mroż/</text:p>
          </table:table-cell>
          <table:table-cell office:value-type="string" calcext:value-type="string">
            <text:p>Anna /Mroz/</text:p>
          </table:table-cell>
          <table:table-cell office:value-type="float" office:value="18560105" calcext:value-type="float">
            <text:p>1856010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8" calcext:value-type="float">
            <text:p>88</text:p>
          </table:table-cell>
          <table:table-cell office:value-type="float" office:value="18560113" calcext:value-type="float">
            <text:p>185601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 /Woźny/ incola</text:p>
          </table:table-cell>
          <table:table-cell office:value-type="string" calcext:value-type="string">
            <text:p>Anna /Śzcżechoska/</text:p>
          </table:table-cell>
          <table:table-cell office:value-type="string" calcext:value-type="string">
            <text:p>Matthias /Szcżechoski/</text:p>
          </table:table-cell>
          <table:table-cell office:value-type="string" calcext:value-type="string">
            <text:p>Marianna /Roźnieska/</text:p>
          </table:table-cell>
          <table:table-cell office:value-type="float" office:value="18560107" calcext:value-type="float">
            <text:p>1856010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8" calcext:value-type="float">
            <text:p>88</text:p>
          </table:table-cell>
          <table:table-cell office:value-type="float" office:value="18560120" calcext:value-type="float">
            <text:p>1856012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tinus /Strzeleski/ wyrobnik</text:p>
          </table:table-cell>
          <table:table-cell office:value-type="string" calcext:value-type="string">
            <text:p>Heva /Stachow/</text:p>
          </table:table-cell>
          <table:table-cell office:value-type="string" calcext:value-type="string">
            <text:p>Michael /Dąbek/</text:p>
          </table:table-cell>
          <table:table-cell office:value-type="string" calcext:value-type="string">
            <text:p>Hedvigis /Jozwiak/</text:p>
          </table:table-cell>
          <table:table-cell office:value-type="float" office:value="18560112" calcext:value-type="float">
            <text:p>1856011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8" calcext:value-type="float">
            <text:p>88</text:p>
          </table:table-cell>
          <table:table-cell office:value-type="float" office:value="18560120" calcext:value-type="float">
            <text:p>185601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 /Jankowiak/ wyrobnik</text:p>
          </table:table-cell>
          <table:table-cell office:value-type="string" calcext:value-type="string">
            <text:p>Teressia /Chaś/</text:p>
          </table:table-cell>
          <table:table-cell office:value-type="string" calcext:value-type="string">
            <text:p>Joannes /Kubasiak/</text:p>
          </table:table-cell>
          <table:table-cell office:value-type="string" calcext:value-type="string">
            <text:p>Josepha /Gęsinska/</text:p>
          </table:table-cell>
          <table:table-cell office:value-type="float" office:value="18560114" calcext:value-type="float">
            <text:p>18560114</text:p>
          </table:table-cell>
          <table:table-cell office:value-type="string" calcext:value-type="string">
            <text:p>Josephus married Theodosia /Głowinska/ in Luba 19081018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8" calcext:value-type="float">
            <text:p>88</text:p>
          </table:table-cell>
          <table:table-cell office:value-type="float" office:value="18560126" calcext:value-type="float">
            <text:p>18560126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</text:p>
          </table:table-cell>
          <table:table-cell office:value-type="string" calcext:value-type="string">
            <text:p>Simon /Zmudźiński/ wyrobnik</text:p>
          </table:table-cell>
          <table:table-cell office:value-type="string" calcext:value-type="string">
            <text:p>Anna /Murcżeska/</text:p>
          </table:table-cell>
          <table:table-cell office:value-type="string" calcext:value-type="string">
            <text:p>Simon /Lanferski/</text:p>
          </table:table-cell>
          <table:table-cell office:value-type="string" calcext:value-type="string">
            <text:p>Marianna /Wądolek/</text:p>
          </table:table-cell>
          <table:table-cell office:value-type="float" office:value="18560121" calcext:value-type="float">
            <text:p>1856012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8" calcext:value-type="float">
            <text:p>88</text:p>
          </table:table-cell>
          <table:table-cell office:value-type="float" office:value="18560131" calcext:value-type="float">
            <text:p>18560131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leslaus Constaninus</text:p>
          </table:table-cell>
          <table:table-cell office:value-type="string" calcext:value-type="string">
            <text:p>Adalbertus /Mnichoski/ incola</text:p>
          </table:table-cell>
          <table:table-cell office:value-type="string" calcext:value-type="string">
            <text:p>Agnetis /Nowak/</text:p>
          </table:table-cell>
          <table:table-cell office:value-type="string" calcext:value-type="string">
            <text:p>Valentinus /Mnichoski/</text:p>
          </table:table-cell>
          <table:table-cell office:value-type="string" calcext:value-type="string">
            <text:p>Marianna /Chasa/</text:p>
          </table:table-cell>
          <table:table-cell office:value-type="float" office:value="18560121" calcext:value-type="float">
            <text:p>18560121</text:p>
          </table:table-cell>
          <table:table-cell office:value-type="string" calcext:value-type="string">
            <text:p>crossed out; duplicate entry 18560204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88" calcext:value-type="float">
            <text:p>88</text:p>
          </table:table-cell>
          <table:table-cell office:value-type="float" office:value="18560127" calcext:value-type="float">
            <text:p>1856012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Adalbertus</text:p>
          </table:table-cell>
          <table:table-cell office:value-type="string" calcext:value-type="string">
            <text:p>Michael /Woźny/ wyrobnik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Franciscus /Rozwarski/</text:p>
          </table:table-cell>
          <table:table-cell office:value-type="string" calcext:value-type="string">
            <text:p>Francisca /Antoniak/</text:p>
          </table:table-cell>
          <table:table-cell office:value-type="float" office:value="18560126" calcext:value-type="float">
            <text:p>1856012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1" calcext:value-type="float">
            <text:p>91</text:p>
          </table:table-cell>
          <table:table-cell office:value-type="float" office:value="18560204" calcext:value-type="float">
            <text:p>185602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Thomas /Romel/ parobek</text:p>
          </table:table-cell>
          <table:table-cell office:value-type="string" calcext:value-type="string">
            <text:p>Rosalia /Dobrzynska/</text:p>
          </table:table-cell>
          <table:table-cell office:value-type="string" calcext:value-type="string">
            <text:p>Michael /Janowiak/</text:p>
          </table:table-cell>
          <table:table-cell office:value-type="string" calcext:value-type="string">
            <text:p>Anna /Kalcżynska/</text:p>
          </table:table-cell>
          <table:table-cell office:value-type="float" office:value="18560201" calcext:value-type="float">
            <text:p>1856020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1" calcext:value-type="float">
            <text:p>91</text:p>
          </table:table-cell>
          <table:table-cell office:value-type="float" office:value="18560204" calcext:value-type="float">
            <text:p>18560204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leslaus</text:p>
          </table:table-cell>
          <table:table-cell office:value-type="string" calcext:value-type="string">
            <text:p>Adalbertus /Mnichoski/ incola</text:p>
          </table:table-cell>
          <table:table-cell office:value-type="string" calcext:value-type="string">
            <text:p>Agnes /Nowak/</text:p>
          </table:table-cell>
          <table:table-cell office:value-type="string" calcext:value-type="string">
            <text:p>Valentinus /Mnichoski/</text:p>
          </table:table-cell>
          <table:table-cell office:value-type="string" calcext:value-type="string">
            <text:p>Marianna /Chasz/</text:p>
          </table:table-cell>
          <table:table-cell office:value-type="float" office:value="18560201" calcext:value-type="float">
            <text:p>1856020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1" calcext:value-type="float">
            <text:p>91</text:p>
          </table:table-cell>
          <table:table-cell office:value-type="float" office:value="18560205" calcext:value-type="float">
            <text:p>18560205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Franciscus /Siewskoski/ wyrobnik</text:p>
          </table:table-cell>
          <table:table-cell office:value-type="string" calcext:value-type="string">
            <text:p>Marianna /Sżydłoska/</text:p>
          </table:table-cell>
          <table:table-cell office:value-type="string" calcext:value-type="string">
            <text:p>Adalbertus /Kurek/</text:p>
          </table:table-cell>
          <table:table-cell office:value-type="string" calcext:value-type="string">
            <text:p>Josepha /Jarocka/</text:p>
          </table:table-cell>
          <table:table-cell office:value-type="float" office:value="18560202" calcext:value-type="float">
            <text:p>1856020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1" calcext:value-type="float">
            <text:p>91</text:p>
          </table:table-cell>
          <table:table-cell office:value-type="float" office:value="18560215" calcext:value-type="float">
            <text:p>18560215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imon /Sżafrański/ komornik</text:p>
          </table:table-cell>
          <table:table-cell office:value-type="string" calcext:value-type="string">
            <text:p>Catharina /Ulatoska/</text:p>
          </table:table-cell>
          <table:table-cell office:value-type="string" calcext:value-type="string">
            <text:p>Jacobus /Sżafranski/</text:p>
          </table:table-cell>
          <table:table-cell office:value-type="string" calcext:value-type="string">
            <text:p>Justina /Lenethy/</text:p>
          </table:table-cell>
          <table:table-cell office:value-type="float" office:value="18560210" calcext:value-type="float">
            <text:p>1856021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1" calcext:value-type="float">
            <text:p>91</text:p>
          </table:table-cell>
          <table:table-cell office:value-type="float" office:value="18560224" calcext:value-type="float">
            <text:p>185602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lesandra</text:p>
          </table:table-cell>
          <table:table-cell office:value-type="string" calcext:value-type="string">
            <text:p>Franciscus /Kleminski/</text:p>
          </table:table-cell>
          <table:table-cell office:value-type="string" calcext:value-type="string">
            <text:p>Theodosia /Bucżynska/</text:p>
          </table:table-cell>
          <table:table-cell office:value-type="string" calcext:value-type="string">
            <text:p>Antonius /Sżermer/</text:p>
          </table:table-cell>
          <table:table-cell office:value-type="string" calcext:value-type="string">
            <text:p>Pelagia /Kleminska/</text:p>
          </table:table-cell>
          <table:table-cell office:value-type="float" office:value="18560219" calcext:value-type="float">
            <text:p>18560219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1" calcext:value-type="float">
            <text:p>91</text:p>
          </table:table-cell>
          <table:table-cell office:value-type="float" office:value="18560224" calcext:value-type="float">
            <text:p>18560224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lagia</text:p>
          </table:table-cell>
          <table:table-cell office:value-type="string" calcext:value-type="string">
            <text:p>Stanislaus /Ratoski/ faber</text:p>
          </table:table-cell>
          <table:table-cell office:value-type="string" calcext:value-type="string">
            <text:p>Victoria /Rzypikoska/</text:p>
          </table:table-cell>
          <table:table-cell office:value-type="string" calcext:value-type="string">
            <text:p>Matthias /Cżajkoski/</text:p>
          </table:table-cell>
          <table:table-cell office:value-type="string" calcext:value-type="string">
            <text:p>Anna /Jarmuszka/</text:p>
          </table:table-cell>
          <table:table-cell office:value-type="float" office:value="18560207" calcext:value-type="float">
            <text:p>1856020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1" calcext:value-type="float">
            <text:p>91</text:p>
          </table:table-cell>
          <table:table-cell office:value-type="float" office:value="18560226" calcext:value-type="float">
            <text:p>18560226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ichael /Szcżechoski/ parobek</text:p>
          </table:table-cell>
          <table:table-cell office:value-type="string" calcext:value-type="string">
            <text:p>Catharina /Niespodzia/</text:p>
          </table:table-cell>
          <table:table-cell office:value-type="string" calcext:value-type="string">
            <text:p>Matthias /Szcżechoski/</text:p>
          </table:table-cell>
          <table:table-cell office:value-type="string" calcext:value-type="string">
            <text:p>Marianna /Oźimińska/</text:p>
          </table:table-cell>
          <table:table-cell office:value-type="float" office:value="18560227" calcext:value-type="float">
            <text:p>1856022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1" calcext:value-type="float">
            <text:p>91</text:p>
          </table:table-cell>
          <table:table-cell office:value-type="float" office:value="18560310" calcext:value-type="float">
            <text:p>185603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dreas /Brzuskoski/ incola</text:p>
          </table:table-cell>
          <table:table-cell office:value-type="string" calcext:value-type="string">
            <text:p>Catharina /Wegner/</text:p>
          </table:table-cell>
          <table:table-cell office:value-type="string" calcext:value-type="string">
            <text:p>Valentinus /Palusiak/</text:p>
          </table:table-cell>
          <table:table-cell office:value-type="string" calcext:value-type="string">
            <text:p>Catharina /Zamiarska/</text:p>
          </table:table-cell>
          <table:table-cell office:value-type="float" office:value="18560304" calcext:value-type="float">
            <text:p>1856030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1" calcext:value-type="float">
            <text:p>91</text:p>
          </table:table-cell>
          <table:table-cell office:value-type="float" office:value="18560310" calcext:value-type="float">
            <text:p>18560310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</text:p>
          </table:table-cell>
          <table:table-cell office:value-type="string" calcext:value-type="string">
            <text:p>Joannes /Guttcżak/ wyrobnik</text:p>
          </table:table-cell>
          <table:table-cell office:value-type="string" calcext:value-type="string">
            <text:p>Victoria /Giercżak/</text:p>
          </table:table-cell>
          <table:table-cell office:value-type="string" calcext:value-type="string">
            <text:p>Antonius /Makoski/</text:p>
          </table:table-cell>
          <table:table-cell office:value-type="string" calcext:value-type="string">
            <text:p>Marianna /Kopydłoska/</text:p>
          </table:table-cell>
          <table:table-cell office:value-type="float" office:value="18560304" calcext:value-type="float">
            <text:p>1856030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1" calcext:value-type="float">
            <text:p>91</text:p>
          </table:table-cell>
          <table:table-cell office:value-type="float" office:value="18560315" calcext:value-type="float">
            <text:p>18560315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onstantia</text:p>
          </table:table-cell>
          <table:table-cell office:value-type="string" calcext:value-type="string">
            <text:p>Adalbertus /Adamski/ incola</text:p>
          </table:table-cell>
          <table:table-cell office:value-type="string" calcext:value-type="string">
            <text:p>Helena /Kielińska/</text:p>
          </table:table-cell>
          <table:table-cell office:value-type="string" calcext:value-type="string">
            <text:p>Josephus /Jarimesż/</text:p>
          </table:table-cell>
          <table:table-cell office:value-type="string" calcext:value-type="string">
            <text:p>Anna /Adamska/</text:p>
          </table:table-cell>
          <table:table-cell office:value-type="float" office:value="18560310" calcext:value-type="float">
            <text:p>1856031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1" calcext:value-type="float">
            <text:p>91</text:p>
          </table:table-cell>
          <table:table-cell office:value-type="float" office:value="18560315" calcext:value-type="float">
            <text:p>185603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Laurentius /Sżociński/ parobek</text:p>
          </table:table-cell>
          <table:table-cell office:value-type="string" calcext:value-type="string">
            <text:p>Valentina /Jankoska/</text:p>
          </table:table-cell>
          <table:table-cell office:value-type="string" calcext:value-type="string">
            <text:p>Matthias /Sżociński/</text:p>
          </table:table-cell>
          <table:table-cell office:value-type="string" calcext:value-type="string">
            <text:p>Julianna /Dąbroska/</text:p>
          </table:table-cell>
          <table:table-cell office:value-type="float" office:value="18560311" calcext:value-type="float">
            <text:p>1856031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1" calcext:value-type="float">
            <text:p>91</text:p>
          </table:table-cell>
          <table:table-cell office:value-type="float" office:value="18560316" calcext:value-type="float">
            <text:p>185603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rtinus /Paproski/ parobek</text:p>
          </table:table-cell>
          <table:table-cell office:value-type="string" calcext:value-type="string">
            <text:p>Małgorzata /Dzięciolek/</text:p>
          </table:table-cell>
          <table:table-cell office:value-type="string" calcext:value-type="string">
            <text:p>Martinus /Ciażelski/</text:p>
          </table:table-cell>
          <table:table-cell office:value-type="string" calcext:value-type="string">
            <text:p>Anna /Tucholska/</text:p>
          </table:table-cell>
          <table:table-cell office:value-type="float" office:value="18560311" calcext:value-type="float">
            <text:p>1856031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1" calcext:value-type="float">
            <text:p>91</text:p>
          </table:table-cell>
          <table:table-cell office:value-type="float" office:value="18560327" calcext:value-type="float">
            <text:p>18560327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tinus /Pioterek/ incola</text:p>
          </table:table-cell>
          <table:table-cell office:value-type="string" calcext:value-type="string">
            <text:p>Catharina /Janowiak/</text:p>
          </table:table-cell>
          <table:table-cell office:value-type="string" calcext:value-type="string">
            <text:p>Adalbertus /Gnak/</text:p>
          </table:table-cell>
          <table:table-cell office:value-type="string" calcext:value-type="string">
            <text:p>Agnes /Mnichoska/</text:p>
          </table:table-cell>
          <table:table-cell office:value-type="float" office:value="18560312" calcext:value-type="float">
            <text:p>1856031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1" calcext:value-type="float">
            <text:p>91</text:p>
          </table:table-cell>
          <table:table-cell office:value-type="float" office:value="18560331" calcext:value-type="float">
            <text:p>1856033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ncentia</text:p>
          </table:table-cell>
          <table:table-cell office:value-type="string" calcext:value-type="string">
            <text:p>Andreas /Lewandoski/ mularz</text:p>
          </table:table-cell>
          <table:table-cell office:value-type="string" calcext:value-type="string">
            <text:p>Josepha /Wilkoska/</text:p>
          </table:table-cell>
          <table:table-cell office:value-type="string" calcext:value-type="string">
            <text:p>Josephus /Duchelski/</text:p>
          </table:table-cell>
          <table:table-cell office:value-type="string" calcext:value-type="string">
            <text:p>Margaretha /Orloska/</text:p>
          </table:table-cell>
          <table:table-cell office:value-type="float" office:value="18560330" calcext:value-type="float">
            <text:p>1856033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1" calcext:value-type="float">
            <text:p>91</text:p>
          </table:table-cell>
          <table:table-cell office:value-type="float" office:value="18560410" calcext:value-type="float">
            <text:p>18560410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ichael /Kusż/ incola</text:p>
          </table:table-cell>
          <table:table-cell office:value-type="string" calcext:value-type="string">
            <text:p>Barbara /Przybył/</text:p>
          </table:table-cell>
          <table:table-cell office:value-type="string" calcext:value-type="string">
            <text:p>Joannes /Jankiewicż/</text:p>
          </table:table-cell>
          <table:table-cell office:value-type="string" calcext:value-type="string">
            <text:p>Teressia /Sżuleska/</text:p>
          </table:table-cell>
          <table:table-cell office:value-type="float" office:value="18560403" calcext:value-type="float">
            <text:p>1856040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1" calcext:value-type="float">
            <text:p>91</text:p>
          </table:table-cell>
          <table:table-cell office:value-type="float" office:value="18560420" calcext:value-type="float">
            <text:p>185604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Korbal/ komornik</text:p>
          </table:table-cell>
          <table:table-cell office:value-type="string" calcext:value-type="string">
            <text:p>Catharina /Woźna/</text:p>
          </table:table-cell>
          <table:table-cell office:value-type="string" calcext:value-type="string">
            <text:p>Franciscus /Rożwarski/</text:p>
          </table:table-cell>
          <table:table-cell office:value-type="string" calcext:value-type="string">
            <text:p>Nepumucena /Katulska/</text:p>
          </table:table-cell>
          <table:table-cell office:value-type="float" office:value="18560413" calcext:value-type="float">
            <text:p>1856041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2" calcext:value-type="float">
            <text:p>92</text:p>
          </table:table-cell>
          <table:table-cell office:value-type="float" office:value="18560425" calcext:value-type="float">
            <text:p>18560425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Matthias /Malek/ komornik</text:p>
          </table:table-cell>
          <table:table-cell office:value-type="string" calcext:value-type="string">
            <text:p>Josepha /Kusż/</text:p>
          </table:table-cell>
          <table:table-cell office:value-type="string" calcext:value-type="string">
            <text:p>Michael /Kusż/</text:p>
          </table:table-cell>
          <table:table-cell office:value-type="string" calcext:value-type="string">
            <text:p>Michalena /Saskoska/</text:p>
          </table:table-cell>
          <table:table-cell office:value-type="float" office:value="18560421" calcext:value-type="float">
            <text:p>1856042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2" calcext:value-type="float">
            <text:p>92</text:p>
          </table:table-cell>
          <table:table-cell office:value-type="float" office:value="18560425" calcext:value-type="float">
            <text:p>1856042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Nowicki/ komornik</text:p>
          </table:table-cell>
          <table:table-cell office:value-type="string" calcext:value-type="string">
            <text:p>Josepha /Nawźeka/</text:p>
          </table:table-cell>
          <table:table-cell office:value-type="string" calcext:value-type="string">
            <text:p>Stanislaus /Kwiatkoski/</text:p>
          </table:table-cell>
          <table:table-cell office:value-type="string" calcext:value-type="string">
            <text:p>Marianna /Matelska/</text:p>
          </table:table-cell>
          <table:table-cell office:value-type="float" office:value="18560424" calcext:value-type="float">
            <text:p>1856042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2" calcext:value-type="float">
            <text:p>92</text:p>
          </table:table-cell>
          <table:table-cell office:value-type="float" office:value="18560428" calcext:value-type="float">
            <text:p>1856042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ophila</text:p>
          </table:table-cell>
          <table:table-cell office:value-type="string" calcext:value-type="string">
            <text:p>Jacobus /Grzechowiak/ komornik</text:p>
          </table:table-cell>
          <table:table-cell office:value-type="string" calcext:value-type="string">
            <text:p>Catharina /Najkoska/</text:p>
          </table:table-cell>
          <table:table-cell office:value-type="string" calcext:value-type="string">
            <text:p>Carolus /Otto/</text:p>
          </table:table-cell>
          <table:table-cell office:value-type="string" calcext:value-type="string">
            <text:p>Agnes /Rochowiak/</text:p>
          </table:table-cell>
          <table:table-cell office:value-type="float" office:value="18560424" calcext:value-type="float">
            <text:p>1856042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2" calcext:value-type="float">
            <text:p>92</text:p>
          </table:table-cell>
          <table:table-cell office:value-type="float" office:value="18560428" calcext:value-type="float">
            <text:p>18560428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Jacobus /Przybył/ incola</text:p>
          </table:table-cell>
          <table:table-cell office:value-type="string" calcext:value-type="string">
            <text:p>Teodosia /Bertrant/</text:p>
          </table:table-cell>
          <table:table-cell office:value-type="string" calcext:value-type="string">
            <text:p>Vincentus /Okonieski/</text:p>
          </table:table-cell>
          <table:table-cell office:value-type="string" calcext:value-type="string">
            <text:p>Anna /Kusż/</text:p>
          </table:table-cell>
          <table:table-cell office:value-type="float" office:value="18560428" calcext:value-type="float">
            <text:p>1856042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2" calcext:value-type="float">
            <text:p>92</text:p>
          </table:table-cell>
          <table:table-cell office:value-type="float" office:value="18560506" calcext:value-type="float">
            <text:p>18560506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/Pawlak/ wyrobnik</text:p>
          </table:table-cell>
          <table:table-cell office:value-type="string" calcext:value-type="string">
            <text:p>Barbara /Klisżeska/</text:p>
          </table:table-cell>
          <table:table-cell office:value-type="string" calcext:value-type="string">
            <text:p>Casimirus /Etter/</text:p>
          </table:table-cell>
          <table:table-cell office:value-type="string" calcext:value-type="string">
            <text:p>Francisca /Etter/</text:p>
          </table:table-cell>
          <table:table-cell office:value-type="float" office:value="18560503" calcext:value-type="float">
            <text:p>1856050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2" calcext:value-type="float">
            <text:p>92</text:p>
          </table:table-cell>
          <table:table-cell office:value-type="float" office:value="18560517" calcext:value-type="float">
            <text:p>185605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Francisca /Paradoska/ służąca</text:p>
          </table:table-cell>
          <table:table-cell office:value-type="string" calcext:value-type="string">
            <text:p>Josephus /Męcineski/</text:p>
          </table:table-cell>
          <table:table-cell office:value-type="string" calcext:value-type="string">
            <text:p>Anna /Kolassa/</text:p>
          </table:table-cell>
          <table:table-cell office:value-type="float" office:value="18560508" calcext:value-type="float">
            <text:p>1856050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2" calcext:value-type="float">
            <text:p>92</text:p>
          </table:table-cell>
          <table:table-cell office:value-type="float" office:value="18560510" calcext:value-type="float">
            <text:p>18560510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lbertus /Zielinski/ </text:p>
          </table:table-cell>
          <table:table-cell office:value-type="string" calcext:value-type="string">
            <text:p>Marianna /Bykoska/</text:p>
          </table:table-cell>
          <table:table-cell office:value-type="string" calcext:value-type="string">
            <text:p>Josephus /Zielinski/</text:p>
          </table:table-cell>
          <table:table-cell office:value-type="string" calcext:value-type="string">
            <text:p>Anna /Adamska/</text:p>
          </table:table-cell>
          <table:table-cell office:value-type="float" office:value="18560502" calcext:value-type="float">
            <text:p>1856050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2" calcext:value-type="float">
            <text:p>92</text:p>
          </table:table-cell>
          <table:table-cell office:value-type="float" office:value="18560510" calcext:value-type="float">
            <text:p>185605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 Francisca</text:p>
          </table:table-cell>
          <table:table-cell office:value-type="string" calcext:value-type="string">
            <text:p>Michael /Nowicki/ komornik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Joesphua /Dzuhelski/</text:p>
          </table:table-cell>
          <table:table-cell office:value-type="string" calcext:value-type="string">
            <text:p>Elisabeth /Marżinkoska/</text:p>
          </table:table-cell>
          <table:table-cell office:value-type="float" office:value="18560509" calcext:value-type="float">
            <text:p>18560509</text:p>
          </table:table-cell>
          <table:table-cell/>
        </table:table-row>
        <table:table-row table:style-name="ro1">
          <table:table-cell office:value-type="float" office:value="2125674" calcext:value-type="float">
            <text:p>2125674</text:p>
          </table:table-cell>
          <table:table-cell office:value-type="float" office:value="92" calcext:value-type="float">
            <text:p>92</text:p>
          </table:table-cell>
          <table:table-cell office:value-type="float" office:value="18560512" calcext:value-type="float">
            <text:p>18560512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thias /Cżajkoski/ incola</text:p>
          </table:table-cell>
          <table:table-cell office:value-type="string" calcext:value-type="string">
            <text:p>Joanna /Krygier/</text:p>
          </table:table-cell>
          <table:table-cell office:value-type="string" calcext:value-type="string">
            <text:p>Ignatius /Bykoski/</text:p>
          </table:table-cell>
          <table:table-cell office:value-type="string" calcext:value-type="string">
            <text:p>Agnes /Mnichoska/</text:p>
          </table:table-cell>
          <table:table-cell office:value-type="float" office:value="18560508" calcext:value-type="float">
            <text:p>1856050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2" calcext:value-type="float">
            <text:p>92</text:p>
          </table:table-cell>
          <table:table-cell office:value-type="float" office:value="18560519" calcext:value-type="float">
            <text:p>1856051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a</text:p>
          </table:table-cell>
          <table:table-cell office:value-type="string" calcext:value-type="string">
            <text:p>Bartholomeus /Nowak/ komornik</text:p>
          </table:table-cell>
          <table:table-cell office:value-type="string" calcext:value-type="string">
            <text:p>Marianna /Zudzińska/</text:p>
          </table:table-cell>
          <table:table-cell office:value-type="string" calcext:value-type="string">
            <text:p>Simon /Zmudziński/</text:p>
          </table:table-cell>
          <table:table-cell office:value-type="string" calcext:value-type="string">
            <text:p>Nepumucena /Sżyperska/</text:p>
          </table:table-cell>
          <table:table-cell office:value-type="float" office:value="18560518" calcext:value-type="float">
            <text:p>1856051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2" calcext:value-type="float">
            <text:p>92</text:p>
          </table:table-cell>
          <table:table-cell office:value-type="float" office:value="18560528" calcext:value-type="float">
            <text:p>1856052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</text:p>
          </table:table-cell>
          <table:table-cell office:value-type="string" calcext:value-type="string">
            <text:p>Ignatius /Felcyn/ komornik</text:p>
          </table:table-cell>
          <table:table-cell office:value-type="string" calcext:value-type="string">
            <text:p>Magdalena /Lipinska/</text:p>
          </table:table-cell>
          <table:table-cell office:value-type="string" calcext:value-type="string">
            <text:p>Rochus /Felcyn/</text:p>
          </table:table-cell>
          <table:table-cell office:value-type="string" calcext:value-type="string">
            <text:p>Josepha /Wysżynska/</text:p>
          </table:table-cell>
          <table:table-cell office:value-type="float" office:value="18560525" calcext:value-type="float">
            <text:p>1856052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2" calcext:value-type="float">
            <text:p>92</text:p>
          </table:table-cell>
          <table:table-cell office:value-type="float" office:value="18560616" calcext:value-type="float">
            <text:p>185606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Głon/</text:p>
          </table:table-cell>
          <table:table-cell office:value-type="string" calcext:value-type="string">
            <text:p>Ludovica /Lesnieska/</text:p>
          </table:table-cell>
          <table:table-cell office:value-type="string" calcext:value-type="string">
            <text:p>Petrus /Zięlkiewicż/</text:p>
          </table:table-cell>
          <table:table-cell office:value-type="string" calcext:value-type="string">
            <text:p>Marianna /Marcinkoska/</text:p>
          </table:table-cell>
          <table:table-cell office:value-type="float" office:value="18560607" calcext:value-type="float">
            <text:p>1856060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2" calcext:value-type="float">
            <text:p>92</text:p>
          </table:table-cell>
          <table:table-cell office:value-type="float" office:value="18560624" calcext:value-type="float">
            <text:p>18560624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Thomas /Kacżoroski/</text:p>
          </table:table-cell>
          <table:table-cell office:value-type="string" calcext:value-type="string">
            <text:p>Josepha /Mnichoska/</text:p>
          </table:table-cell>
          <table:table-cell office:value-type="string" calcext:value-type="string">
            <text:p>Valentinus /Mnichoski/</text:p>
          </table:table-cell>
          <table:table-cell office:value-type="string" calcext:value-type="string">
            <text:p>Agnes /Nowak/</text:p>
          </table:table-cell>
          <table:table-cell office:value-type="float" office:value="18560621" calcext:value-type="float">
            <text:p>1856062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2" calcext:value-type="float">
            <text:p>92</text:p>
          </table:table-cell>
          <table:table-cell office:value-type="float" office:value="18560708" calcext:value-type="float">
            <text:p>185607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ichael /Kędziora/ komornik</text:p>
          </table:table-cell>
          <table:table-cell office:value-type="string" calcext:value-type="string">
            <text:p>Josepha /Nowacżka/</text:p>
          </table:table-cell>
          <table:table-cell office:value-type="string" calcext:value-type="string">
            <text:p>Andreas /Lewandoski/</text:p>
          </table:table-cell>
          <table:table-cell office:value-type="string" calcext:value-type="string">
            <text:p>Cecila /Urbanska/</text:p>
          </table:table-cell>
          <table:table-cell office:value-type="float" office:value="18560703" calcext:value-type="float">
            <text:p>1856070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2" calcext:value-type="float">
            <text:p>92</text:p>
          </table:table-cell>
          <table:table-cell office:value-type="float" office:value="18560720" calcext:value-type="float">
            <text:p>18560720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sephus /Kusż/ incola</text:p>
          </table:table-cell>
          <table:table-cell office:value-type="string" calcext:value-type="string">
            <text:p>Catharina /Okonieska/</text:p>
          </table:table-cell>
          <table:table-cell office:value-type="string" calcext:value-type="string">
            <text:p>Ignatius /Bykoski/</text:p>
          </table:table-cell>
          <table:table-cell office:value-type="string" calcext:value-type="string">
            <text:p>Anna /Adamska/</text:p>
          </table:table-cell>
          <table:table-cell office:value-type="float" office:value="18560718" calcext:value-type="float">
            <text:p>1856071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2" calcext:value-type="float">
            <text:p>92</text:p>
          </table:table-cell>
          <table:table-cell office:value-type="float" office:value="18560728" calcext:value-type="float">
            <text:p>1856072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Bobroski/ parobek</text:p>
          </table:table-cell>
          <table:table-cell office:value-type="string" calcext:value-type="string">
            <text:p>Susanna /Piewolonska/</text:p>
          </table:table-cell>
          <table:table-cell office:value-type="string" calcext:value-type="string">
            <text:p>Michael /Mnichoski/</text:p>
          </table:table-cell>
          <table:table-cell office:value-type="string" calcext:value-type="string">
            <text:p>Josephus /Dobrzynska/</text:p>
          </table:table-cell>
          <table:table-cell office:value-type="float" office:value="18560726" calcext:value-type="float">
            <text:p>1856072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2" calcext:value-type="float">
            <text:p>92</text:p>
          </table:table-cell>
          <table:table-cell office:value-type="float" office:value="18560804" calcext:value-type="float">
            <text:p>185608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Grzechowiak/ parobek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Valentinus /Palusiak/</text:p>
          </table:table-cell>
          <table:table-cell office:value-type="string" calcext:value-type="string">
            <text:p>Catharina /Armata/</text:p>
          </table:table-cell>
          <table:table-cell office:value-type="float" office:value="18560730" calcext:value-type="float">
            <text:p>1856073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2" calcext:value-type="float">
            <text:p>92</text:p>
          </table:table-cell>
          <table:table-cell office:value-type="float" office:value="18560804" calcext:value-type="float">
            <text:p>18560804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osephus /Janesżeski/ incola</text:p>
          </table:table-cell>
          <table:table-cell office:value-type="string" calcext:value-type="string">
            <text:p>Anna /Kusż/</text:p>
          </table:table-cell>
          <table:table-cell office:value-type="string" calcext:value-type="string">
            <text:p>Matthias /Strzy/</text:p>
          </table:table-cell>
          <table:table-cell office:value-type="string" calcext:value-type="string">
            <text:p>Margaretha /Bębenek/</text:p>
          </table:table-cell>
          <table:table-cell office:value-type="float" office:value="18560801" calcext:value-type="float">
            <text:p>1856080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2" calcext:value-type="float">
            <text:p>92</text:p>
          </table:table-cell>
          <table:table-cell office:value-type="float" office:value="18560804" calcext:value-type="float">
            <text:p>18560804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gela</text:p>
          </table:table-cell>
          <table:table-cell office:value-type="string" calcext:value-type="string">
            <text:p>Michael /Kusż/ incola</text:p>
          </table:table-cell>
          <table:table-cell office:value-type="string" calcext:value-type="string">
            <text:p>Marianna /Chass/</text:p>
          </table:table-cell>
          <table:table-cell office:value-type="string" calcext:value-type="string">
            <text:p>Adalbertus /Mnich/</text:p>
          </table:table-cell>
          <table:table-cell office:value-type="string" calcext:value-type="string">
            <text:p>Marianna /Chass/</text:p>
          </table:table-cell>
          <table:table-cell office:value-type="float" office:value="18560801" calcext:value-type="float">
            <text:p>1856080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2" calcext:value-type="float">
            <text:p>92</text:p>
          </table:table-cell>
          <table:table-cell office:value-type="float" office:value="18560816" calcext:value-type="float">
            <text:p>1856081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imon /Kubasiak/ incola</text:p>
          </table:table-cell>
          <table:table-cell office:value-type="string" calcext:value-type="string">
            <text:p>Catharina /Pawłowicż/</text:p>
          </table:table-cell>
          <table:table-cell office:value-type="string" calcext:value-type="string">
            <text:p>Michael /Ignowiak/</text:p>
          </table:table-cell>
          <table:table-cell office:value-type="string" calcext:value-type="string">
            <text:p>Anna /Kalcżynska/</text:p>
          </table:table-cell>
          <table:table-cell office:value-type="float" office:value="18560812" calcext:value-type="float">
            <text:p>1856081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2" calcext:value-type="float">
            <text:p>92</text:p>
          </table:table-cell>
          <table:table-cell office:value-type="float" office:value="18560816" calcext:value-type="float">
            <text:p>185608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sephus /Bulinski/ komornik</text:p>
          </table:table-cell>
          <table:table-cell office:value-type="string" calcext:value-type="string">
            <text:p>Margaretha /Zbieranska/</text:p>
          </table:table-cell>
          <table:table-cell office:value-type="string" calcext:value-type="string">
            <text:p>Ignatius /Mnichoski/</text:p>
          </table:table-cell>
          <table:table-cell office:value-type="string" calcext:value-type="string">
            <text:p>Josepha /Kusż/</text:p>
          </table:table-cell>
          <table:table-cell office:value-type="float" office:value="18560816" calcext:value-type="float">
            <text:p>1856081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3" calcext:value-type="float">
            <text:p>93</text:p>
          </table:table-cell>
          <table:table-cell office:value-type="float" office:value="18560824" calcext:value-type="float">
            <text:p>18560824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ichael /Nowicki/</text:p>
          </table:table-cell>
          <table:table-cell office:value-type="string" calcext:value-type="string">
            <text:p>Marianna /Bielska/</text:p>
          </table:table-cell>
          <table:table-cell office:value-type="string" calcext:value-type="string">
            <text:p>Franciscus /Gwid/</text:p>
          </table:table-cell>
          <table:table-cell office:value-type="string" calcext:value-type="string">
            <text:p>Anna /Adamska/</text:p>
          </table:table-cell>
          <table:table-cell office:value-type="float" office:value="18560822" calcext:value-type="float">
            <text:p>1856082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3" calcext:value-type="float">
            <text:p>93</text:p>
          </table:table-cell>
          <table:table-cell office:value-type="float" office:value="18560828" calcext:value-type="float">
            <text:p>185608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Adalbertus /Cimiński/ wyrobnik</text:p>
          </table:table-cell>
          <table:table-cell office:value-type="string" calcext:value-type="string">
            <text:p>Agnetis /Danielska/</text:p>
          </table:table-cell>
          <table:table-cell office:value-type="string" calcext:value-type="string">
            <text:p>Franciscus /Juńcewski/</text:p>
          </table:table-cell>
          <table:table-cell office:value-type="string" calcext:value-type="string">
            <text:p>Marianna /Oziminska/</text:p>
          </table:table-cell>
          <table:table-cell office:value-type="float" office:value="18560826" calcext:value-type="float">
            <text:p>1856082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3" calcext:value-type="float">
            <text:p>93</text:p>
          </table:table-cell>
          <table:table-cell office:value-type="float" office:value="18560906" calcext:value-type="float">
            <text:p>185609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/Kujawa/ wyrobnik</text:p>
          </table:table-cell>
          <table:table-cell office:value-type="string" calcext:value-type="string">
            <text:p>Francisca /Ruman/</text:p>
          </table:table-cell>
          <table:table-cell office:value-type="string" calcext:value-type="string">
            <text:p>Bogoslaus /Marcinkoski/</text:p>
          </table:table-cell>
          <table:table-cell office:value-type="string" calcext:value-type="string">
            <text:p>Elisabeth /Marcinkoska/</text:p>
          </table:table-cell>
          <table:table-cell office:value-type="float" office:value="18560830" calcext:value-type="float">
            <text:p>1856083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3" calcext:value-type="float">
            <text:p>93</text:p>
          </table:table-cell>
          <table:table-cell office:value-type="float" office:value="18560907" calcext:value-type="float">
            <text:p>1856090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sephus /Banacek/ wyrobnik</text:p>
          </table:table-cell>
          <table:table-cell office:value-type="string" calcext:value-type="string">
            <text:p>Agnetis /Mysżka/</text:p>
          </table:table-cell>
          <table:table-cell office:value-type="string" calcext:value-type="string">
            <text:p>Jacobus /Michalak/</text:p>
          </table:table-cell>
          <table:table-cell office:value-type="string" calcext:value-type="string">
            <text:p>Barbara /Kantorska/</text:p>
          </table:table-cell>
          <table:table-cell office:value-type="float" office:value="18560904" calcext:value-type="float">
            <text:p>1856090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3" calcext:value-type="float">
            <text:p>93</text:p>
          </table:table-cell>
          <table:table-cell office:value-type="float" office:value="18560911" calcext:value-type="float">
            <text:p>185609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oannes /Jasaliski/ kowal</text:p>
          </table:table-cell>
          <table:table-cell office:value-type="string" calcext:value-type="string">
            <text:p>Florentina /Berand/</text:p>
          </table:table-cell>
          <table:table-cell office:value-type="string" calcext:value-type="string">
            <text:p>Theodorus /Berand/</text:p>
          </table:table-cell>
          <table:table-cell office:value-type="string" calcext:value-type="string">
            <text:p>Catharina /Kowalska/</text:p>
          </table:table-cell>
          <table:table-cell office:value-type="float" office:value="18560909" calcext:value-type="float">
            <text:p>18560909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3" calcext:value-type="float">
            <text:p>93</text:p>
          </table:table-cell>
          <table:table-cell office:value-type="float" office:value="18560915" calcext:value-type="float">
            <text:p>185609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Martinus /Frasż/ parobek</text:p>
          </table:table-cell>
          <table:table-cell office:value-type="string" calcext:value-type="string">
            <text:p>Josepha /Rapieralska/</text:p>
          </table:table-cell>
          <table:table-cell office:value-type="string" calcext:value-type="string">
            <text:p>Josephus /Frejlich/</text:p>
          </table:table-cell>
          <table:table-cell office:value-type="string" calcext:value-type="string">
            <text:p>Maria /Ferst/</text:p>
          </table:table-cell>
          <table:table-cell office:value-type="float" office:value="18560909" calcext:value-type="float">
            <text:p>18560909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3" calcext:value-type="float">
            <text:p>93</text:p>
          </table:table-cell>
          <table:table-cell office:value-type="float" office:value="18560909" calcext:value-type="float">
            <text:p>1856090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pumuce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ichalena /Janiszewska/ służąca</text:p>
          </table:table-cell>
          <table:table-cell office:value-type="string" calcext:value-type="string">
            <text:p>Joannes /Sarbieski/</text:p>
          </table:table-cell>
          <table:table-cell office:value-type="string" calcext:value-type="string">
            <text:p>Josepha /Jaroska/</text:p>
          </table:table-cell>
          <table:table-cell office:value-type="float" office:value="18560908" calcext:value-type="float">
            <text:p>1856090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3" calcext:value-type="float">
            <text:p>93</text:p>
          </table:table-cell>
          <table:table-cell office:value-type="float" office:value="18560920" calcext:value-type="float">
            <text:p>185609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Michael /Gwid/ incola</text:p>
          </table:table-cell>
          <table:table-cell office:value-type="string" calcext:value-type="string">
            <text:p>Marianna /Puról/</text:p>
          </table:table-cell>
          <table:table-cell office:value-type="string" calcext:value-type="string">
            <text:p>Petrus /Łukomski/</text:p>
          </table:table-cell>
          <table:table-cell office:value-type="string" calcext:value-type="string">
            <text:p>Michalena /Tefelska/</text:p>
          </table:table-cell>
          <table:table-cell office:value-type="float" office:value="18560907" calcext:value-type="float">
            <text:p>18560907</text:p>
          </table:table-cell>
          <table:table-cell office:value-type="string" calcext:value-type="string">
            <text:p>birthdate given as 17/9 with the1 crossed out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3" calcext:value-type="float">
            <text:p>93</text:p>
          </table:table-cell>
          <table:table-cell office:value-type="float" office:value="18560928" calcext:value-type="float">
            <text:p>185609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us /Kenoski/ wyrobnik</text:p>
          </table:table-cell>
          <table:table-cell office:value-type="string" calcext:value-type="string">
            <text:p>Josepha /Rasżkiewicż/</text:p>
          </table:table-cell>
          <table:table-cell office:value-type="string" calcext:value-type="string">
            <text:p>Adalbertus /Mnich/</text:p>
          </table:table-cell>
          <table:table-cell office:value-type="string" calcext:value-type="string">
            <text:p>Marianna /Mnich/</text:p>
          </table:table-cell>
          <table:table-cell office:value-type="float" office:value="18560921" calcext:value-type="float">
            <text:p>1856092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3" calcext:value-type="float">
            <text:p>93</text:p>
          </table:table-cell>
          <table:table-cell office:value-type="float" office:value="18561010" calcext:value-type="float">
            <text:p>185610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Nepumucenus /Kuglerski/ wyrobnik</text:p>
          </table:table-cell>
          <table:table-cell office:value-type="string" calcext:value-type="string">
            <text:p>Thecla /Bykoska/</text:p>
          </table:table-cell>
          <table:table-cell office:value-type="string" calcext:value-type="string">
            <text:p>Josephus /Woźny/</text:p>
          </table:table-cell>
          <table:table-cell office:value-type="string" calcext:value-type="string">
            <text:p>Antonina /Lenethy/</text:p>
          </table:table-cell>
          <table:table-cell office:value-type="float" office:value="18561001" calcext:value-type="float">
            <text:p>18561001</text:p>
          </table:table-cell>
          <table:table-cell office:value-type="string" calcext:value-type="string">
            <text:p>died in Żniń 18780213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3" calcext:value-type="float">
            <text:p>93</text:p>
          </table:table-cell>
          <table:table-cell office:value-type="float" office:value="18561012" calcext:value-type="float">
            <text:p>185610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sephus /Laskoski/ wyrobn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Janowiak/</text:p>
          </table:table-cell>
          <table:table-cell office:value-type="string" calcext:value-type="string">
            <text:p>Agnes /Laskoska/</text:p>
          </table:table-cell>
          <table:table-cell office:value-type="float" office:value="18561006" calcext:value-type="float">
            <text:p>1856100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3" calcext:value-type="float">
            <text:p>93</text:p>
          </table:table-cell>
          <table:table-cell office:value-type="float" office:value="18561018" calcext:value-type="float">
            <text:p>185610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Tupucki/ wyrobnik</text:p>
          </table:table-cell>
          <table:table-cell office:value-type="string" calcext:value-type="string">
            <text:p>Josepha /Koroleski/</text:p>
          </table:table-cell>
          <table:table-cell office:value-type="string" calcext:value-type="string">
            <text:p>Michael /Kolassa/</text:p>
          </table:table-cell>
          <table:table-cell office:value-type="string" calcext:value-type="string">
            <text:p>Florentina /Jasnieska/</text:p>
          </table:table-cell>
          <table:table-cell office:value-type="float" office:value="18561010" calcext:value-type="float">
            <text:p>1856101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3" calcext:value-type="float">
            <text:p>93</text:p>
          </table:table-cell>
          <table:table-cell office:value-type="float" office:value="18561026" calcext:value-type="float">
            <text:p>1856102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stantius</text:p>
          </table:table-cell>
          <table:table-cell office:value-type="string" calcext:value-type="string">
            <text:p>Michael /Guralski/ wyrobnik</text:p>
          </table:table-cell>
          <table:table-cell office:value-type="string" calcext:value-type="string">
            <text:p>Josepha /Grzechowiak/</text:p>
          </table:table-cell>
          <table:table-cell office:value-type="string" calcext:value-type="string">
            <text:p>Simon /Chudziński/</text:p>
          </table:table-cell>
          <table:table-cell office:value-type="string" calcext:value-type="string">
            <text:p>Marianna /Ferst/</text:p>
          </table:table-cell>
          <table:table-cell office:value-type="float" office:value="18561018" calcext:value-type="float">
            <text:p>1856101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3" calcext:value-type="float">
            <text:p>93</text:p>
          </table:table-cell>
          <table:table-cell office:value-type="float" office:value="18561026" calcext:value-type="float">
            <text:p>185610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Fydrych/ wyrobnik</text:p>
          </table:table-cell>
          <table:table-cell office:value-type="string" calcext:value-type="string">
            <text:p>Francisca /Lewandoska/</text:p>
          </table:table-cell>
          <table:table-cell office:value-type="string" calcext:value-type="string">
            <text:p>Jacobus /Kazmierski/</text:p>
          </table:table-cell>
          <table:table-cell office:value-type="string" calcext:value-type="string">
            <text:p>Marianna /Tucżynska/</text:p>
          </table:table-cell>
          <table:table-cell office:value-type="float" office:value="18561020" calcext:value-type="float">
            <text:p>1856102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3" calcext:value-type="float">
            <text:p>93</text:p>
          </table:table-cell>
          <table:table-cell office:value-type="float" office:value="18561108" calcext:value-type="float">
            <text:p>18561108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Kusż/ wyrobnik</text:p>
          </table:table-cell>
          <table:table-cell office:value-type="string" calcext:value-type="string">
            <text:p>Marianna /Saskoska/</text:p>
          </table:table-cell>
          <table:table-cell office:value-type="string" calcext:value-type="string">
            <text:p>Matthaeus /Switała/</text:p>
          </table:table-cell>
          <table:table-cell office:value-type="string" calcext:value-type="string">
            <text:p>Anna /Jarmicżeska/</text:p>
          </table:table-cell>
          <table:table-cell office:value-type="float" office:value="18561102" calcext:value-type="float">
            <text:p>1856110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3" calcext:value-type="float">
            <text:p>93</text:p>
          </table:table-cell>
          <table:table-cell office:value-type="float" office:value="18561116" calcext:value-type="float">
            <text:p>185611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lagia</text:p>
          </table:table-cell>
          <table:table-cell office:value-type="string" calcext:value-type="string">
            <text:p>Bartholomeus /Szulcze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iotr /Tefelski/</text:p>
          </table:table-cell>
          <table:table-cell office:value-type="string" calcext:value-type="string">
            <text:p>Agnes /Sżerinecżka/</text:p>
          </table:table-cell>
          <table:table-cell office:value-type="float" office:value="18561105" calcext:value-type="float">
            <text:p>1856110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3" calcext:value-type="float">
            <text:p>93</text:p>
          </table:table-cell>
          <table:table-cell office:value-type="float" office:value="18561116" calcext:value-type="float">
            <text:p>18561116</text:p>
          </table:table-cell>
          <table:table-cell office:value-type="string" calcext:value-type="string">
            <text:p>Podob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Kopińska/ służąca</text:p>
          </table:table-cell>
          <table:table-cell office:value-type="string" calcext:value-type="string">
            <text:p>Michael /Grzechowiak/</text:p>
          </table:table-cell>
          <table:table-cell office:value-type="string" calcext:value-type="string">
            <text:p>Anna /Kalcżynska/</text:p>
          </table:table-cell>
          <table:table-cell office:value-type="float" office:value="18561112" calcext:value-type="float">
            <text:p>1856111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3" calcext:value-type="float">
            <text:p>93</text:p>
          </table:table-cell>
          <table:table-cell office:value-type="float" office:value="18561116" calcext:value-type="float">
            <text:p>1856111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Korbal/</text:p>
          </table:table-cell>
          <table:table-cell office:value-type="string" calcext:value-type="string">
            <text:p>Hedvigis /Krygier/</text:p>
          </table:table-cell>
          <table:table-cell office:value-type="string" calcext:value-type="string">
            <text:p>Michael /Bujara/</text:p>
          </table:table-cell>
          <table:table-cell office:value-type="string" calcext:value-type="string">
            <text:p>Marianna /Kędziora/</text:p>
          </table:table-cell>
          <table:table-cell office:value-type="float" office:value="18561116" calcext:value-type="float">
            <text:p>1856111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4" calcext:value-type="float">
            <text:p>94</text:p>
          </table:table-cell>
          <table:table-cell office:value-type="float" office:value="18561126" calcext:value-type="float">
            <text:p>1856112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ladislaus</text:p>
          </table:table-cell>
          <table:table-cell office:value-type="string" calcext:value-type="string">
            <text:p>Edvardus /Stomowicż/ molendinator</text:p>
          </table:table-cell>
          <table:table-cell/>
          <table:table-cell office:value-type="string" calcext:value-type="string">
            <text:p>Valentinus /Grątkoski/</text:p>
          </table:table-cell>
          <table:table-cell office:value-type="string" calcext:value-type="string">
            <text:p>Marianna /Kostrzecka/</text:p>
          </table:table-cell>
          <table:table-cell office:value-type="float" office:value="18561120" calcext:value-type="float">
            <text:p>1856112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4" calcext:value-type="float">
            <text:p>94</text:p>
          </table:table-cell>
          <table:table-cell office:value-type="float" office:value="18561130" calcext:value-type="float">
            <text:p>18561130</text:p>
          </table:table-cell>
          <table:table-cell office:value-type="string" calcext:value-type="string">
            <text:p>Swiątk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Thomas /Wawrzyniak/ wyrobnik</text:p>
          </table:table-cell>
          <table:table-cell office:value-type="string" calcext:value-type="string">
            <text:p>Marianna /Głon/</text:p>
          </table:table-cell>
          <table:table-cell office:value-type="string" calcext:value-type="string">
            <text:p>Simon /Głon/</text:p>
          </table:table-cell>
          <table:table-cell office:value-type="string" calcext:value-type="string">
            <text:p>Michalena /Tefelska/</text:p>
          </table:table-cell>
          <table:table-cell office:value-type="float" office:value="18561124" calcext:value-type="float">
            <text:p>1856112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4" calcext:value-type="float">
            <text:p>94</text:p>
          </table:table-cell>
          <table:table-cell office:value-type="float" office:value="18561207" calcext:value-type="float">
            <text:p>185612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ichael /Jaworski/ incola</text:p>
          </table:table-cell>
          <table:table-cell office:value-type="string" calcext:value-type="string">
            <text:p>Magdalena /Chańkiewicż/</text:p>
          </table:table-cell>
          <table:table-cell office:value-type="string" calcext:value-type="string">
            <text:p>Michael /Jaworski/</text:p>
          </table:table-cell>
          <table:table-cell office:value-type="string" calcext:value-type="string">
            <text:p>Catharina /Gularska/</text:p>
          </table:table-cell>
          <table:table-cell office:value-type="float" office:value="18561130" calcext:value-type="float">
            <text:p>1856113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4" calcext:value-type="float">
            <text:p>94</text:p>
          </table:table-cell>
          <table:table-cell office:value-type="float" office:value="18561206" calcext:value-type="float">
            <text:p>18561206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Valentinus /Dobrzyński/ sutor</text:p>
          </table:table-cell>
          <table:table-cell office:value-type="string" calcext:value-type="string">
            <text:p>Catharina /Przybył/</text:p>
          </table:table-cell>
          <table:table-cell office:value-type="string" calcext:value-type="string">
            <text:p>Thomas /Woźny/</text:p>
          </table:table-cell>
          <table:table-cell office:value-type="string" calcext:value-type="string">
            <text:p>Victoria /Kusż/</text:p>
          </table:table-cell>
          <table:table-cell office:value-type="float" office:value="18561203" calcext:value-type="float">
            <text:p>1856120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4" calcext:value-type="float">
            <text:p>94</text:p>
          </table:table-cell>
          <table:table-cell office:value-type="float" office:value="18561208" calcext:value-type="float">
            <text:p>1856120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Łybik/ wyrobnik</text:p>
          </table:table-cell>
          <table:table-cell office:value-type="string" calcext:value-type="string">
            <text:p>Michalena /Strzelecki/</text:p>
          </table:table-cell>
          <table:table-cell office:value-type="string" calcext:value-type="string">
            <text:p>Andreas /Strzelecka/</text:p>
          </table:table-cell>
          <table:table-cell office:value-type="string" calcext:value-type="string">
            <text:p>Marianna /Bukowicż/</text:p>
          </table:table-cell>
          <table:table-cell office:value-type="float" office:value="18561205" calcext:value-type="float">
            <text:p>1856120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4" calcext:value-type="float">
            <text:p>94</text:p>
          </table:table-cell>
          <table:table-cell office:value-type="float" office:value="18561210" calcext:value-type="float">
            <text:p>185612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Jacobus /Hiska/ wyrobnik</text:p>
          </table:table-cell>
          <table:table-cell office:value-type="string" calcext:value-type="string">
            <text:p>Josepha /Cżubaj/</text:p>
          </table:table-cell>
          <table:table-cell office:value-type="string" calcext:value-type="string">
            <text:p>Michael /Hiska/</text:p>
          </table:table-cell>
          <table:table-cell office:value-type="string" calcext:value-type="string">
            <text:p>Marianna /Mnich/</text:p>
          </table:table-cell>
          <table:table-cell office:value-type="float" office:value="18561204" calcext:value-type="float">
            <text:p>1856120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4" calcext:value-type="float">
            <text:p>94</text:p>
          </table:table-cell>
          <table:table-cell office:value-type="float" office:value="18561210" calcext:value-type="float">
            <text:p>18561210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lagia</text:p>
          </table:table-cell>
          <table:table-cell office:value-type="string" calcext:value-type="string">
            <text:p>Thomas /Kucharski/ stolarż</text:p>
          </table:table-cell>
          <table:table-cell office:value-type="string" calcext:value-type="string">
            <text:p>Antonina /Bątkoska/</text:p>
          </table:table-cell>
          <table:table-cell office:value-type="string" calcext:value-type="string">
            <text:p>Valentinus /Mnichoski/</text:p>
          </table:table-cell>
          <table:table-cell office:value-type="string" calcext:value-type="string">
            <text:p>Marianna /Mnich/</text:p>
          </table:table-cell>
          <table:table-cell office:value-type="float" office:value="18561209" calcext:value-type="float">
            <text:p>18561209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4" calcext:value-type="float">
            <text:p>94</text:p>
          </table:table-cell>
          <table:table-cell office:value-type="float" office:value="18561220" calcext:value-type="float">
            <text:p>185612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aurentius /Pilarski/ wyrobnik</text:p>
          </table:table-cell>
          <table:table-cell office:value-type="string" calcext:value-type="string">
            <text:p>Anna /Dobrzynska/</text:p>
          </table:table-cell>
          <table:table-cell office:value-type="string" calcext:value-type="string">
            <text:p>Andreas /Dobrzynski/</text:p>
          </table:table-cell>
          <table:table-cell office:value-type="string" calcext:value-type="string">
            <text:p>Anna /Dębska/</text:p>
          </table:table-cell>
          <table:table-cell office:value-type="float" office:value="18561219" calcext:value-type="float">
            <text:p>18561219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4" calcext:value-type="float">
            <text:p>94</text:p>
          </table:table-cell>
          <table:table-cell office:value-type="float" office:value="18561221" calcext:value-type="float">
            <text:p>18561221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Franciscus /Gwid/ incola</text:p>
          </table:table-cell>
          <table:table-cell office:value-type="string" calcext:value-type="string">
            <text:p>Marianna /Krakoska/</text:p>
          </table:table-cell>
          <table:table-cell office:value-type="string" calcext:value-type="string">
            <text:p>Michael /Mnich/</text:p>
          </table:table-cell>
          <table:table-cell office:value-type="string" calcext:value-type="string">
            <text:p>Marianna /Gwid/</text:p>
          </table:table-cell>
          <table:table-cell office:value-type="float" office:value="18561220" calcext:value-type="float">
            <text:p>1856122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4" calcext:value-type="float">
            <text:p>94</text:p>
          </table:table-cell>
          <table:table-cell office:value-type="float" office:value="18561225" calcext:value-type="float">
            <text:p>1856122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oannes /Fydrych/ komornik</text:p>
          </table:table-cell>
          <table:table-cell office:value-type="string" calcext:value-type="string">
            <text:p>Francisca /Kujawa/</text:p>
          </table:table-cell>
          <table:table-cell office:value-type="string" calcext:value-type="string">
            <text:p>Michael /Fydrych/</text:p>
          </table:table-cell>
          <table:table-cell office:value-type="string" calcext:value-type="string">
            <text:p>Marianna /Kubasionka/</text:p>
          </table:table-cell>
          <table:table-cell office:value-type="float" office:value="18561224" calcext:value-type="float">
            <text:p>1856122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4" calcext:value-type="float">
            <text:p>94</text:p>
          </table:table-cell>
          <table:table-cell office:value-type="float" office:value="18561229" calcext:value-type="float">
            <text:p>18561229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Saskoski/ wyrobnik</text:p>
          </table:table-cell>
          <table:table-cell office:value-type="string" calcext:value-type="string">
            <text:p>Michalena /Kusż/</text:p>
          </table:table-cell>
          <table:table-cell office:value-type="string" calcext:value-type="string">
            <text:p>Valentinus /Mnich/</text:p>
          </table:table-cell>
          <table:table-cell office:value-type="string" calcext:value-type="string">
            <text:p>Constantia /Machnikoska/</text:p>
          </table:table-cell>
          <table:table-cell office:value-type="float" office:value="18561226" calcext:value-type="float">
            <text:p>1856122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4" calcext:value-type="float">
            <text:p>94</text:p>
          </table:table-cell>
          <table:table-cell office:value-type="float" office:value="18561229" calcext:value-type="float">
            <text:p>185612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Będzików/ komornik</text:p>
          </table:table-cell>
          <table:table-cell office:value-type="string" calcext:value-type="string">
            <text:p>Marianna /Stomińska/</text:p>
          </table:table-cell>
          <table:table-cell office:value-type="string" calcext:value-type="string">
            <text:p>Petrus /Łukomski/</text:p>
          </table:table-cell>
          <table:table-cell office:value-type="string" calcext:value-type="string">
            <text:p>Agnes /Chańkiewicż/</text:p>
          </table:table-cell>
          <table:table-cell office:value-type="float" office:value="18561223" calcext:value-type="float">
            <text:p>1856122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4" calcext:value-type="float">
            <text:p>94</text:p>
          </table:table-cell>
          <table:table-cell office:value-type="float" office:value="18570204" calcext:value-type="float">
            <text:p>18570204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oguslaus /Ferszt/ fornal</text:p>
          </table:table-cell>
          <table:table-cell office:value-type="string" calcext:value-type="string">
            <text:p>Agnes /Rejmann/</text:p>
          </table:table-cell>
          <table:table-cell office:value-type="string" calcext:value-type="string">
            <text:p>Joannes /Kacżor/</text:p>
          </table:table-cell>
          <table:table-cell office:value-type="string" calcext:value-type="string">
            <text:p>Apolonia /Skrzeblewicż/</text:p>
          </table:table-cell>
          <table:table-cell office:value-type="float" office:value="18561230" calcext:value-type="float">
            <text:p>1856123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4" calcext:value-type="float">
            <text:p>94</text:p>
          </table:table-cell>
          <table:table-cell office:value-type="float" office:value="18570205" calcext:value-type="float">
            <text:p>185702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tonius /Wyrwiński/ komorn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Wichłacz/</text:p>
          </table:table-cell>
          <table:table-cell office:value-type="string" calcext:value-type="string">
            <text:p>Barbara /Kolassa/</text:p>
          </table:table-cell>
          <table:table-cell office:value-type="float" office:value="18570103" calcext:value-type="float">
            <text:p>1857010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4" calcext:value-type="float">
            <text:p>94</text:p>
          </table:table-cell>
          <table:table-cell office:value-type="float" office:value="18570205" calcext:value-type="float">
            <text:p>18570205</text:p>
          </table:table-cell>
          <table:table-cell office:value-type="string" calcext:value-type="string">
            <text:p>Dav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Frasż/ komorn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Smescinski/</text:p>
          </table:table-cell>
          <table:table-cell office:value-type="string" calcext:value-type="string">
            <text:p>Susanna /Kujawa/</text:p>
          </table:table-cell>
          <table:table-cell office:value-type="float" office:value="18570205" calcext:value-type="float">
            <text:p>1857020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4" calcext:value-type="float">
            <text:p>94</text:p>
          </table:table-cell>
          <table:table-cell office:value-type="float" office:value="18570205" calcext:value-type="float">
            <text:p>1857020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Dobrzynski/ komornik</text:p>
          </table:table-cell>
          <table:table-cell office:value-type="string" calcext:value-type="string">
            <text:p>Catharina /Palusiak/</text:p>
          </table:table-cell>
          <table:table-cell office:value-type="string" calcext:value-type="string">
            <text:p>Adalbertus /Dobrzynski/</text:p>
          </table:table-cell>
          <table:table-cell office:value-type="string" calcext:value-type="string">
            <text:p>Anna /Krysztofiak/</text:p>
          </table:table-cell>
          <table:table-cell office:value-type="float" office:value="18570205" calcext:value-type="float">
            <text:p>1857020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4" calcext:value-type="float">
            <text:p>94</text:p>
          </table:table-cell>
          <table:table-cell office:value-type="float" office:value="18570202" calcext:value-type="float">
            <text:p>18570202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Petrus Linethy/ incola</text:p>
          </table:table-cell>
          <table:table-cell office:value-type="string" calcext:value-type="string">
            <text:p>Justina /Rudków/</text:p>
          </table:table-cell>
          <table:table-cell office:value-type="string" calcext:value-type="string">
            <text:p>Andreas /Sżafranski/</text:p>
          </table:table-cell>
          <table:table-cell office:value-type="string" calcext:value-type="string">
            <text:p>Balvina /Sżafranska/</text:p>
          </table:table-cell>
          <table:table-cell office:value-type="float" office:value="18570129" calcext:value-type="float">
            <text:p>18570129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4" calcext:value-type="float">
            <text:p>94</text:p>
          </table:table-cell>
          <table:table-cell office:value-type="float" office:value="18570207" calcext:value-type="float">
            <text:p>1857020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</text:p>
          </table:table-cell>
          <table:table-cell office:value-type="string" calcext:value-type="string">
            <text:p>Michael /Kędziora/ komornik</text:p>
          </table:table-cell>
          <table:table-cell office:value-type="string" calcext:value-type="string">
            <text:p>Agnes /Krysżtofiak/</text:p>
          </table:table-cell>
          <table:table-cell office:value-type="string" calcext:value-type="string">
            <text:p>Joannes /Mroz/</text:p>
          </table:table-cell>
          <table:table-cell office:value-type="string" calcext:value-type="string">
            <text:p>Marianna /Adamska/</text:p>
          </table:table-cell>
          <table:table-cell office:value-type="float" office:value="18570205" calcext:value-type="float">
            <text:p>1857020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6" calcext:value-type="float">
            <text:p>96</text:p>
          </table:table-cell>
          <table:table-cell office:value-type="float" office:value="18570205" calcext:value-type="float">
            <text:p>18570205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Joannes /Lenethej/ incola</text:p>
          </table:table-cell>
          <table:table-cell office:value-type="string" calcext:value-type="string">
            <text:p>Cunegundis /Etter/</text:p>
          </table:table-cell>
          <table:table-cell office:value-type="string" calcext:value-type="string">
            <text:p>Lucianus /Będkoski/</text:p>
          </table:table-cell>
          <table:table-cell office:value-type="string" calcext:value-type="string">
            <text:p>Anna /Etter/</text:p>
          </table:table-cell>
          <table:table-cell office:value-type="float" office:value="18570128" calcext:value-type="float">
            <text:p>1857012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6" calcext:value-type="float">
            <text:p>96</text:p>
          </table:table-cell>
          <table:table-cell office:value-type="float" office:value="18570210" calcext:value-type="float">
            <text:p>18570210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Ignatius /Bykoski/ incola</text:p>
          </table:table-cell>
          <table:table-cell office:value-type="string" calcext:value-type="string">
            <text:p>Marianna /Szcżahoska/</text:p>
          </table:table-cell>
          <table:table-cell office:value-type="string" calcext:value-type="string">
            <text:p>Matthias /Cżajkoski/</text:p>
          </table:table-cell>
          <table:table-cell office:value-type="string" calcext:value-type="string">
            <text:p>Catharina /Okonieska/</text:p>
          </table:table-cell>
          <table:table-cell office:value-type="float" office:value="18570211" calcext:value-type="float">
            <text:p>1857021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6" calcext:value-type="float">
            <text:p>96</text:p>
          </table:table-cell>
          <table:table-cell office:value-type="float" office:value="18570222" calcext:value-type="float">
            <text:p>1857022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</text:p>
          </table:table-cell>
          <table:table-cell office:value-type="string" calcext:value-type="string">
            <text:p>Joannes /Kubasiak/ komornik</text:p>
          </table:table-cell>
          <table:table-cell office:value-type="string" calcext:value-type="string">
            <text:p>Josepha /Gęsińska/</text:p>
          </table:table-cell>
          <table:table-cell office:value-type="string" calcext:value-type="string">
            <text:p>Joannes /Kubasiak/</text:p>
          </table:table-cell>
          <table:table-cell office:value-type="string" calcext:value-type="string">
            <text:p>Teresia /Gęsińska/</text:p>
          </table:table-cell>
          <table:table-cell office:value-type="float" office:value="18570215" calcext:value-type="float">
            <text:p>1857021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6" calcext:value-type="float">
            <text:p>96</text:p>
          </table:table-cell>
          <table:table-cell office:value-type="float" office:value="18570223" calcext:value-type="float">
            <text:p>1857022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Koniarski/ kmornik</text:p>
          </table:table-cell>
          <table:table-cell office:value-type="string" calcext:value-type="string">
            <text:p>Josepha /Hiska/</text:p>
          </table:table-cell>
          <table:table-cell office:value-type="string" calcext:value-type="string">
            <text:p>Joannes /Fydrych/</text:p>
          </table:table-cell>
          <table:table-cell office:value-type="string" calcext:value-type="string">
            <text:p>Francisca /Fydrych/</text:p>
          </table:table-cell>
          <table:table-cell office:value-type="float" office:value="18570222" calcext:value-type="float">
            <text:p>1857022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6" calcext:value-type="float">
            <text:p>96</text:p>
          </table:table-cell>
          <table:table-cell office:value-type="float" office:value="18570228" calcext:value-type="float">
            <text:p>185702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/Łukomski/</text:p>
          </table:table-cell>
          <table:table-cell office:value-type="string" calcext:value-type="string">
            <text:p>Helena /Duman/</text:p>
          </table:table-cell>
          <table:table-cell office:value-type="string" calcext:value-type="string">
            <text:p>Michael /Janowiak/</text:p>
          </table:table-cell>
          <table:table-cell office:value-type="string" calcext:value-type="string">
            <text:p>Marianna /Gwid/</text:p>
          </table:table-cell>
          <table:table-cell office:value-type="float" office:value="18570224" calcext:value-type="float">
            <text:p>1857022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6" calcext:value-type="float">
            <text:p>96</text:p>
          </table:table-cell>
          <table:table-cell office:value-type="float" office:value="18570301" calcext:value-type="float">
            <text:p>1857030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in</text:p>
          </table:table-cell>
          <table:table-cell office:value-type="string" calcext:value-type="string">
            <text:p>Franciscus /Chanyżeski/</text:p>
          </table:table-cell>
          <table:table-cell office:value-type="string" calcext:value-type="string">
            <text:p>Marianna /Cwiklińska/</text:p>
          </table:table-cell>
          <table:table-cell table:number-columns-repeated="2"/>
          <table:table-cell office:value-type="float" office:value="18570301" calcext:value-type="float">
            <text:p>1857030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6" calcext:value-type="float">
            <text:p>96</text:p>
          </table:table-cell>
          <table:table-cell office:value-type="float" office:value="18570303" calcext:value-type="float">
            <text:p>18570303</text:p>
          </table:table-cell>
          <table:table-cell office:value-type="string" calcext:value-type="string">
            <text:p>Turz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illegible /Nowak/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Ludovicus /Andrzejeski/</text:p>
          </table:table-cell>
          <table:table-cell office:value-type="string" calcext:value-type="string">
            <text:p>Paulina /Chanyziska/</text:p>
          </table:table-cell>
          <table:table-cell office:value-type="float" office:value="18570302" calcext:value-type="float">
            <text:p>1857030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6" calcext:value-type="float">
            <text:p>96</text:p>
          </table:table-cell>
          <table:table-cell office:value-type="float" office:value="18570307" calcext:value-type="float">
            <text:p>18570307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simira Cunegundis Veronica</text:p>
          </table:table-cell>
          <table:table-cell office:value-type="string" calcext:value-type="string">
            <text:p>Antonius /Kownacki/</text:p>
          </table:table-cell>
          <table:table-cell office:value-type="string" calcext:value-type="string">
            <text:p>Valeria /Markiewicż/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Michalena /Majeska/</text:p>
          </table:table-cell>
          <table:table-cell office:value-type="float" office:value="18570303" calcext:value-type="float">
            <text:p>1857030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6" calcext:value-type="float">
            <text:p>96</text:p>
          </table:table-cell>
          <table:table-cell office:value-type="float" office:value="18570322" calcext:value-type="float">
            <text:p>185703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illegible heres in Sadłecżek</text:p>
          </table:table-cell>
          <table:table-cell office:value-type="string" calcext:value-type="string">
            <text:p>Magdalena /Głon/</text:p>
          </table:table-cell>
          <table:table-cell office:value-type="string" calcext:value-type="string">
            <text:p>Stanislaus /Markiewicż/</text:p>
          </table:table-cell>
          <table:table-cell office:value-type="string" calcext:value-type="string">
            <text:p>Veronica /Markiewicż/ uxor eius</text:p>
          </table:table-cell>
          <table:table-cell office:value-type="float" office:value="18570318" calcext:value-type="float">
            <text:p>1857031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6" calcext:value-type="float">
            <text:p>96</text:p>
          </table:table-cell>
          <table:table-cell office:value-type="float" office:value="18570117" calcext:value-type="float">
            <text:p>1857011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usław Jozef</text:p>
          </table:table-cell>
          <table:table-cell office:value-type="string" calcext:value-type="string">
            <text:p>illegible /Marinaleski/ comissarius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Raphael /Bronichoski/</text:p>
          </table:table-cell>
          <table:table-cell office:value-type="string" calcext:value-type="string">
            <text:p>Josepha /Sasonka/</text:p>
          </table:table-cell>
          <table:table-cell office:value-type="float" office:value="18570329" calcext:value-type="float">
            <text:p>18570329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6" calcext:value-type="float">
            <text:p>96</text:p>
          </table:table-cell>
          <table:table-cell office:value-type="float" office:value="18570302" calcext:value-type="float">
            <text:p>18570302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illegible /Bielski/ wyrobnik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Bielski/</text:p>
          </table:table-cell>
          <table:table-cell office:value-type="string" calcext:value-type="string">
            <text:p>Agnes /Ferst/</text:p>
          </table:table-cell>
          <table:table-cell office:value-type="float" office:value="18570302" calcext:value-type="float">
            <text:p>1857030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6" calcext:value-type="float">
            <text:p>96</text:p>
          </table:table-cell>
          <table:table-cell office:value-type="float" office:value="18570411" calcext:value-type="float">
            <text:p>185704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table:number-columns-repeated="4"/>
          <table:table-cell office:value-type="float" office:value="18570408" calcext:value-type="float">
            <text:p>1857040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6" calcext:value-type="float">
            <text:p>96</text:p>
          </table:table-cell>
          <table:table-cell office:value-type="float" office:value="18570412" calcext:value-type="float">
            <text:p>185704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Ignatius /Mnichowski/</text:p>
          </table:table-cell>
          <table:table-cell office:value-type="string" calcext:value-type="string">
            <text:p>Marianna /Nadolna/</text:p>
          </table:table-cell>
          <table:table-cell office:value-type="string" calcext:value-type="string">
            <text:p>Martinus /Harmata/</text:p>
          </table:table-cell>
          <table:table-cell office:value-type="string" calcext:value-type="string">
            <text:p>Marianna /Mnichowska/</text:p>
          </table:table-cell>
          <table:table-cell table:number-columns-repeated="2"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6" calcext:value-type="float">
            <text:p>96</text:p>
          </table:table-cell>
          <table:table-cell office:value-type="float" office:value="18570403" calcext:value-type="float">
            <text:p>185704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Franciscus /Rozwarski/</text:p>
          </table:table-cell>
          <table:table-cell office:value-type="string" calcext:value-type="string">
            <text:p>Marianna /Grzyboska/</text:p>
          </table:table-cell>
          <table:table-cell table:number-columns-repeated="2"/>
          <table:table-cell office:value-type="float" office:value="18570413" calcext:value-type="float">
            <text:p>1857041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6" calcext:value-type="float">
            <text:p>96</text:p>
          </table:table-cell>
          <table:table-cell office:value-type="float" office:value="18570413" calcext:value-type="float">
            <text:p>1857041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Jan /Stankiewicż/</text:p>
          </table:table-cell>
          <table:table-cell office:value-type="string" calcext:value-type="string">
            <text:p>Catharina /Pilarska/</text:p>
          </table:table-cell>
          <table:table-cell table:number-columns-repeated="2"/>
          <table:table-cell office:value-type="float" office:value="18570412" calcext:value-type="float">
            <text:p>1857041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6" calcext:value-type="float">
            <text:p>96</text:p>
          </table:table-cell>
          <table:table-cell office:value-type="float" office:value="18570415" calcext:value-type="float">
            <text:p>185704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tonina</text:p>
          </table:table-cell>
          <table:table-cell table:number-columns-repeated="2"/>
          <table:table-cell office:value-type="float" office:value="18570415" calcext:value-type="float">
            <text:p>1857041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6" calcext:value-type="float">
            <text:p>96</text:p>
          </table:table-cell>
          <table:table-cell office:value-type="float" office:value="18570414" calcext:value-type="float">
            <text:p>185704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odora</text:p>
          </table:table-cell>
          <table:table-cell office:value-type="string" calcext:value-type="string">
            <text:p>Martinus /Harmata/</text:p>
          </table:table-cell>
          <table:table-cell office:value-type="string" calcext:value-type="string">
            <text:p>Marianna /Ulatoska/</text:p>
          </table:table-cell>
          <table:table-cell office:value-type="string" calcext:value-type="string">
            <text:p>Michael /Kolassa/</text:p>
          </table:table-cell>
          <table:table-cell office:value-type="string" calcext:value-type="string">
            <text:p>Anna /Kalczynska/</text:p>
          </table:table-cell>
          <table:table-cell office:value-type="float" office:value="18560412" calcext:value-type="float">
            <text:p>1856041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6" calcext:value-type="float">
            <text:p>96</text:p>
          </table:table-cell>
          <table:table-cell office:value-type="float" office:value="18570512" calcext:value-type="float">
            <text:p>18570512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Przybył/ incola</text:p>
          </table:table-cell>
          <table:table-cell office:value-type="string" calcext:value-type="string">
            <text:p>Josepha /Pioterków/</text:p>
          </table:table-cell>
          <table:table-cell office:value-type="string" calcext:value-type="string">
            <text:p>Andreas /Pioterek/</text:p>
          </table:table-cell>
          <table:table-cell office:value-type="string" calcext:value-type="string">
            <text:p>Marianna /Woźna/</text:p>
          </table:table-cell>
          <table:table-cell office:value-type="float" office:value="18570505" calcext:value-type="float">
            <text:p>1857050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6" calcext:value-type="float">
            <text:p>96</text:p>
          </table:table-cell>
          <table:table-cell office:value-type="float" office:value="18570520" calcext:value-type="float">
            <text:p>185705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Jozwiak/ komornik</text:p>
          </table:table-cell>
          <table:table-cell office:value-type="string" calcext:value-type="string">
            <text:p>Hedvigis /Olejników/</text:p>
          </table:table-cell>
          <table:table-cell office:value-type="string" calcext:value-type="string">
            <text:p>Simon /Zmudziński/</text:p>
          </table:table-cell>
          <table:table-cell office:value-type="string" calcext:value-type="string">
            <text:p>Heva /Strzelecka/</text:p>
          </table:table-cell>
          <table:table-cell office:value-type="float" office:value="18570516" calcext:value-type="float">
            <text:p>1857051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6" calcext:value-type="float">
            <text:p>96</text:p>
          </table:table-cell>
          <table:table-cell office:value-type="float" office:value="18570520" calcext:value-type="float">
            <text:p>18570520</text:p>
          </table:table-cell>
          <table:table-cell office:value-type="string" calcext:value-type="string">
            <text:p>Leonard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aurentius /Guralów/</text:p>
          </table:table-cell>
          <table:table-cell office:value-type="string" calcext:value-type="string">
            <text:p>JMichalena /Pawłoska/</text:p>
          </table:table-cell>
          <table:table-cell office:value-type="string" calcext:value-type="string">
            <text:p>Joannes /Jozwiak/</text:p>
          </table:table-cell>
          <table:table-cell office:value-type="string" calcext:value-type="string">
            <text:p>Francisca /Guralak/</text:p>
          </table:table-cell>
          <table:table-cell office:value-type="float" office:value="18570520" calcext:value-type="float">
            <text:p>1857052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6" calcext:value-type="float">
            <text:p>96</text:p>
          </table:table-cell>
          <table:table-cell office:value-type="float" office:value="18570521" calcext:value-type="float">
            <text:p>1857052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Josephus /Ogrodowicż/</text:p>
          </table:table-cell>
          <table:table-cell office:value-type="string" calcext:value-type="string">
            <text:p>Marianna /Walkoska/</text:p>
          </table:table-cell>
          <table:table-cell office:value-type="string" calcext:value-type="string">
            <text:p>Adalbertus /Karas/</text:p>
          </table:table-cell>
          <table:table-cell office:value-type="string" calcext:value-type="string">
            <text:p>Susanna /Kujawa/</text:p>
          </table:table-cell>
          <table:table-cell office:value-type="float" office:value="18570520" calcext:value-type="float">
            <text:p>1857052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6" calcext:value-type="float">
            <text:p>96</text:p>
          </table:table-cell>
          <table:table-cell office:value-type="float" office:value="18570524" calcext:value-type="float">
            <text:p>185705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tonius /Tarkoski/</text:p>
          </table:table-cell>
          <table:table-cell office:value-type="string" calcext:value-type="string">
            <text:p>Catharina /Woźna/</text:p>
          </table:table-cell>
          <table:table-cell table:number-columns-repeated="2"/>
          <table:table-cell office:value-type="float" office:value="18570521" calcext:value-type="float">
            <text:p>1857052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6" calcext:value-type="float">
            <text:p>96</text:p>
          </table:table-cell>
          <table:table-cell office:value-type="float" office:value="18570522" calcext:value-type="float">
            <text:p>1857052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Napolion /Pawławicż/</text:p>
          </table:table-cell>
          <table:table-cell office:value-type="string" calcext:value-type="string">
            <text:p>Sophia</text:p>
          </table:table-cell>
          <table:table-cell table:number-columns-repeated="2"/>
          <table:table-cell office:value-type="float" office:value="18570522" calcext:value-type="float">
            <text:p>1857052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6" calcext:value-type="float">
            <text:p>96</text:p>
          </table:table-cell>
          <table:table-cell office:value-type="float" office:value="18570530" calcext:value-type="float">
            <text:p>185705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Nygów/</text:p>
          </table:table-cell>
          <table:table-cell office:value-type="string" calcext:value-type="string">
            <text:p>Marianna /Kolassa/</text:p>
          </table:table-cell>
          <table:table-cell office:value-type="string" calcext:value-type="string">
            <text:p>Laurentius /Sżymsiak/</text:p>
          </table:table-cell>
          <table:table-cell office:value-type="string" calcext:value-type="string">
            <text:p>Marianna /Oziminska/</text:p>
          </table:table-cell>
          <table:table-cell office:value-type="float" office:value="18570522" calcext:value-type="float">
            <text:p>1857052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6" calcext:value-type="float">
            <text:p>96</text:p>
          </table:table-cell>
          <table:table-cell office:value-type="float" office:value="18570606" calcext:value-type="float">
            <text:p>1857060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cin /Kędziora/</text:p>
          </table:table-cell>
          <table:table-cell office:value-type="string" calcext:value-type="string">
            <text:p>Marianna /Jaracż/</text:p>
          </table:table-cell>
          <table:table-cell office:value-type="string" calcext:value-type="string">
            <text:p>Carolus /Otto/</text:p>
          </table:table-cell>
          <table:table-cell office:value-type="string" calcext:value-type="string">
            <text:p>Marianna /Adamska/</text:p>
          </table:table-cell>
          <table:table-cell office:value-type="float" office:value="18570531" calcext:value-type="float">
            <text:p>1857053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9" calcext:value-type="float">
            <text:p>99</text:p>
          </table:table-cell>
          <table:table-cell office:value-type="float" office:value="18570611" calcext:value-type="float">
            <text:p>1857061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Janowiakow/ ovillo</text:p>
          </table:table-cell>
          <table:table-cell office:value-type="string" calcext:value-type="string">
            <text:p>Marianna /Kusż/</text:p>
          </table:table-cell>
          <table:table-cell office:value-type="string" calcext:value-type="string">
            <text:p>Franciscus /Jasinski/</text:p>
          </table:table-cell>
          <table:table-cell office:value-type="string" calcext:value-type="string">
            <text:p>Josepha /Kusż/</text:p>
          </table:table-cell>
          <table:table-cell office:value-type="float" office:value="18570606" calcext:value-type="float">
            <text:p>1857060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9" calcext:value-type="float">
            <text:p>99</text:p>
          </table:table-cell>
          <table:table-cell office:value-type="float" office:value="18570606" calcext:value-type="float">
            <text:p>185706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Petri /Pawlaków/ komornik</text:p>
          </table:table-cell>
          <table:table-cell office:value-type="string" calcext:value-type="string">
            <text:p>Josepha /Szymkowa/</text:p>
          </table:table-cell>
          <table:table-cell office:value-type="string" calcext:value-type="string">
            <text:p>Joannes /Kuroski/</text:p>
          </table:table-cell>
          <table:table-cell office:value-type="string" calcext:value-type="string">
            <text:p>Marianna /Pawlak/</text:p>
          </table:table-cell>
          <table:table-cell office:value-type="float" office:value="18570605" calcext:value-type="float">
            <text:p>1857060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9" calcext:value-type="float">
            <text:p>99</text:p>
          </table:table-cell>
          <table:table-cell office:value-type="float" office:value="18570605" calcext:value-type="float">
            <text:p>18570605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Vorientius /Okoniewski/ colonus</text:p>
          </table:table-cell>
          <table:table-cell office:value-type="string" calcext:value-type="string">
            <text:p>Catharina /Sasś/</text:p>
          </table:table-cell>
          <table:table-cell office:value-type="string" calcext:value-type="string">
            <text:p>Valentinus /Krusowski/</text:p>
          </table:table-cell>
          <table:table-cell office:value-type="string" calcext:value-type="string">
            <text:p>Catharina /Sass/</text:p>
          </table:table-cell>
          <table:table-cell office:value-type="float" office:value="18570605" calcext:value-type="float">
            <text:p>1857060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9" calcext:value-type="float">
            <text:p>99</text:p>
          </table:table-cell>
          <table:table-cell office:value-type="float" office:value="18570611" calcext:value-type="float">
            <text:p>185706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a</text:p>
          </table:table-cell>
          <table:table-cell office:value-type="string" calcext:value-type="string">
            <text:p>Martinus /Juncewski/ komornik</text:p>
          </table:table-cell>
          <table:table-cell office:value-type="string" calcext:value-type="string">
            <text:p>Josepha /Armata/</text:p>
          </table:table-cell>
          <table:table-cell office:value-type="string" calcext:value-type="string">
            <text:p>Michael /Juncewski/</text:p>
          </table:table-cell>
          <table:table-cell office:value-type="string" calcext:value-type="string">
            <text:p>Marianna /Armacionka/</text:p>
          </table:table-cell>
          <table:table-cell office:value-type="float" office:value="18570607" calcext:value-type="float">
            <text:p>1857060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9" calcext:value-type="float">
            <text:p>99</text:p>
          </table:table-cell>
          <table:table-cell office:value-type="float" office:value="18570620" calcext:value-type="float">
            <text:p>18570620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Jacobus /Lenethy/ incola</text:p>
          </table:table-cell>
          <table:table-cell office:value-type="string" calcext:value-type="string">
            <text:p>Antonina /Sassów/</text:p>
          </table:table-cell>
          <table:table-cell office:value-type="string" calcext:value-type="string">
            <text:p>Joannes /Eichszted/</text:p>
          </table:table-cell>
          <table:table-cell office:value-type="string" calcext:value-type="string">
            <text:p>Catharina /Saskoska/</text:p>
          </table:table-cell>
          <table:table-cell office:value-type="float" office:value="18570612" calcext:value-type="float">
            <text:p>18570612</text:p>
          </table:table-cell>
          <table:table-cell office:value-type="string" calcext:value-type="string">
            <text:p>married Marianna /Marciniak/ vidua 22.8.23 in Ryszew??o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9" calcext:value-type="float">
            <text:p>99</text:p>
          </table:table-cell>
          <table:table-cell office:value-type="float" office:value="18570611" calcext:value-type="float">
            <text:p>18570611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Vincenty /Okonius/ incola</text:p>
          </table:table-cell>
          <table:table-cell office:value-type="string" calcext:value-type="string">
            <text:p>Catharina /Saskoska/ filia patrina</text:p>
          </table:table-cell>
          <table:table-cell office:value-type="string" calcext:value-type="string">
            <text:p>Valentinus /Mnichoski/</text:p>
          </table:table-cell>
          <table:table-cell office:value-type="string" calcext:value-type="string">
            <text:p>Catharina /Saskoska/</text:p>
          </table:table-cell>
          <table:table-cell office:value-type="float" office:value="18570605" calcext:value-type="float">
            <text:p>1857060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9" calcext:value-type="float">
            <text:p>99</text:p>
          </table:table-cell>
          <table:table-cell office:value-type="float" office:value="18570619" calcext:value-type="float">
            <text:p>18570619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Valentinus /Mnichoski/ incola</text:p>
          </table:table-cell>
          <table:table-cell office:value-type="string" calcext:value-type="string">
            <text:p>Agnes /Kamińska/</text:p>
          </table:table-cell>
          <table:table-cell office:value-type="string" calcext:value-type="string">
            <text:p>Mnicha /Mnichoski/</text:p>
          </table:table-cell>
          <table:table-cell office:value-type="string" calcext:value-type="string">
            <text:p>Catharina /Okonieska/</text:p>
          </table:table-cell>
          <table:table-cell office:value-type="float" office:value="18570611" calcext:value-type="float">
            <text:p>1857061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9" calcext:value-type="float">
            <text:p>99</text:p>
          </table:table-cell>
          <table:table-cell office:value-type="float" office:value="18570621" calcext:value-type="float">
            <text:p>185706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Jaisach/ wyrobnik</text:p>
          </table:table-cell>
          <table:table-cell office:value-type="string" calcext:value-type="string">
            <text:p>Theophila /Sżultz/</text:p>
          </table:table-cell>
          <table:table-cell office:value-type="string" calcext:value-type="string">
            <text:p>Adalbertus /Jaisach/</text:p>
          </table:table-cell>
          <table:table-cell office:value-type="string" calcext:value-type="string">
            <text:p>Rosalia /Wituska/</text:p>
          </table:table-cell>
          <table:table-cell office:value-type="float" office:value="18570616" calcext:value-type="float">
            <text:p>1857061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9" calcext:value-type="float">
            <text:p>99</text:p>
          </table:table-cell>
          <table:table-cell office:value-type="float" office:value="18570620" calcext:value-type="float">
            <text:p>18570620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Valentinus /Kwasnieski/ parobek</text:p>
          </table:table-cell>
          <table:table-cell office:value-type="string" calcext:value-type="string">
            <text:p>Marianna /Klisżeska/</text:p>
          </table:table-cell>
          <table:table-cell office:value-type="string" calcext:value-type="string">
            <text:p>Jacobus /Kusż/</text:p>
          </table:table-cell>
          <table:table-cell office:value-type="string" calcext:value-type="string">
            <text:p>Margaretha /Bielska/</text:p>
          </table:table-cell>
          <table:table-cell office:value-type="float" office:value="18570617" calcext:value-type="float">
            <text:p>1857061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9" calcext:value-type="float">
            <text:p>99</text:p>
          </table:table-cell>
          <table:table-cell office:value-type="float" office:value="18570628" calcext:value-type="float">
            <text:p>185706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ichael /Bucżkoski/</text:p>
          </table:table-cell>
          <table:table-cell office:value-type="string" calcext:value-type="string">
            <text:p>Michalena /Kujawa/</text:p>
          </table:table-cell>
          <table:table-cell office:value-type="string" calcext:value-type="string">
            <text:p>Josephus /Strzemkoski/</text:p>
          </table:table-cell>
          <table:table-cell office:value-type="string" calcext:value-type="string">
            <text:p>Catharina /Korbalka/</text:p>
          </table:table-cell>
          <table:table-cell office:value-type="float" office:value="18570621" calcext:value-type="float">
            <text:p>1857062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9" calcext:value-type="float">
            <text:p>99</text:p>
          </table:table-cell>
          <table:table-cell office:value-type="float" office:value="18570628" calcext:value-type="float">
            <text:p>1857062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dwiga Elzbieta</text:p>
          </table:table-cell>
          <table:table-cell office:value-type="string" calcext:value-type="string">
            <text:p>Matheius /Kacżanoski/ ekonom</text:p>
          </table:table-cell>
          <table:table-cell office:value-type="string" calcext:value-type="string">
            <text:p>Francisca /Jasionoska/</text:p>
          </table:table-cell>
          <table:table-cell office:value-type="string" calcext:value-type="string">
            <text:p>Stanislaus /Markiewicż/ gnosus</text:p>
          </table:table-cell>
          <table:table-cell office:value-type="string" calcext:value-type="string">
            <text:p>Anna /Markiewicż/</text:p>
          </table:table-cell>
          <table:table-cell office:value-type="float" office:value="18570626" calcext:value-type="float">
            <text:p>1857062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9" calcext:value-type="float">
            <text:p>99</text:p>
          </table:table-cell>
          <table:table-cell office:value-type="float" office:value="18570629" calcext:value-type="float">
            <text:p>185706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/Jaskulskina/ słuziąca</text:p>
          </table:table-cell>
          <table:table-cell office:value-type="string" calcext:value-type="string">
            <text:p>Stanislaus /Oziminski/</text:p>
          </table:table-cell>
          <table:table-cell office:value-type="string" calcext:value-type="string">
            <text:p>Mariann /Rusżkiwicż/</text:p>
          </table:table-cell>
          <table:table-cell office:value-type="float" office:value="18570628" calcext:value-type="float">
            <text:p>1857062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9" calcext:value-type="float">
            <text:p>99</text:p>
          </table:table-cell>
          <table:table-cell office:value-type="float" office:value="18570703" calcext:value-type="float">
            <text:p>18570703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sephus /Kolassiak/ komornik</text:p>
          </table:table-cell>
          <table:table-cell office:value-type="string" calcext:value-type="string">
            <text:p>Petronela /Chejmann/</text:p>
          </table:table-cell>
          <table:table-cell office:value-type="string" calcext:value-type="string">
            <text:p>Valentinus /Mnich/</text:p>
          </table:table-cell>
          <table:table-cell office:value-type="string" calcext:value-type="string">
            <text:p>Marianna /Mnich/</text:p>
          </table:table-cell>
          <table:table-cell office:value-type="float" office:value="18570702" calcext:value-type="float">
            <text:p>1857070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99" calcext:value-type="float">
            <text:p>99</text:p>
          </table:table-cell>
          <table:table-cell office:value-type="float" office:value="18570710" calcext:value-type="float">
            <text:p>185707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ladislaus</text:p>
          </table:table-cell>
          <table:table-cell office:value-type="string" calcext:value-type="string">
            <text:p>Julius /Wangrej/</text:p>
          </table:table-cell>
          <table:table-cell office:value-type="string" calcext:value-type="string">
            <text:p>Carolina /Bejmska/</text:p>
          </table:table-cell>
          <table:table-cell office:value-type="string" calcext:value-type="string">
            <text:p>Valentinus /Mroz/</text:p>
          </table:table-cell>
          <table:table-cell office:value-type="string" calcext:value-type="string">
            <text:p>Marianna /Wojciechoska/</text:p>
          </table:table-cell>
          <table:table-cell office:value-type="float" office:value="18570703" calcext:value-type="float">
            <text:p>1857070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1" calcext:value-type="float">
            <text:p>101</text:p>
          </table:table-cell>
          <table:table-cell office:value-type="float" office:value="18570710" calcext:value-type="float">
            <text:p>1857071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Mariks /Nadolny/ wyrobnik</text:p>
          </table:table-cell>
          <table:table-cell office:value-type="string" calcext:value-type="string">
            <text:p>Margaretha /Spychatka/</text:p>
          </table:table-cell>
          <table:table-cell office:value-type="string" calcext:value-type="string">
            <text:p>Laurentius /Sżuhroski/</text:p>
          </table:table-cell>
          <table:table-cell office:value-type="string" calcext:value-type="string">
            <text:p>Catharina /Bielska/</text:p>
          </table:table-cell>
          <table:table-cell office:value-type="float" office:value="18570705" calcext:value-type="float">
            <text:p>1857070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1" calcext:value-type="float">
            <text:p>101</text:p>
          </table:table-cell>
          <table:table-cell office:value-type="float" office:value="18570710" calcext:value-type="float">
            <text:p>185707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rolus /Otto/ rym.</text:p>
          </table:table-cell>
          <table:table-cell office:value-type="string" calcext:value-type="string">
            <text:p>Helena /Janiska/</text:p>
          </table:table-cell>
          <table:table-cell office:value-type="string" calcext:value-type="string">
            <text:p>Laurentius /Kędziora/</text:p>
          </table:table-cell>
          <table:table-cell office:value-type="string" calcext:value-type="string">
            <text:p>Rosalia /Sajecka/</text:p>
          </table:table-cell>
          <table:table-cell office:value-type="float" office:value="18570708" calcext:value-type="float">
            <text:p>1857070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1" calcext:value-type="float">
            <text:p>101</text:p>
          </table:table-cell>
          <table:table-cell office:value-type="float" office:value="18570715" calcext:value-type="float">
            <text:p>185707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tanislaus /Frasż/ komornik</text:p>
          </table:table-cell>
          <table:table-cell office:value-type="string" calcext:value-type="string">
            <text:p>Margaretha /Głonka/</text:p>
          </table:table-cell>
          <table:table-cell office:value-type="string" calcext:value-type="string">
            <text:p>Petrus /Tefelski/</text:p>
          </table:table-cell>
          <table:table-cell office:value-type="string" calcext:value-type="string">
            <text:p>Catharina /Bącżynska/</text:p>
          </table:table-cell>
          <table:table-cell office:value-type="float" office:value="18570710" calcext:value-type="float">
            <text:p>1857071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1" calcext:value-type="float">
            <text:p>101</text:p>
          </table:table-cell>
          <table:table-cell office:value-type="float" office:value="18570720" calcext:value-type="float">
            <text:p>185707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/Maressów/ komorn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Katulski/</text:p>
          </table:table-cell>
          <table:table-cell office:value-type="string" calcext:value-type="string">
            <text:p>Catharina /Kusnarek/</text:p>
          </table:table-cell>
          <table:table-cell office:value-type="float" office:value="18570717" calcext:value-type="float">
            <text:p>1857071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1" calcext:value-type="float">
            <text:p>101</text:p>
          </table:table-cell>
          <table:table-cell office:value-type="float" office:value="18570809" calcext:value-type="float">
            <text:p>185708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ina</text:p>
          </table:table-cell>
          <table:table-cell office:value-type="string" calcext:value-type="string">
            <text:p>Marcin /Lewandoski/ komornik</text:p>
          </table:table-cell>
          <table:table-cell office:value-type="string" calcext:value-type="string">
            <text:p>Marianna /Cziebaja/</text:p>
          </table:table-cell>
          <table:table-cell office:value-type="string" calcext:value-type="string">
            <text:p>Thomas /Mroz/</text:p>
          </table:table-cell>
          <table:table-cell office:value-type="string" calcext:value-type="string">
            <text:p>Catharina /Mroz/</text:p>
          </table:table-cell>
          <table:table-cell office:value-type="float" office:value="18570727" calcext:value-type="float">
            <text:p>1857072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1" calcext:value-type="float">
            <text:p>101</text:p>
          </table:table-cell>
          <table:table-cell office:value-type="float" office:value="18570809" calcext:value-type="float">
            <text:p>18570809</text:p>
          </table:table-cell>
          <table:table-cell office:value-type="string" calcext:value-type="string">
            <text:p>Turz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/Rossa/ incola</text:p>
          </table:table-cell>
          <table:table-cell office:value-type="string" calcext:value-type="string">
            <text:p>Marianna /Szagodzinska/</text:p>
          </table:table-cell>
          <table:table-cell office:value-type="string" calcext:value-type="string">
            <text:p>Joannes /Wozny/</text:p>
          </table:table-cell>
          <table:table-cell office:value-type="string" calcext:value-type="string">
            <text:p>Catharina /Rumanska/</text:p>
          </table:table-cell>
          <table:table-cell office:value-type="float" office:value="18570719" calcext:value-type="float">
            <text:p>18570719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1" calcext:value-type="float">
            <text:p>101</text:p>
          </table:table-cell>
          <table:table-cell office:value-type="float" office:value="18570815" calcext:value-type="float">
            <text:p>185708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Komassa/ komornik</text:p>
          </table:table-cell>
          <table:table-cell office:value-type="string" calcext:value-type="string">
            <text:p>Marianna /Kosmaska/</text:p>
          </table:table-cell>
          <table:table-cell office:value-type="string" calcext:value-type="string">
            <text:p>Stanislaus /Potrzyski/</text:p>
          </table:table-cell>
          <table:table-cell office:value-type="string" calcext:value-type="string">
            <text:p>Agnes /Prykaska/</text:p>
          </table:table-cell>
          <table:table-cell office:value-type="float" office:value="18570812" calcext:value-type="float">
            <text:p>1857081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1" calcext:value-type="float">
            <text:p>101</text:p>
          </table:table-cell>
          <table:table-cell office:value-type="float" office:value="18570815" calcext:value-type="float">
            <text:p>18570815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ndreas /Lukaszeski/ incol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Głon/</text:p>
          </table:table-cell>
          <table:table-cell office:value-type="string" calcext:value-type="string">
            <text:p>Catharina /Felcyn/</text:p>
          </table:table-cell>
          <table:table-cell office:value-type="float" office:value="18570809" calcext:value-type="float">
            <text:p>18570809</text:p>
          </table:table-cell>
          <table:table-cell office:value-type="string" calcext:value-type="string">
            <text:p>mother's surname recorded as /Pioterek/ and crossed out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1" calcext:value-type="float">
            <text:p>101</text:p>
          </table:table-cell>
          <table:table-cell office:value-type="float" office:value="18570816" calcext:value-type="float">
            <text:p>185708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Małkoski/ parobek</text:p>
          </table:table-cell>
          <table:table-cell office:value-type="string" calcext:value-type="string">
            <text:p>Agnes /Małkoska/</text:p>
          </table:table-cell>
          <table:table-cell office:value-type="string" calcext:value-type="string">
            <text:p>Ignatius /Szischoniski/</text:p>
          </table:table-cell>
          <table:table-cell office:value-type="string" calcext:value-type="string">
            <text:p>Rosalia /Sewierska/</text:p>
          </table:table-cell>
          <table:table-cell office:value-type="float" office:value="18570811" calcext:value-type="float">
            <text:p>1857081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1" calcext:value-type="float">
            <text:p>101</text:p>
          </table:table-cell>
          <table:table-cell office:value-type="float" office:value="18570823" calcext:value-type="float">
            <text:p>18570823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tinus /Krysżtofiak/ parobek</text:p>
          </table:table-cell>
          <table:table-cell office:value-type="string" calcext:value-type="string">
            <text:p>Josepha /Mazurek/</text:p>
          </table:table-cell>
          <table:table-cell office:value-type="string" calcext:value-type="string">
            <text:p>Josephus /Fydrych/</text:p>
          </table:table-cell>
          <table:table-cell office:value-type="string" calcext:value-type="string">
            <text:p>Marianna /Dobrżynska/</text:p>
          </table:table-cell>
          <table:table-cell office:value-type="float" office:value="18570811" calcext:value-type="float">
            <text:p>1857081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1" calcext:value-type="float">
            <text:p>101</text:p>
          </table:table-cell>
          <table:table-cell office:value-type="float" office:value="18570823" calcext:value-type="float">
            <text:p>18570823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 /Śobcżak/ służąca</text:p>
          </table:table-cell>
          <table:table-cell office:value-type="string" calcext:value-type="string">
            <text:p>Joannes /Szeżechoski/</text:p>
          </table:table-cell>
          <table:table-cell office:value-type="string" calcext:value-type="string">
            <text:p>Catharina /Pioterek/</text:p>
          </table:table-cell>
          <table:table-cell office:value-type="float" office:value="18570821" calcext:value-type="float">
            <text:p>1857082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1" calcext:value-type="float">
            <text:p>101</text:p>
          </table:table-cell>
          <table:table-cell office:value-type="float" office:value="18570823" calcext:value-type="float">
            <text:p>185708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lena</text:p>
          </table:table-cell>
          <table:table-cell office:value-type="string" calcext:value-type="string">
            <text:p>Andreas /Dobrzynski/ komornik</text:p>
          </table:table-cell>
          <table:table-cell office:value-type="string" calcext:value-type="string">
            <text:p>Agnes /Wisnieska/</text:p>
          </table:table-cell>
          <table:table-cell office:value-type="string" calcext:value-type="string">
            <text:p>Stanislaus /Dobrzynski/</text:p>
          </table:table-cell>
          <table:table-cell office:value-type="string" calcext:value-type="string">
            <text:p>Josepha /Wichłacz/</text:p>
          </table:table-cell>
          <table:table-cell office:value-type="float" office:value="18570821" calcext:value-type="float">
            <text:p>1857082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1" calcext:value-type="float">
            <text:p>101</text:p>
          </table:table-cell>
          <table:table-cell office:value-type="float" office:value="18570902" calcext:value-type="float">
            <text:p>18570902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łomi /Bielski/ wyrobnik</text:p>
          </table:table-cell>
          <table:table-cell office:value-type="string" calcext:value-type="string">
            <text:p>Maryanna /Nowak/</text:p>
          </table:table-cell>
          <table:table-cell office:value-type="string" calcext:value-type="string">
            <text:p>Walenty /Mnich/</text:p>
          </table:table-cell>
          <table:table-cell office:value-type="string" calcext:value-type="string">
            <text:p>Maryanna /Mnich/</text:p>
          </table:table-cell>
          <table:table-cell office:value-type="float" office:value="18570826" calcext:value-type="float">
            <text:p>1857082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1" calcext:value-type="float">
            <text:p>101</text:p>
          </table:table-cell>
          <table:table-cell office:value-type="float" office:value="18570902" calcext:value-type="float">
            <text:p>18570902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gnacy /Adamski/ gospodarz</text:p>
          </table:table-cell>
          <table:table-cell office:value-type="string" calcext:value-type="string">
            <text:p>Anna /Żielenska/</text:p>
          </table:table-cell>
          <table:table-cell office:value-type="string" calcext:value-type="string">
            <text:p>Jozef /Machikoski/</text:p>
          </table:table-cell>
          <table:table-cell office:value-type="string" calcext:value-type="string">
            <text:p>Katarzyna /Kusż/</text:p>
          </table:table-cell>
          <table:table-cell office:value-type="float" office:value="18570830" calcext:value-type="float">
            <text:p>1857083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1" calcext:value-type="float">
            <text:p>101</text:p>
          </table:table-cell>
          <table:table-cell office:value-type="float" office:value="18570903" calcext:value-type="float">
            <text:p>18570903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łina</text:p>
          </table:table-cell>
          <table:table-cell office:value-type="string" calcext:value-type="string">
            <text:p>Andrzyi /Pioterek/ komornik</text:p>
          </table:table-cell>
          <table:table-cell office:value-type="string" calcext:value-type="string">
            <text:p>Barbara /Kliszeska/</text:p>
          </table:table-cell>
          <table:table-cell office:value-type="string" calcext:value-type="string">
            <text:p>Michał /Przybył/</text:p>
          </table:table-cell>
          <table:table-cell office:value-type="string" calcext:value-type="string">
            <text:p>Katarzyna /Pioterek/</text:p>
          </table:table-cell>
          <table:table-cell office:value-type="float" office:value="18570830" calcext:value-type="float">
            <text:p>1857083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1" calcext:value-type="float">
            <text:p>101</text:p>
          </table:table-cell>
          <table:table-cell office:value-type="float" office:value="18570907" calcext:value-type="float">
            <text:p>185709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Matthei /Swiątkoski/ komornik</text:p>
          </table:table-cell>
          <table:table-cell office:value-type="string" calcext:value-type="string">
            <text:p>Josepha /Frycżynska/</text:p>
          </table:table-cell>
          <table:table-cell office:value-type="string" calcext:value-type="string">
            <text:p>Andrzyi /Żielinski/</text:p>
          </table:table-cell>
          <table:table-cell office:value-type="string" calcext:value-type="string">
            <text:p>Francisca /Napierala/</text:p>
          </table:table-cell>
          <table:table-cell office:value-type="float" office:value="18570901" calcext:value-type="float">
            <text:p>1857090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1" calcext:value-type="float">
            <text:p>101</text:p>
          </table:table-cell>
          <table:table-cell office:value-type="float" office:value="18570907" calcext:value-type="float">
            <text:p>1857090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Gaspar /Frasż/ komornik</text:p>
          </table:table-cell>
          <table:table-cell office:value-type="string" calcext:value-type="string">
            <text:p>Maryanna /Łupacż/</text:p>
          </table:table-cell>
          <table:table-cell office:value-type="string" calcext:value-type="string">
            <text:p>Petrus /Łukomski/</text:p>
          </table:table-cell>
          <table:table-cell office:value-type="string" calcext:value-type="string">
            <text:p>Anna /Kalczynska/</text:p>
          </table:table-cell>
          <table:table-cell office:value-type="float" office:value="18570904" calcext:value-type="float">
            <text:p>1857090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1" calcext:value-type="float">
            <text:p>101</text:p>
          </table:table-cell>
          <table:table-cell office:value-type="float" office:value="18570906" calcext:value-type="float">
            <text:p>185709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etrus /Łukomski/ komornik</text:p>
          </table:table-cell>
          <table:table-cell office:value-type="string" calcext:value-type="string">
            <text:p>Francisca /Janowiak/</text:p>
          </table:table-cell>
          <table:table-cell office:value-type="string" calcext:value-type="string">
            <text:p>Simon /Głon/</text:p>
          </table:table-cell>
          <table:table-cell office:value-type="string" calcext:value-type="string">
            <text:p>Salomeja /Janoska/</text:p>
          </table:table-cell>
          <table:table-cell office:value-type="float" office:value="18570906" calcext:value-type="float">
            <text:p>1857090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1" calcext:value-type="float">
            <text:p>101</text:p>
          </table:table-cell>
          <table:table-cell office:value-type="float" office:value="18570908" calcext:value-type="float">
            <text:p>185709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dreas /Mnichowski/ incola</text:p>
          </table:table-cell>
          <table:table-cell office:value-type="string" calcext:value-type="string">
            <text:p>Marianna /Komassa/</text:p>
          </table:table-cell>
          <table:table-cell office:value-type="string" calcext:value-type="string">
            <text:p>Sebastianus /Rumanski/</text:p>
          </table:table-cell>
          <table:table-cell office:value-type="string" calcext:value-type="string">
            <text:p>Marianna /Jankiewicż/</text:p>
          </table:table-cell>
          <table:table-cell office:value-type="float" office:value="18570907" calcext:value-type="float">
            <text:p>18570907</text:p>
          </table:table-cell>
          <table:table-cell/>
        </table:table-row>
        <table:table-row table:style-name="ro1">
          <table:table-cell office:value-type="float" office:value="2125674" calcext:value-type="float">
            <text:p>2125674</text:p>
          </table:table-cell>
          <table:table-cell office:value-type="float" office:value="102" calcext:value-type="float">
            <text:p>102</text:p>
          </table:table-cell>
          <table:table-cell office:value-type="float" office:value="18570905" calcext:value-type="float">
            <text:p>185709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roski/ parobek</text:p>
          </table:table-cell>
          <table:table-cell office:value-type="string" calcext:value-type="string">
            <text:p>Catharina /Bujarska/</text:p>
          </table:table-cell>
          <table:table-cell office:value-type="string" calcext:value-type="string">
            <text:p>Joannes /Kubasiak/</text:p>
          </table:table-cell>
          <table:table-cell office:value-type="string" calcext:value-type="string">
            <text:p>Marianna /Chankiewska/</text:p>
          </table:table-cell>
          <table:table-cell office:value-type="float" office:value="18570905" calcext:value-type="float">
            <text:p>1857090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2" calcext:value-type="float">
            <text:p>102</text:p>
          </table:table-cell>
          <table:table-cell office:value-type="float" office:value="18570913" calcext:value-type="float">
            <text:p>18570913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Valentinus /Jozwiak/</text:p>
          </table:table-cell>
          <table:table-cell office:value-type="string" calcext:value-type="string">
            <text:p>Marianna /Janoska/</text:p>
          </table:table-cell>
          <table:table-cell office:value-type="string" calcext:value-type="string">
            <text:p>Simon /Zmudziński/</text:p>
          </table:table-cell>
          <table:table-cell office:value-type="string" calcext:value-type="string">
            <text:p>Josepha /Fydrych/</text:p>
          </table:table-cell>
          <table:table-cell office:value-type="float" office:value="18570913" calcext:value-type="float">
            <text:p>1857091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2" calcext:value-type="float">
            <text:p>102</text:p>
          </table:table-cell>
          <table:table-cell office:value-type="float" office:value="18570927" calcext:value-type="float">
            <text:p>18570927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eronica</text:p>
          </table:table-cell>
          <table:table-cell office:value-type="string" calcext:value-type="string">
            <text:p>Solivar /Tszebny/ wyrobnik</text:p>
          </table:table-cell>
          <table:table-cell office:value-type="string" calcext:value-type="string">
            <text:p>Marianna /Kusż/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garetha /Andrzejeska/</text:p>
          </table:table-cell>
          <table:table-cell office:value-type="float" office:value="18570927" calcext:value-type="float">
            <text:p>1857092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2" calcext:value-type="float">
            <text:p>102</text:p>
          </table:table-cell>
          <table:table-cell office:value-type="float" office:value="18570927" calcext:value-type="float">
            <text:p>18570927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n /Gwid/ wyrobnik</text:p>
          </table:table-cell>
          <table:table-cell office:value-type="string" calcext:value-type="string">
            <text:p>Rosalia /Osińska/</text:p>
          </table:table-cell>
          <table:table-cell office:value-type="string" calcext:value-type="string">
            <text:p>Joannes /Osiński/</text:p>
          </table:table-cell>
          <table:table-cell office:value-type="string" calcext:value-type="string">
            <text:p>Marianna /Sultak/</text:p>
          </table:table-cell>
          <table:table-cell office:value-type="float" office:value="18570927" calcext:value-type="float">
            <text:p>1857092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2" calcext:value-type="float">
            <text:p>102</text:p>
          </table:table-cell>
          <table:table-cell office:value-type="float" office:value="18570920" calcext:value-type="float">
            <text:p>185709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chaelina</text:p>
          </table:table-cell>
          <table:table-cell office:value-type="string" calcext:value-type="string">
            <text:p>Martinus /Stuchoski/ komornik</text:p>
          </table:table-cell>
          <table:table-cell office:value-type="string" calcext:value-type="string">
            <text:p>Rosalia /Dybalska/</text:p>
          </table:table-cell>
          <table:table-cell office:value-type="string" calcext:value-type="string">
            <text:p>Joannes /Kusniacz/</text:p>
          </table:table-cell>
          <table:table-cell office:value-type="string" calcext:value-type="string">
            <text:p>Catharina /Labusżeska/</text:p>
          </table:table-cell>
          <table:table-cell office:value-type="float" office:value="18570908" calcext:value-type="float">
            <text:p>1857090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2" calcext:value-type="float">
            <text:p>102</text:p>
          </table:table-cell>
          <table:table-cell office:value-type="float" office:value="18571003" calcext:value-type="float">
            <text:p>18571003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dovica</text:p>
          </table:table-cell>
          <table:table-cell office:value-type="string" calcext:value-type="string">
            <text:p>Valentinus /Sobalinski/ wyrobnik</text:p>
          </table:table-cell>
          <table:table-cell office:value-type="string" calcext:value-type="string">
            <text:p>Francisca /Przybylska/</text:p>
          </table:table-cell>
          <table:table-cell office:value-type="string" calcext:value-type="string">
            <text:p>Adalbertus /Mnichoski/</text:p>
          </table:table-cell>
          <table:table-cell office:value-type="string" calcext:value-type="string">
            <text:p>Marianna /Mnichoska/</text:p>
          </table:table-cell>
          <table:table-cell office:value-type="float" office:value="18570928" calcext:value-type="float">
            <text:p>1857092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2" calcext:value-type="float">
            <text:p>102</text:p>
          </table:table-cell>
          <table:table-cell office:value-type="float" office:value="18571003" calcext:value-type="float">
            <text:p>18571003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Wiecżorek/ incola</text:p>
          </table:table-cell>
          <table:table-cell office:value-type="string" calcext:value-type="string">
            <text:p>Catharina /Stachowiak/</text:p>
          </table:table-cell>
          <table:table-cell office:value-type="string" calcext:value-type="string">
            <text:p>Michael /Kusż/</text:p>
          </table:table-cell>
          <table:table-cell office:value-type="string" calcext:value-type="string">
            <text:p>Hedvigis /Mnichoska/</text:p>
          </table:table-cell>
          <table:table-cell office:value-type="float" office:value="18570930" calcext:value-type="float">
            <text:p>1857093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2" calcext:value-type="float">
            <text:p>102</text:p>
          </table:table-cell>
          <table:table-cell office:value-type="float" office:value="18571010" calcext:value-type="float">
            <text:p>1857101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Franciscus /Rumel/ parobek</text:p>
          </table:table-cell>
          <table:table-cell office:value-type="string" calcext:value-type="string">
            <text:p>Marianna /Żotnierka/</text:p>
          </table:table-cell>
          <table:table-cell office:value-type="string" calcext:value-type="string">
            <text:p>Andreas /Dobrzynski/</text:p>
          </table:table-cell>
          <table:table-cell office:value-type="string" calcext:value-type="string">
            <text:p>Marianna /Żotnierka/</text:p>
          </table:table-cell>
          <table:table-cell office:value-type="float" office:value="18571010" calcext:value-type="float">
            <text:p>1857101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2" calcext:value-type="float">
            <text:p>102</text:p>
          </table:table-cell>
          <table:table-cell office:value-type="float" office:value="18571016" calcext:value-type="float">
            <text:p>185710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Szydłoski/</text:p>
          </table:table-cell>
          <table:table-cell office:value-type="string" calcext:value-type="string">
            <text:p>Catharina /Strzelecka/</text:p>
          </table:table-cell>
          <table:table-cell office:value-type="string" calcext:value-type="string">
            <text:p>Valentinus /Tobolski/</text:p>
          </table:table-cell>
          <table:table-cell office:value-type="string" calcext:value-type="string">
            <text:p>Barbara /Strzełecka/</text:p>
          </table:table-cell>
          <table:table-cell office:value-type="float" office:value="18571013" calcext:value-type="float">
            <text:p>1857101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2" calcext:value-type="float">
            <text:p>102</text:p>
          </table:table-cell>
          <table:table-cell office:value-type="float" office:value="18571018" calcext:value-type="float">
            <text:p>1857101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dalbertus /Witucki/ wyrobnik</text:p>
          </table:table-cell>
          <table:table-cell office:value-type="string" calcext:value-type="string">
            <text:p>Margaretha /Frydrych/</text:p>
          </table:table-cell>
          <table:table-cell office:value-type="string" calcext:value-type="string">
            <text:p>Ignatius /Wytucki/</text:p>
          </table:table-cell>
          <table:table-cell office:value-type="string" calcext:value-type="string">
            <text:p>Justina /Fydrych/</text:p>
          </table:table-cell>
          <table:table-cell office:value-type="float" office:value="18571015" calcext:value-type="float">
            <text:p>1857101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2" calcext:value-type="float">
            <text:p>102</text:p>
          </table:table-cell>
          <table:table-cell office:value-type="float" office:value="18571020" calcext:value-type="float">
            <text:p>1857102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 /Kujawa/ wyrobnik</text:p>
          </table:table-cell>
          <table:table-cell office:value-type="string" calcext:value-type="string">
            <text:p>Marianna /Gorska/</text:p>
          </table:table-cell>
          <table:table-cell office:value-type="string" calcext:value-type="string">
            <text:p>Valentinus /Gorski/</text:p>
          </table:table-cell>
          <table:table-cell office:value-type="string" calcext:value-type="string">
            <text:p>Agnes Kujawa</text:p>
          </table:table-cell>
          <table:table-cell office:value-type="float" office:value="18571018" calcext:value-type="float">
            <text:p>1857101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2" calcext:value-type="float">
            <text:p>102</text:p>
          </table:table-cell>
          <table:table-cell office:value-type="float" office:value="18571020" calcext:value-type="float">
            <text:p>1857102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</text:p>
          </table:table-cell>
          <table:table-cell office:value-type="string" calcext:value-type="string">
            <text:p>Adalbertus /Michalak/</text:p>
          </table:table-cell>
          <table:table-cell office:value-type="string" calcext:value-type="string">
            <text:p>Scholatica /Dolasionka/</text:p>
          </table:table-cell>
          <table:table-cell office:value-type="string" calcext:value-type="string">
            <text:p>Martinus /Strzelicki/</text:p>
          </table:table-cell>
          <table:table-cell office:value-type="string" calcext:value-type="string">
            <text:p>Agnes /Banasżka/</text:p>
          </table:table-cell>
          <table:table-cell office:value-type="float" office:value="18571018" calcext:value-type="float">
            <text:p>1857101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2" calcext:value-type="float">
            <text:p>102</text:p>
          </table:table-cell>
          <table:table-cell office:value-type="float" office:value="18571022" calcext:value-type="float">
            <text:p>18571022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/Jarzynski/ wyrobnik</text:p>
          </table:table-cell>
          <table:table-cell office:value-type="string" calcext:value-type="string">
            <text:p>Josepha /Janowiak/</text:p>
          </table:table-cell>
          <table:table-cell office:value-type="string" calcext:value-type="string">
            <text:p>Valentinus /Mroz/</text:p>
          </table:table-cell>
          <table:table-cell office:value-type="string" calcext:value-type="string">
            <text:p>Marianna /Kujawa/</text:p>
          </table:table-cell>
          <table:table-cell office:value-type="float" office:value="18571022" calcext:value-type="float">
            <text:p>1857102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2" calcext:value-type="float">
            <text:p>102</text:p>
          </table:table-cell>
          <table:table-cell office:value-type="float" office:value="18571103" calcext:value-type="float">
            <text:p>1857110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Gottlieb /Kranza/</text:p>
          </table:table-cell>
          <table:table-cell office:value-type="string" calcext:value-type="string">
            <text:p>Justina /Kranz/</text:p>
          </table:table-cell>
          <table:table-cell office:value-type="string" calcext:value-type="string">
            <text:p>Franciscus /Mysżka/</text:p>
          </table:table-cell>
          <table:table-cell office:value-type="string" calcext:value-type="string">
            <text:p>Agnes /Banach/</text:p>
          </table:table-cell>
          <table:table-cell office:value-type="float" office:value="18571030" calcext:value-type="float">
            <text:p>1857103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2" calcext:value-type="float">
            <text:p>102</text:p>
          </table:table-cell>
          <table:table-cell office:value-type="float" office:value="18571103" calcext:value-type="float">
            <text:p>185711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Śimon</text:p>
          </table:table-cell>
          <table:table-cell office:value-type="string" calcext:value-type="string">
            <text:p>Valentinus /Pawlak/</text:p>
          </table:table-cell>
          <table:table-cell office:value-type="string" calcext:value-type="string">
            <text:p>Antonina /Wisotoska/</text:p>
          </table:table-cell>
          <table:table-cell office:value-type="string" calcext:value-type="string">
            <text:p>Martinus /Lewandoski/</text:p>
          </table:table-cell>
          <table:table-cell office:value-type="string" calcext:value-type="string">
            <text:p>Albertina /Ulatoska/</text:p>
          </table:table-cell>
          <table:table-cell office:value-type="float" office:value="18571101" calcext:value-type="float">
            <text:p>1857110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2" calcext:value-type="float">
            <text:p>102</text:p>
          </table:table-cell>
          <table:table-cell office:value-type="float" office:value="18571106" calcext:value-type="float">
            <text:p>1857110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Łukas</text:p>
          </table:table-cell>
          <table:table-cell office:value-type="string" calcext:value-type="string">
            <text:p>Casimirus /Dudek/</text:p>
          </table:table-cell>
          <table:table-cell office:value-type="string" calcext:value-type="string">
            <text:p>Josepha /Brzeźińska/</text:p>
          </table:table-cell>
          <table:table-cell office:value-type="string" calcext:value-type="string">
            <text:p>Josephus /Swierhoski/</text:p>
          </table:table-cell>
          <table:table-cell office:value-type="string" calcext:value-type="string">
            <text:p>Constantia /Pawlak/</text:p>
          </table:table-cell>
          <table:table-cell office:value-type="float" office:value="18571103" calcext:value-type="float">
            <text:p>1857110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2" calcext:value-type="float">
            <text:p>102</text:p>
          </table:table-cell>
          <table:table-cell office:value-type="float" office:value="18571108" calcext:value-type="float">
            <text:p>1857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Simon /Katulski/ komornik</text:p>
          </table:table-cell>
          <table:table-cell office:value-type="string" calcext:value-type="string">
            <text:p>Marianna /Sniadecka/</text:p>
          </table:table-cell>
          <table:table-cell office:value-type="string" calcext:value-type="string">
            <text:p>Valentinus /Palusiak/</text:p>
          </table:table-cell>
          <table:table-cell office:value-type="string" calcext:value-type="string">
            <text:p>Michalena /Tefelska/</text:p>
          </table:table-cell>
          <table:table-cell office:value-type="float" office:value="18571108" calcext:value-type="float">
            <text:p>1857110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2" calcext:value-type="float">
            <text:p>102</text:p>
          </table:table-cell>
          <table:table-cell office:value-type="float" office:value="18571116" calcext:value-type="float">
            <text:p>18571116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Dębski/ owcżak</text:p>
          </table:table-cell>
          <table:table-cell office:value-type="string" calcext:value-type="string">
            <text:p>Michalena /Bielska/</text:p>
          </table:table-cell>
          <table:table-cell office:value-type="string" calcext:value-type="string">
            <text:p>Franciscus /Gwid/</text:p>
          </table:table-cell>
          <table:table-cell office:value-type="string" calcext:value-type="string">
            <text:p>Anna /Dębska/</text:p>
          </table:table-cell>
          <table:table-cell office:value-type="float" office:value="18571115" calcext:value-type="float">
            <text:p>1857111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3" calcext:value-type="float">
            <text:p>103</text:p>
          </table:table-cell>
          <table:table-cell office:value-type="float" office:value="18571116" calcext:value-type="float">
            <text:p>18571116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Constantius /Zamiar/ incola</text:p>
          </table:table-cell>
          <table:table-cell office:value-type="string" calcext:value-type="string">
            <text:p>Antonina /Łayirska/</text:p>
          </table:table-cell>
          <table:table-cell office:value-type="string" calcext:value-type="string">
            <text:p>Jacobus /Kazmirski/</text:p>
          </table:table-cell>
          <table:table-cell office:value-type="string" calcext:value-type="string">
            <text:p>Theophila /Łayirska/</text:p>
          </table:table-cell>
          <table:table-cell office:value-type="float" office:value="18571112" calcext:value-type="float">
            <text:p>1857111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3" calcext:value-type="float">
            <text:p>103</text:p>
          </table:table-cell>
          <table:table-cell office:value-type="float" office:value="18571116" calcext:value-type="float">
            <text:p>1857111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/Bussa/ komornik</text:p>
          </table:table-cell>
          <table:table-cell office:value-type="string" calcext:value-type="string">
            <text:p>Josepha /Grochowiak/</text:p>
          </table:table-cell>
          <table:table-cell office:value-type="string" calcext:value-type="string">
            <text:p>Thomas /Nowiak/</text:p>
          </table:table-cell>
          <table:table-cell office:value-type="string" calcext:value-type="string">
            <text:p>Catharina /Dębna/</text:p>
          </table:table-cell>
          <table:table-cell office:value-type="float" office:value="18571113" calcext:value-type="float">
            <text:p>1857111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3" calcext:value-type="float">
            <text:p>103</text:p>
          </table:table-cell>
          <table:table-cell office:value-type="float" office:value="18571115" calcext:value-type="float">
            <text:p>1857111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Żiemkiewicż/ komornik</text:p>
          </table:table-cell>
          <table:table-cell office:value-type="string" calcext:value-type="string">
            <text:p>Catharina /Nowak/</text:p>
          </table:table-cell>
          <table:table-cell office:value-type="string" calcext:value-type="string">
            <text:p>Josep /Banack/</text:p>
          </table:table-cell>
          <table:table-cell office:value-type="string" calcext:value-type="string">
            <text:p>Anna /Dobrzynska/</text:p>
          </table:table-cell>
          <table:table-cell office:value-type="float" office:value="18571112" calcext:value-type="float">
            <text:p>1857111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3" calcext:value-type="float">
            <text:p>103</text:p>
          </table:table-cell>
          <table:table-cell office:value-type="float" office:value="18571115" calcext:value-type="float">
            <text:p>185711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atarzyna</text:p>
          </table:table-cell>
          <table:table-cell office:value-type="string" calcext:value-type="string">
            <text:p>Andrzyi /Smucżynksi/ komornik</text:p>
          </table:table-cell>
          <table:table-cell office:value-type="string" calcext:value-type="string">
            <text:p>Marianna /Krzewińska/</text:p>
          </table:table-cell>
          <table:table-cell table:number-columns-repeated="2"/>
          <table:table-cell office:value-type="float" office:value="18571111" calcext:value-type="float">
            <text:p>1857111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3" calcext:value-type="float">
            <text:p>103</text:p>
          </table:table-cell>
          <table:table-cell office:value-type="float" office:value="18571122" calcext:value-type="float">
            <text:p>1857112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Wozniak/</text:p>
          </table:table-cell>
          <table:table-cell office:value-type="string" calcext:value-type="string">
            <text:p>Margaretha /Knaś/</text:p>
          </table:table-cell>
          <table:table-cell office:value-type="string" calcext:value-type="string">
            <text:p>Laurentius /Kędziora/</text:p>
          </table:table-cell>
          <table:table-cell office:value-type="string" calcext:value-type="string">
            <text:p>Marianna /Charkowa/</text:p>
          </table:table-cell>
          <table:table-cell office:value-type="float" office:value="18571116" calcext:value-type="float">
            <text:p>1857111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3" calcext:value-type="float">
            <text:p>103</text:p>
          </table:table-cell>
          <table:table-cell office:value-type="float" office:value="18571122" calcext:value-type="float">
            <text:p>1857112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ecilia</text:p>
          </table:table-cell>
          <table:table-cell office:value-type="string" calcext:value-type="string">
            <text:p>Jacobus /Grzechowiak/</text:p>
          </table:table-cell>
          <table:table-cell office:value-type="string" calcext:value-type="string">
            <text:p>Catharina /Mankoska/</text:p>
          </table:table-cell>
          <table:table-cell office:value-type="string" calcext:value-type="string">
            <text:p>Jacobus /Smigiel/</text:p>
          </table:table-cell>
          <table:table-cell office:value-type="string" calcext:value-type="string">
            <text:p>Francisca /Gołębinska/</text:p>
          </table:table-cell>
          <table:table-cell office:value-type="float" office:value="18571116" calcext:value-type="float">
            <text:p>1857111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3" calcext:value-type="float">
            <text:p>103</text:p>
          </table:table-cell>
          <table:table-cell office:value-type="float" office:value="18571122" calcext:value-type="float">
            <text:p>185711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Stanislaus /Chejimski/ parobek</text:p>
          </table:table-cell>
          <table:table-cell office:value-type="string" calcext:value-type="string">
            <text:p>Victoria /Jankiewicż/</text:p>
          </table:table-cell>
          <table:table-cell office:value-type="string" calcext:value-type="string">
            <text:p>Valentinus /Wisnieski/</text:p>
          </table:table-cell>
          <table:table-cell office:value-type="string" calcext:value-type="string">
            <text:p>Hedvigis /Bruszkiewicż/</text:p>
          </table:table-cell>
          <table:table-cell office:value-type="float" office:value="18571115" calcext:value-type="float">
            <text:p>1857111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3" calcext:value-type="float">
            <text:p>103</text:p>
          </table:table-cell>
          <table:table-cell office:value-type="float" office:value="18571122" calcext:value-type="float">
            <text:p>185711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Nowicki/ fornal</text:p>
          </table:table-cell>
          <table:table-cell office:value-type="string" calcext:value-type="string">
            <text:p>Marianna /Prędkoska/</text:p>
          </table:table-cell>
          <table:table-cell office:value-type="string" calcext:value-type="string">
            <text:p>Valentinus /Mańkoski/</text:p>
          </table:table-cell>
          <table:table-cell office:value-type="string" calcext:value-type="string">
            <text:p>Josepha /Gęsinska/</text:p>
          </table:table-cell>
          <table:table-cell office:value-type="float" office:value="18571121" calcext:value-type="float">
            <text:p>1857112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3" calcext:value-type="float">
            <text:p>103</text:p>
          </table:table-cell>
          <table:table-cell office:value-type="float" office:value="18571124" calcext:value-type="float">
            <text:p>185711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 /Wozny/ komornik</text:p>
          </table:table-cell>
          <table:table-cell office:value-type="string" calcext:value-type="string">
            <text:p>Anna /Szcżechoska/</text:p>
          </table:table-cell>
          <table:table-cell office:value-type="string" calcext:value-type="string">
            <text:p>Jożef /Wozny/</text:p>
          </table:table-cell>
          <table:table-cell office:value-type="string" calcext:value-type="string">
            <text:p>illegible /Szcżuchoska/</text:p>
          </table:table-cell>
          <table:table-cell office:value-type="float" office:value="18571121" calcext:value-type="float">
            <text:p>1857112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3" calcext:value-type="float">
            <text:p>103</text:p>
          </table:table-cell>
          <table:table-cell office:value-type="float" office:value="18571129" calcext:value-type="float">
            <text:p>185711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zyi</text:p>
          </table:table-cell>
          <table:table-cell office:value-type="string" calcext:value-type="string">
            <text:p>Thomas /Żielinski/ komornik</text:p>
          </table:table-cell>
          <table:table-cell office:value-type="string" calcext:value-type="string">
            <text:p>Francisca /Katulska/</text:p>
          </table:table-cell>
          <table:table-cell office:value-type="string" calcext:value-type="string">
            <text:p>Martinus /Armata/</text:p>
          </table:table-cell>
          <table:table-cell office:value-type="string" calcext:value-type="string">
            <text:p>Marianna /Mnichoska/</text:p>
          </table:table-cell>
          <table:table-cell office:value-type="float" office:value="18571123" calcext:value-type="float">
            <text:p>1857112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3" calcext:value-type="float">
            <text:p>103</text:p>
          </table:table-cell>
          <table:table-cell office:value-type="float" office:value="18571129" calcext:value-type="float">
            <text:p>18571129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Kazmiercżak/ incola</text:p>
          </table:table-cell>
          <table:table-cell office:value-type="string" calcext:value-type="string">
            <text:p>Helena /Kilinska/</text:p>
          </table:table-cell>
          <table:table-cell office:value-type="string" calcext:value-type="string">
            <text:p>Franciscus /Kazmiercżak/</text:p>
          </table:table-cell>
          <table:table-cell office:value-type="string" calcext:value-type="string">
            <text:p>Antonina /Żamiar/</text:p>
          </table:table-cell>
          <table:table-cell office:value-type="float" office:value="18571126" calcext:value-type="float">
            <text:p>1857112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3" calcext:value-type="float">
            <text:p>103</text:p>
          </table:table-cell>
          <table:table-cell office:value-type="float" office:value="18571129" calcext:value-type="float">
            <text:p>18571129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Franciscus /Głowski/ wyrobek</text:p>
          </table:table-cell>
          <table:table-cell office:value-type="string" calcext:value-type="string">
            <text:p>Antonina /Palusżynska/</text:p>
          </table:table-cell>
          <table:table-cell office:value-type="string" calcext:value-type="string">
            <text:p>Mathias /Cżajkoski/</text:p>
          </table:table-cell>
          <table:table-cell office:value-type="string" calcext:value-type="string">
            <text:p>Anna /Derezińska/</text:p>
          </table:table-cell>
          <table:table-cell office:value-type="float" office:value="18571118" calcext:value-type="float">
            <text:p>1857111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3" calcext:value-type="float">
            <text:p>103</text:p>
          </table:table-cell>
          <table:table-cell office:value-type="float" office:value="18571208" calcext:value-type="float">
            <text:p>1857120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lthasar /Przybylski/ komornik</text:p>
          </table:table-cell>
          <table:table-cell office:value-type="string" calcext:value-type="string">
            <text:p>Agnes /Gogolińska/</text:p>
          </table:table-cell>
          <table:table-cell office:value-type="string" calcext:value-type="string">
            <text:p>Ignatius /Adamski/</text:p>
          </table:table-cell>
          <table:table-cell office:value-type="string" calcext:value-type="string">
            <text:p>Helena /Łukomska/</text:p>
          </table:table-cell>
          <table:table-cell office:value-type="float" office:value="18571203" calcext:value-type="float">
            <text:p>1857120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3" calcext:value-type="float">
            <text:p>103</text:p>
          </table:table-cell>
          <table:table-cell office:value-type="float" office:value="18571218" calcext:value-type="float">
            <text:p>1857121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Joannes /Mniński/ komornik</text:p>
          </table:table-cell>
          <table:table-cell office:value-type="string" calcext:value-type="string">
            <text:p>Marianna /Laskoska/</text:p>
          </table:table-cell>
          <table:table-cell office:value-type="string" calcext:value-type="string">
            <text:p>Boguslaus /Golichoski/</text:p>
          </table:table-cell>
          <table:table-cell office:value-type="string" calcext:value-type="string">
            <text:p>Anna /Markiewicż/</text:p>
          </table:table-cell>
          <table:table-cell office:value-type="float" office:value="18571215" calcext:value-type="float">
            <text:p>1857121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3" calcext:value-type="float">
            <text:p>103</text:p>
          </table:table-cell>
          <table:table-cell office:value-type="float" office:value="18571218" calcext:value-type="float">
            <text:p>1857121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</text:p>
          </table:table-cell>
          <table:table-cell office:value-type="string" calcext:value-type="string">
            <text:p>Adalbertus /Kurek/ komornik</text:p>
          </table:table-cell>
          <table:table-cell office:value-type="string" calcext:value-type="string">
            <text:p>Francisca /Lewandoska/</text:p>
          </table:table-cell>
          <table:table-cell office:value-type="string" calcext:value-type="string">
            <text:p>Josephus /Żielinski/</text:p>
          </table:table-cell>
          <table:table-cell office:value-type="string" calcext:value-type="string">
            <text:p>Josepha /Jarocka/</text:p>
          </table:table-cell>
          <table:table-cell office:value-type="float" office:value="18571215" calcext:value-type="float">
            <text:p>1857121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3" calcext:value-type="float">
            <text:p>103</text:p>
          </table:table-cell>
          <table:table-cell office:value-type="float" office:value="18571221" calcext:value-type="float">
            <text:p>185712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 /Przybylinski/ parobek</text:p>
          </table:table-cell>
          <table:table-cell office:value-type="string" calcext:value-type="string">
            <text:p>Anastasia /Kuklejska/</text:p>
          </table:table-cell>
          <table:table-cell office:value-type="string" calcext:value-type="string">
            <text:p>Ignatius /Mnichoski/</text:p>
          </table:table-cell>
          <table:table-cell office:value-type="string" calcext:value-type="string">
            <text:p>Josepha /Jarocka/</text:p>
          </table:table-cell>
          <table:table-cell office:value-type="float" office:value="18571218" calcext:value-type="float">
            <text:p>1857121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3" calcext:value-type="float">
            <text:p>103</text:p>
          </table:table-cell>
          <table:table-cell office:value-type="float" office:value="18571229" calcext:value-type="float">
            <text:p>185712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Janowiak/ parobek</text:p>
          </table:table-cell>
          <table:table-cell office:value-type="string" calcext:value-type="string">
            <text:p>Catharina /Szcżechoska/</text:p>
          </table:table-cell>
          <table:table-cell office:value-type="string" calcext:value-type="string">
            <text:p>Michael /Szcżechoski/</text:p>
          </table:table-cell>
          <table:table-cell office:value-type="string" calcext:value-type="string">
            <text:p>Marianna /Oziminska/</text:p>
          </table:table-cell>
          <table:table-cell office:value-type="float" office:value="18571227" calcext:value-type="float">
            <text:p>1857122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3" calcext:value-type="float">
            <text:p>103</text:p>
          </table:table-cell>
          <table:table-cell office:value-type="float" office:value="18571229" calcext:value-type="float">
            <text:p>18571229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Valentinus /Zygulski/</text:p>
          </table:table-cell>
          <table:table-cell office:value-type="string" calcext:value-type="string">
            <text:p>Joanna /Wodzynska/</text:p>
          </table:table-cell>
          <table:table-cell office:value-type="string" calcext:value-type="string">
            <text:p>Franciscus /Szcżechoski/</text:p>
          </table:table-cell>
          <table:table-cell office:value-type="string" calcext:value-type="string">
            <text:p>Marianna /Mnichoska/</text:p>
          </table:table-cell>
          <table:table-cell office:value-type="float" office:value="18571226" calcext:value-type="float">
            <text:p>1857122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3" calcext:value-type="float">
            <text:p>103</text:p>
          </table:table-cell>
          <table:table-cell office:value-type="float" office:value="18580109" calcext:value-type="float">
            <text:p>18580109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acobus /Mikolski/</text:p>
          </table:table-cell>
          <table:table-cell office:value-type="string" calcext:value-type="string">
            <text:p>Margarita /Król/</text:p>
          </table:table-cell>
          <table:table-cell office:value-type="string" calcext:value-type="string">
            <text:p>Josephus /Mnichoski/</text:p>
          </table:table-cell>
          <table:table-cell office:value-type="string" calcext:value-type="string">
            <text:p>Anna /Żegulska/</text:p>
          </table:table-cell>
          <table:table-cell office:value-type="float" office:value="18580109" calcext:value-type="float">
            <text:p>18580109</text:p>
          </table:table-cell>
          <table:table-cell office:value-type="string" calcext:value-type="string">
            <text:p>inscriptum ex libello militari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3" calcext:value-type="float">
            <text:p>103</text:p>
          </table:table-cell>
          <table:table-cell office:value-type="float" office:value="18580110" calcext:value-type="float">
            <text:p>1858011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alentinus</text:p>
          </table:table-cell>
          <table:table-cell office:value-type="string" calcext:value-type="string">
            <text:p>Simonus /Żmudziński/ wyrobek</text:p>
          </table:table-cell>
          <table:table-cell office:value-type="string" calcext:value-type="string">
            <text:p>Anna /Skurcżeska/</text:p>
          </table:table-cell>
          <table:table-cell office:value-type="string" calcext:value-type="string">
            <text:p>Joseph /Janoski/</text:p>
          </table:table-cell>
          <table:table-cell office:value-type="string" calcext:value-type="string">
            <text:p>Marianna /Jozwiak/</text:p>
          </table:table-cell>
          <table:table-cell office:value-type="float" office:value="18580107" calcext:value-type="float">
            <text:p>1858010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3" calcext:value-type="float">
            <text:p>103</text:p>
          </table:table-cell>
          <table:table-cell office:value-type="float" office:value="18580110" calcext:value-type="float">
            <text:p>18580110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Simonus /Żmudziński/ wyrobek</text:p>
          </table:table-cell>
          <table:table-cell office:value-type="string" calcext:value-type="string">
            <text:p>Anna /Skurcżeska/</text:p>
          </table:table-cell>
          <table:table-cell office:value-type="string" calcext:value-type="string">
            <text:p>Joannes /Jozwiak/</text:p>
          </table:table-cell>
          <table:table-cell office:value-type="string" calcext:value-type="string">
            <text:p>Marianna</text:p>
          </table:table-cell>
          <table:table-cell office:value-type="float" office:value="18580102" calcext:value-type="float">
            <text:p>1858010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5" calcext:value-type="float">
            <text:p>105</text:p>
          </table:table-cell>
          <table:table-cell office:value-type="float" office:value="18580124" calcext:value-type="float">
            <text:p>18580124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onia</text:p>
          </table:table-cell>
          <table:table-cell office:value-type="string" calcext:value-type="string">
            <text:p>Stanislaus /Wrobleski/ wyrobek</text:p>
          </table:table-cell>
          <table:table-cell office:value-type="string" calcext:value-type="string">
            <text:p>Anna /Mnichoska/</text:p>
          </table:table-cell>
          <table:table-cell office:value-type="string" calcext:value-type="string">
            <text:p>Joannes /Nowakoski/</text:p>
          </table:table-cell>
          <table:table-cell office:value-type="string" calcext:value-type="string">
            <text:p>Agnes /Mnichoska/</text:p>
          </table:table-cell>
          <table:table-cell office:value-type="float" office:value="18580117" calcext:value-type="float">
            <text:p>1858011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5" calcext:value-type="float">
            <text:p>105</text:p>
          </table:table-cell>
          <table:table-cell office:value-type="float" office:value="18580208" calcext:value-type="float">
            <text:p>185802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/Kacżor/ wyrobek</text:p>
          </table:table-cell>
          <table:table-cell office:value-type="string" calcext:value-type="string">
            <text:p>Justina /Lewandoska/</text:p>
          </table:table-cell>
          <table:table-cell office:value-type="string" calcext:value-type="string">
            <text:p>Valentinus /Palusiak/</text:p>
          </table:table-cell>
          <table:table-cell office:value-type="string" calcext:value-type="string">
            <text:p>Susanna /Szymarek/</text:p>
          </table:table-cell>
          <table:table-cell office:value-type="float" office:value="18580126" calcext:value-type="float">
            <text:p>1858012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5" calcext:value-type="float">
            <text:p>105</text:p>
          </table:table-cell>
          <table:table-cell office:value-type="float" office:value="18580208" calcext:value-type="float">
            <text:p>185802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/Żamiar/ incola</text:p>
          </table:table-cell>
          <table:table-cell office:value-type="string" calcext:value-type="string">
            <text:p>Catharina /Żielinska/</text:p>
          </table:table-cell>
          <table:table-cell office:value-type="string" calcext:value-type="string">
            <text:p>Valentinus /Palusiak/</text:p>
          </table:table-cell>
          <table:table-cell office:value-type="string" calcext:value-type="string">
            <text:p>Agnes /Woźna/</text:p>
          </table:table-cell>
          <table:table-cell office:value-type="float" office:value="18580201" calcext:value-type="float">
            <text:p>1858020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5" calcext:value-type="float">
            <text:p>105</text:p>
          </table:table-cell>
          <table:table-cell office:value-type="float" office:value="18580208" calcext:value-type="float">
            <text:p>185802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 Adalbertus</text:p>
          </table:table-cell>
          <table:table-cell office:value-type="string" calcext:value-type="string">
            <text:p>Joseph /Gwid/ parobek</text:p>
          </table:table-cell>
          <table:table-cell office:value-type="string" calcext:value-type="string">
            <text:p>Josepha /Frasż/</text:p>
          </table:table-cell>
          <table:table-cell office:value-type="string" calcext:value-type="string">
            <text:p>Joannes /Brykacż/</text:p>
          </table:table-cell>
          <table:table-cell office:value-type="string" calcext:value-type="string">
            <text:p>Michalena /Tefelska/</text:p>
          </table:table-cell>
          <table:table-cell office:value-type="float" office:value="18580204" calcext:value-type="float">
            <text:p>1858020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5" calcext:value-type="float">
            <text:p>105</text:p>
          </table:table-cell>
          <table:table-cell office:value-type="float" office:value="18580213" calcext:value-type="float">
            <text:p>18580213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table:number-columns-repeated="4"/>
          <table:table-cell office:value-type="float" office:value="18580212" calcext:value-type="float">
            <text:p>1858021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5" calcext:value-type="float">
            <text:p>105</text:p>
          </table:table-cell>
          <table:table-cell office:value-type="float" office:value="18580220" calcext:value-type="float">
            <text:p>185802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dreas /Prochowiak/ parobek</text:p>
          </table:table-cell>
          <table:table-cell office:value-type="string" calcext:value-type="string">
            <text:p>Magdalena /Głon/</text:p>
          </table:table-cell>
          <table:table-cell office:value-type="string" calcext:value-type="string">
            <text:p>Stanislaus /Frasż/</text:p>
          </table:table-cell>
          <table:table-cell office:value-type="string" calcext:value-type="string">
            <text:p>Helena /Lukomska/</text:p>
          </table:table-cell>
          <table:table-cell office:value-type="float" office:value="18580206" calcext:value-type="float">
            <text:p>1858020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5" calcext:value-type="float">
            <text:p>105</text:p>
          </table:table-cell>
          <table:table-cell office:value-type="float" office:value="18580306" calcext:value-type="float">
            <text:p>1858030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annes /Kubasiak/ gospodarz</text:p>
          </table:table-cell>
          <table:table-cell office:value-type="string" calcext:value-type="string">
            <text:p>Marianna /Pawlak/</text:p>
          </table:table-cell>
          <table:table-cell table:number-columns-repeated="2"/>
          <table:table-cell office:value-type="float" office:value="18580305" calcext:value-type="float">
            <text:p>18580305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5" calcext:value-type="float">
            <text:p>105</text:p>
          </table:table-cell>
          <table:table-cell office:value-type="float" office:value="18580315" calcext:value-type="float">
            <text:p>18580315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</text:p>
          </table:table-cell>
          <table:table-cell office:value-type="string" calcext:value-type="string">
            <text:p>Thomas /Kusż/ </text:p>
          </table:table-cell>
          <table:table-cell office:value-type="string" calcext:value-type="string">
            <text:p>Francisca /Wozna/</text:p>
          </table:table-cell>
          <table:table-cell office:value-type="string" calcext:value-type="string">
            <text:p>Valentinus /Mnichoski/</text:p>
          </table:table-cell>
          <table:table-cell office:value-type="string" calcext:value-type="string">
            <text:p>Marianna /Mnich/</text:p>
          </table:table-cell>
          <table:table-cell office:value-type="float" office:value="18580309" calcext:value-type="float">
            <text:p>18580309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5" calcext:value-type="float">
            <text:p>105</text:p>
          </table:table-cell>
          <table:table-cell office:value-type="float" office:value="18580319" calcext:value-type="float">
            <text:p>1858031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dalbertus /Wojciechoski/ wyrobek</text:p>
          </table:table-cell>
          <table:table-cell office:value-type="string" calcext:value-type="string">
            <text:p>Marianna /Walkoska/</text:p>
          </table:table-cell>
          <table:table-cell office:value-type="string" calcext:value-type="string">
            <text:p>Franciscus /Szcżechoski/</text:p>
          </table:table-cell>
          <table:table-cell office:value-type="string" calcext:value-type="string">
            <text:p>Anna /Wozna/</text:p>
          </table:table-cell>
          <table:table-cell office:value-type="float" office:value="18580317" calcext:value-type="float">
            <text:p>1858031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5" calcext:value-type="float">
            <text:p>105</text:p>
          </table:table-cell>
          <table:table-cell office:value-type="float" office:value="18580321" calcext:value-type="float">
            <text:p>185803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Rysżka/ komornik</text:p>
          </table:table-cell>
          <table:table-cell office:value-type="string" calcext:value-type="string">
            <text:p>Magdalena /Woźna/</text:p>
          </table:table-cell>
          <table:table-cell office:value-type="string" calcext:value-type="string">
            <text:p>Joseph /Walkoski/</text:p>
          </table:table-cell>
          <table:table-cell office:value-type="string" calcext:value-type="string">
            <text:p>Josepha /Głąocka/</text:p>
          </table:table-cell>
          <table:table-cell office:value-type="float" office:value="18580317" calcext:value-type="float">
            <text:p>18580317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5" calcext:value-type="float">
            <text:p>105</text:p>
          </table:table-cell>
          <table:table-cell office:value-type="float" office:value="18580326" calcext:value-type="float">
            <text:p>185803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ichael /Jaworski/ komornik</text:p>
          </table:table-cell>
          <table:table-cell office:value-type="string" calcext:value-type="string">
            <text:p>Marianna /Biegańska/</text:p>
          </table:table-cell>
          <table:table-cell office:value-type="string" calcext:value-type="string">
            <text:p>Adamus /Jaworski/</text:p>
          </table:table-cell>
          <table:table-cell office:value-type="string" calcext:value-type="string">
            <text:p>Magdalena /Jaworska/</text:p>
          </table:table-cell>
          <table:table-cell office:value-type="float" office:value="18580326" calcext:value-type="float">
            <text:p>1858032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5" calcext:value-type="float">
            <text:p>105</text:p>
          </table:table-cell>
          <table:table-cell office:value-type="float" office:value="18580324" calcext:value-type="float">
            <text:p>18580324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Petrus /Kusż/ </text:p>
          </table:table-cell>
          <table:table-cell office:value-type="string" calcext:value-type="string">
            <text:p>Anna /Sżmaja/</text:p>
          </table:table-cell>
          <table:table-cell office:value-type="string" calcext:value-type="string">
            <text:p>Mathias /Cżajkoski/</text:p>
          </table:table-cell>
          <table:table-cell office:value-type="string" calcext:value-type="string">
            <text:p>Anna /Adamska/</text:p>
          </table:table-cell>
          <table:table-cell office:value-type="float" office:value="18580322" calcext:value-type="float">
            <text:p>1858032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5" calcext:value-type="float">
            <text:p>105</text:p>
          </table:table-cell>
          <table:table-cell office:value-type="float" office:value="18580405" calcext:value-type="float">
            <text:p>18580405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lianna</text:p>
          </table:table-cell>
          <table:table-cell table:number-columns-repeated="4"/>
          <table:table-cell office:value-type="float" office:value="18580401" calcext:value-type="float">
            <text:p>1858040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5" calcext:value-type="float">
            <text:p>105</text:p>
          </table:table-cell>
          <table:table-cell office:value-type="float" office:value="18580207" calcext:value-type="float">
            <text:p>185802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Kaczor/ operarius</text:p>
          </table:table-cell>
          <table:table-cell office:value-type="string" calcext:value-type="string">
            <text:p>Justina /Lajna/</text:p>
          </table:table-cell>
          <table:table-cell office:value-type="string" calcext:value-type="string">
            <text:p>Valentinus /Palusiak/</text:p>
          </table:table-cell>
          <table:table-cell office:value-type="string" calcext:value-type="string">
            <text:p>Susanna /Szymanska/</text:p>
          </table:table-cell>
          <table:table-cell office:value-type="float" office:value="18580206" calcext:value-type="float">
            <text:p>1858020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5" calcext:value-type="float">
            <text:p>105</text:p>
          </table:table-cell>
          <table:table-cell office:value-type="float" office:value="18580525" calcext:value-type="float">
            <text:p>18580525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simirus /Tydrych/ komornik</text:p>
          </table:table-cell>
          <table:table-cell office:value-type="string" calcext:value-type="string">
            <text:p>Josepha /Komassa/</text:p>
          </table:table-cell>
          <table:table-cell office:value-type="string" calcext:value-type="string">
            <text:p>Valentinus /Jozwiak/</text:p>
          </table:table-cell>
          <table:table-cell office:value-type="string" calcext:value-type="string">
            <text:p>Francisca /Tydrych/</text:p>
          </table:table-cell>
          <table:table-cell office:value-type="float" office:value="18580519" calcext:value-type="float">
            <text:p>18580519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5" calcext:value-type="float">
            <text:p>105</text:p>
          </table:table-cell>
          <table:table-cell office:value-type="float" office:value="18580520" calcext:value-type="float">
            <text:p>1858052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</text:p>
          </table:table-cell>
          <table:table-cell office:value-type="string" calcext:value-type="string">
            <text:p>Matthias /Sżynamski/ komornik</text:p>
          </table:table-cell>
          <table:table-cell office:value-type="string" calcext:value-type="string">
            <text:p>Marianna /Jozwiak/</text:p>
          </table:table-cell>
          <table:table-cell office:value-type="string" calcext:value-type="string">
            <text:p>Andreas /Frasż/</text:p>
          </table:table-cell>
          <table:table-cell office:value-type="string" calcext:value-type="string">
            <text:p>Margaretha /Rozwicka/</text:p>
          </table:table-cell>
          <table:table-cell office:value-type="float" office:value="18580519" calcext:value-type="float">
            <text:p>18580519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5" calcext:value-type="float">
            <text:p>105</text:p>
          </table:table-cell>
          <table:table-cell office:value-type="float" office:value="18580517" calcext:value-type="float">
            <text:p>1858051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Cimiński/</text:p>
          </table:table-cell>
          <table:table-cell office:value-type="string" calcext:value-type="string">
            <text:p>Catharina /Oberska/</text:p>
          </table:table-cell>
          <table:table-cell office:value-type="string" calcext:value-type="string">
            <text:p>Ignatius /Mnich/</text:p>
          </table:table-cell>
          <table:table-cell office:value-type="string" calcext:value-type="string">
            <text:p>Anastasia /Przybyłska/</text:p>
          </table:table-cell>
          <table:table-cell office:value-type="float" office:value="18580514" calcext:value-type="float">
            <text:p>1858051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5" calcext:value-type="float">
            <text:p>105</text:p>
          </table:table-cell>
          <table:table-cell office:value-type="float" office:value="18580516" calcext:value-type="float">
            <text:p>18580516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Pawlieski/</text:p>
          </table:table-cell>
          <table:table-cell office:value-type="string" calcext:value-type="string">
            <text:p>Marianna /Bucżikoska/</text:p>
          </table:table-cell>
          <table:table-cell office:value-type="string" calcext:value-type="string">
            <text:p>Joannes /Wozniak/</text:p>
          </table:table-cell>
          <table:table-cell office:value-type="string" calcext:value-type="string">
            <text:p>Josepha /Nowicka/</text:p>
          </table:table-cell>
          <table:table-cell office:value-type="float" office:value="18580514" calcext:value-type="float">
            <text:p>1858051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5" calcext:value-type="float">
            <text:p>105</text:p>
          </table:table-cell>
          <table:table-cell office:value-type="float" office:value="18580515" calcext:value-type="float">
            <text:p>18580515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Żaorski/</text:p>
          </table:table-cell>
          <table:table-cell office:value-type="string" calcext:value-type="string">
            <text:p>Zofia /Maticka/</text:p>
          </table:table-cell>
          <table:table-cell office:value-type="string" calcext:value-type="string">
            <text:p>Michael /Sżultz/</text:p>
          </table:table-cell>
          <table:table-cell office:value-type="string" calcext:value-type="string">
            <text:p>Josepha /Matorżynska/</text:p>
          </table:table-cell>
          <table:table-cell office:value-type="float" office:value="18580510" calcext:value-type="float">
            <text:p>18580510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5" calcext:value-type="float">
            <text:p>105</text:p>
          </table:table-cell>
          <table:table-cell office:value-type="float" office:value="18580429" calcext:value-type="float">
            <text:p>18580429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 /Wisotoski/ gospodarz</text:p>
          </table:table-cell>
          <table:table-cell office:value-type="string" calcext:value-type="string">
            <text:p>Carolina /Kujawa/</text:p>
          </table:table-cell>
          <table:table-cell office:value-type="string" calcext:value-type="string">
            <text:p>Michael /Przybył/</text:p>
          </table:table-cell>
          <table:table-cell office:value-type="string" calcext:value-type="string">
            <text:p>Barbara /Pioterek/</text:p>
          </table:table-cell>
          <table:table-cell office:value-type="float" office:value="18580429" calcext:value-type="float">
            <text:p>18580429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5" calcext:value-type="float">
            <text:p>105</text:p>
          </table:table-cell>
          <table:table-cell office:value-type="float" office:value="18580429" calcext:value-type="float">
            <text:p>18580429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dreas /Andrzejeski/ komornik</text:p>
          </table:table-cell>
          <table:table-cell office:value-type="string" calcext:value-type="string">
            <text:p>Hedvigis /Kacżor/</text:p>
          </table:table-cell>
          <table:table-cell office:value-type="string" calcext:value-type="string">
            <text:p>Franciscus /Ryndrzeski/</text:p>
          </table:table-cell>
          <table:table-cell office:value-type="string" calcext:value-type="string">
            <text:p>Fracnisca /Dębna/</text:p>
          </table:table-cell>
          <table:table-cell office:value-type="float" office:value="18580428" calcext:value-type="float">
            <text:p>18580428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5" calcext:value-type="float">
            <text:p>105</text:p>
          </table:table-cell>
          <table:table-cell office:value-type="float" office:value="18580425" calcext:value-type="float">
            <text:p>1858042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Andreas /Piotras/ komornik</text:p>
          </table:table-cell>
          <table:table-cell office:value-type="string" calcext:value-type="string">
            <text:p>Agnetis /Lisnieska/</text:p>
          </table:table-cell>
          <table:table-cell office:value-type="string" calcext:value-type="string">
            <text:p>Thomas /Paułaski/</text:p>
          </table:table-cell>
          <table:table-cell office:value-type="string" calcext:value-type="string">
            <text:p>Margaretha /Piotras/</text:p>
          </table:table-cell>
          <table:table-cell office:value-type="float" office:value="18580426" calcext:value-type="float">
            <text:p>18580426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5" calcext:value-type="float">
            <text:p>105</text:p>
          </table:table-cell>
          <table:table-cell office:value-type="float" office:value="18580425" calcext:value-type="float">
            <text:p>185804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</text:p>
          </table:table-cell>
          <table:table-cell office:value-type="string" calcext:value-type="string">
            <text:p>Laurentius /Gawronski/</text:p>
          </table:table-cell>
          <table:table-cell office:value-type="string" calcext:value-type="string">
            <text:p>Jospha /Jankiewicż/</text:p>
          </table:table-cell>
          <table:table-cell office:value-type="string" calcext:value-type="string">
            <text:p>Matthias /Sulski/</text:p>
          </table:table-cell>
          <table:table-cell office:value-type="string" calcext:value-type="string">
            <text:p>Antonina /Sniadecka/</text:p>
          </table:table-cell>
          <table:table-cell office:value-type="float" office:value="18580422" calcext:value-type="float">
            <text:p>1858042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5" calcext:value-type="float">
            <text:p>105</text:p>
          </table:table-cell>
          <table:table-cell office:value-type="float" office:value="18580425" calcext:value-type="float">
            <text:p>1858042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Jacobus /Plusko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Pluskota/</text:p>
          </table:table-cell>
          <table:table-cell office:value-type="string" calcext:value-type="string">
            <text:p>Agnes /Borucka/</text:p>
          </table:table-cell>
          <table:table-cell office:value-type="float" office:value="18580422" calcext:value-type="float">
            <text:p>18580422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5" calcext:value-type="float">
            <text:p>105</text:p>
          </table:table-cell>
          <table:table-cell office:value-type="float" office:value="18580418" calcext:value-type="float">
            <text:p>18580418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Christoski/ kowal</text:p>
          </table:table-cell>
          <table:table-cell office:value-type="string" calcext:value-type="string">
            <text:p>Constantia /Spychata/</text:p>
          </table:table-cell>
          <table:table-cell office:value-type="string" calcext:value-type="string">
            <text:p>Andreas /Rynarzeski/</text:p>
          </table:table-cell>
          <table:table-cell office:value-type="string" calcext:value-type="string">
            <text:p>Michalena /Wacżkoska/</text:p>
          </table:table-cell>
          <table:table-cell office:value-type="float" office:value="18580414" calcext:value-type="float">
            <text:p>1858041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5" calcext:value-type="float">
            <text:p>105</text:p>
          </table:table-cell>
          <table:table-cell office:value-type="float" office:value="18580418" calcext:value-type="float">
            <text:p>185804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Josephus /Pogadziński/ kowal</text:p>
          </table:table-cell>
          <table:table-cell office:value-type="string" calcext:value-type="string">
            <text:p>Agnetis /Komassa/</text:p>
          </table:table-cell>
          <table:table-cell office:value-type="string" calcext:value-type="string">
            <text:p>Andreas /Mnich/</text:p>
          </table:table-cell>
          <table:table-cell office:value-type="string" calcext:value-type="string">
            <text:p>Marianna /Gwid/</text:p>
          </table:table-cell>
          <table:table-cell office:value-type="float" office:value="18580414" calcext:value-type="float">
            <text:p>18580414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5" calcext:value-type="float">
            <text:p>105</text:p>
          </table:table-cell>
          <table:table-cell office:value-type="float" office:value="18580415" calcext:value-type="float">
            <text:p>18580415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ichael /Wozny/</text:p>
          </table:table-cell>
          <table:table-cell office:value-type="string" calcext:value-type="string">
            <text:p>Caecilia</text:p>
          </table:table-cell>
          <table:table-cell office:value-type="string" calcext:value-type="string">
            <text:p>Stanislaus /Putczynski/</text:p>
          </table:table-cell>
          <table:table-cell office:value-type="string" calcext:value-type="string">
            <text:p>Marianna /Pilarska/</text:p>
          </table:table-cell>
          <table:table-cell office:value-type="float" office:value="18580411" calcext:value-type="float">
            <text:p>18580411</text:p>
          </table:table-cell>
          <table:table-cell office:value-type="string" calcext:value-type="string">
            <text:p>bloźniąta</text:p>
          </table:table-cell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5" calcext:value-type="float">
            <text:p>105</text:p>
          </table:table-cell>
          <table:table-cell office:value-type="float" office:value="18580415" calcext:value-type="float">
            <text:p>18580415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Jasiecki/ kowal</text:p>
          </table:table-cell>
          <table:table-cell office:value-type="string" calcext:value-type="string">
            <text:p>Florentina /Berentz/</text:p>
          </table:table-cell>
          <table:table-cell office:value-type="string" calcext:value-type="string">
            <text:p>Celestinus /Jagielski/</text:p>
          </table:table-cell>
          <table:table-cell office:value-type="string" calcext:value-type="string">
            <text:p>Elisabeth /Marcinkoska/</text:p>
          </table:table-cell>
          <table:table-cell office:value-type="float" office:value="18580411" calcext:value-type="float">
            <text:p>18580411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5" calcext:value-type="float">
            <text:p>105</text:p>
          </table:table-cell>
          <table:table-cell office:value-type="float" office:value="18580406" calcext:value-type="float">
            <text:p>185804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Przybył/ gospodarz</text:p>
          </table:table-cell>
          <table:table-cell office:value-type="string" calcext:value-type="string">
            <text:p>Theodosia /Bartland/</text:p>
          </table:table-cell>
          <table:table-cell office:value-type="string" calcext:value-type="string">
            <text:p>Michał /Przybył/</text:p>
          </table:table-cell>
          <table:table-cell office:value-type="string" calcext:value-type="string">
            <text:p>Barbara /Pioterek/</text:p>
          </table:table-cell>
          <table:table-cell office:value-type="float" office:value="18580403" calcext:value-type="float">
            <text:p>18580403</text:p>
          </table:table-cell>
          <table:table-cell/>
        </table:table-row>
        <table:table-row table:style-name="ro1">
          <table:table-cell office:value-type="float" office:value="2152674" calcext:value-type="float">
            <text:p>2152674</text:p>
          </table:table-cell>
          <table:table-cell office:value-type="float" office:value="105" calcext:value-type="float">
            <text:p>105</text:p>
          </table:table-cell>
          <table:table-cell office:value-type="float" office:value="18580402" calcext:value-type="float">
            <text:p>18580402</text:p>
          </table:table-cell>
          <table:table-cell office:value-type="string" calcext:value-type="string">
            <text:p>Juń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ndreas /Sżafronski/ komornik</text:p>
          </table:table-cell>
          <table:table-cell office:value-type="string" calcext:value-type="string">
            <text:p>Michalena /Duszajaska/</text:p>
          </table:table-cell>
          <table:table-cell office:value-type="string" calcext:value-type="string">
            <text:p>Laurentius /Mikołajczak/</text:p>
          </table:table-cell>
          <table:table-cell office:value-type="string" calcext:value-type="string">
            <text:p>Balvina /Sżafranska/</text:p>
          </table:table-cell>
          <table:table-cell office:value-type="float" office:value="18580402" calcext:value-type="float">
            <text:p>1858040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09:46:07.4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0:02:00.716000000</meta:creation-date>
    <meta:generator>LibreOffice/5.4.3.2$Windows_x86 LibreOffice_project/92a7159f7e4af62137622921e809f8546db437e5</meta:generator>
    <dc:date>2021-07-23T12:09:54.197000000</dc:date>
    <meta:editing-duration>PT14H36M1S</meta:editing-duration>
    <meta:editing-cycles>298</meta:editing-cycles>
    <meta:document-statistic meta:table-count="1" meta:cell-count="5259" meta:object-count="0"/>
  </office:meta>
</office:document-meta>
</file>